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2.198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4.0736in"/>
    </style:style>
    <style:style style:name="co7" style:family="table-column">
      <style:table-column-properties fo:break-before="auto" style:column-width="4.3283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1.8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0"/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Fx_Add_circuit</text:p>
          </table:table-cell>
          <table:table-cell office:value-type="float" office:value="27.489" calcext:value-type="float">
            <text:p>27.489</text:p>
          </table:table-cell>
          <table:table-cell office:value-type="float" office:value="29.22" calcext:value-type="float">
            <text:p>29.22</text:p>
          </table:table-cell>
          <table:table-cell office:value-type="float" office:value="39.745" calcext:value-type="float">
            <text:p>39.745</text:p>
          </table:table-cell>
          <table:table-cell/>
          <table:table-cell office:value-type="float" office:value="507.8" calcext:value-type="float">
            <text:p>507.8</text:p>
          </table:table-cell>
          <table:table-cell office:value-type="float" office:value="516.252" calcext:value-type="float">
            <text:p>516.252</text:p>
          </table:table-cell>
          <table:table-cell office:value-type="float" office:value="556.101" calcext:value-type="float">
            <text:p>556.101</text:p>
          </table:table-cell>
          <table:table-cell table:style-name="ce3"/>
          <table:table-cell table:formula="of:=[.B1]/[.B32]" office:value-type="float" office:value="289.357894736842" calcext:value-type="float">
            <text:p>289.357894736842</text:p>
          </table:table-cell>
          <table:table-cell table:formula="of:=[.C1]/[.C32]" office:value-type="float" office:value="125.407725321888" calcext:value-type="float">
            <text:p>125.407725321888</text:p>
          </table:table-cell>
          <table:table-cell table:formula="of:=[.D1]/[.D32]" office:value-type="float" office:value="166.995798319328" calcext:value-type="float">
            <text:p>166.995798319328</text:p>
          </table:table-cell>
          <table:table-cell/>
          <table:table-cell table:formula="of:=[.F1]/[.F32]" office:value-type="float" office:value="2631.08808290155" calcext:value-type="float">
            <text:p>2631.08808290155</text:p>
          </table:table-cell>
          <table:table-cell table:formula="of:=[.G1]/[.G32]" office:value-type="float" office:value="2098.58536585366" calcext:value-type="float">
            <text:p>2098.58536585366</text:p>
          </table:table-cell>
          <table:table-cell table:formula="of:=[.H1]/[.H32]" office:value-type="float" office:value="2000.36330935252" calcext:value-type="float">
            <text:p>2000.36330935252</text:p>
          </table:table-cell>
        </table:table-row>
        <table:table-row table:style-name="ro1">
          <table:table-cell office:value-type="string" calcext:value-type="string">
            <text:p>Fx_Sub_circuit</text:p>
          </table:table-cell>
          <table:table-cell office:value-type="float" office:value="23.743" calcext:value-type="float">
            <text:p>23.743</text:p>
          </table:table-cell>
          <table:table-cell office:value-type="float" office:value="60.895" calcext:value-type="float">
            <text:p>60.895</text:p>
          </table:table-cell>
          <table:table-cell office:value-type="float" office:value="39.361" calcext:value-type="float">
            <text:p>39.361</text:p>
          </table:table-cell>
          <table:table-cell/>
          <table:table-cell office:value-type="float" office:value="527.036" calcext:value-type="float">
            <text:p>527.036</text:p>
          </table:table-cell>
          <table:table-cell office:value-type="float" office:value="465.469" calcext:value-type="float">
            <text:p>465.469</text:p>
          </table:table-cell>
          <table:table-cell office:value-type="float" office:value="562.13" calcext:value-type="float">
            <text:p>562.13</text:p>
          </table:table-cell>
          <table:table-cell table:style-name="ce3"/>
          <table:table-cell table:formula="of:=[.B2]/[.B33]" office:value-type="float" office:value="173.306569343066" calcext:value-type="float">
            <text:p>173.306569343066</text:p>
          </table:table-cell>
          <table:table-cell table:formula="of:=[.C2]/[.C33]" office:value-type="float" office:value="271.852678571429" calcext:value-type="float">
            <text:p>271.852678571429</text:p>
          </table:table-cell>
          <table:table-cell table:formula="of:=[.D2]/[.D33]" office:value-type="float" office:value="11.3990732696206" calcext:value-type="float">
            <text:p>11.3990732696206</text:p>
          </table:table-cell>
          <table:table-cell/>
          <table:table-cell table:formula="of:=[.F2]/[.F33]" office:value-type="float" office:value="1988.81509433962" calcext:value-type="float">
            <text:p>1988.81509433962</text:p>
          </table:table-cell>
          <table:table-cell table:formula="of:=[.G2]/[.G33]" office:value-type="float" office:value="1947.5690376569" calcext:value-type="float">
            <text:p>1947.5690376569</text:p>
          </table:table-cell>
          <table:table-cell table:formula="of:=[.H2]/[.H33]" office:value-type="float" office:value="1214.10367170626" calcext:value-type="float">
            <text:p>1214.10367170626</text:p>
          </table:table-cell>
        </table:table-row>
        <table:table-row table:style-name="ro1">
          <table:table-cell office:value-type="string" calcext:value-type="string">
            <text:p>Fx_Mul_circuit</text:p>
          </table:table-cell>
          <table:table-cell office:value-type="float" office:value="197.141" calcext:value-type="float">
            <text:p>197.141</text:p>
          </table:table-cell>
          <table:table-cell office:value-type="float" office:value="99.167" calcext:value-type="float">
            <text:p>99.167</text:p>
          </table:table-cell>
          <table:table-cell office:value-type="float" office:value="219.779" calcext:value-type="float">
            <text:p>219.779</text:p>
          </table:table-cell>
          <table:table-cell/>
          <table:table-cell office:value-type="float" office:value="1487.114" calcext:value-type="float">
            <text:p>1487.114</text:p>
          </table:table-cell>
          <table:table-cell office:value-type="float" office:value="1772.537" calcext:value-type="float">
            <text:p>1772.537</text:p>
          </table:table-cell>
          <table:table-cell office:value-type="float" office:value="1629.941" calcext:value-type="float">
            <text:p>1629.941</text:p>
          </table:table-cell>
          <table:table-cell table:style-name="ce3"/>
          <table:table-cell table:formula="of:=[.B3]/[.B34]" office:value-type="float" office:value="12.2806329035071" calcext:value-type="float">
            <text:p>12.2806329035071</text:p>
          </table:table-cell>
          <table:table-cell table:formula="of:=[.C3]/[.C34]" office:value-type="float" office:value="2.59334710635738" calcext:value-type="float">
            <text:p>2.59334710635738</text:p>
          </table:table-cell>
          <table:table-cell table:formula="of:=[.D3]/[.D34]" office:value-type="float" office:value="8.72000476114902" calcext:value-type="float">
            <text:p>8.72000476114902</text:p>
          </table:table-cell>
          <table:table-cell/>
          <table:table-cell table:formula="of:=[.F3]/[.F34]" office:value-type="float" office:value="2.79659920490148" calcext:value-type="float">
            <text:p>2.79659920490148</text:p>
          </table:table-cell>
          <table:table-cell table:formula="of:=[.G3]/[.G34]" office:value-type="float" office:value="4.04899582431037" calcext:value-type="float">
            <text:p>4.04899582431037</text:p>
          </table:table-cell>
          <table:table-cell table:formula="of:=[.H3]/[.H34]" office:value-type="float" office:value="3.63069990399458" calcext:value-type="float">
            <text:p>3.63069990399458</text:p>
          </table:table-cell>
        </table:table-row>
        <table:table-row table:style-name="ro1">
          <table:table-cell office:value-type="string" calcext:value-type="string">
            <text:p>Fx_Div_circuit</text:p>
          </table:table-cell>
          <table:table-cell office:value-type="float" office:value="25690.22" calcext:value-type="float">
            <text:p>25690.22</text:p>
          </table:table-cell>
          <table:table-cell office:value-type="float" office:value="21924.644" calcext:value-type="float">
            <text:p>21924.644</text:p>
          </table:table-cell>
          <table:table-cell office:value-type="float" office:value="59848.427" calcext:value-type="float">
            <text:p>59848.427</text:p>
          </table:table-cell>
          <table:table-cell/>
          <table:table-cell office:value-type="float" office:value="336749.587" calcext:value-type="float">
            <text:p>336749.587</text:p>
          </table:table-cell>
          <table:table-cell office:value-type="float" office:value="354113.671" calcext:value-type="float">
            <text:p>354113.671</text:p>
          </table:table-cell>
          <table:table-cell table:style-name="ce7" office:value-type="float" office:value="391287.068" calcext:value-type="float">
            <text:p>391287.068</text:p>
          </table:table-cell>
          <table:table-cell table:style-name="ce3"/>
          <table:table-cell table:formula="of:=[.B4]/[.B35]" office:value-type="float" office:value="117.223973899751" calcext:value-type="float">
            <text:p>117.223973899751</text:p>
          </table:table-cell>
          <table:table-cell table:formula="of:=[.C4]/[.C35]" office:value-type="float" office:value="29.0090250295387" calcext:value-type="float">
            <text:p>29.0090250295387</text:p>
          </table:table-cell>
          <table:table-cell table:formula="of:=[.D4]/[.D35]" office:value-type="float" office:value="36.2595335998696" calcext:value-type="float">
            <text:p>36.2595335998696</text:p>
          </table:table-cell>
          <table:table-cell/>
          <table:table-cell table:formula="of:=[.F4]/[.F35]" office:value-type="float" office:value="37.5488302089435" calcext:value-type="float">
            <text:p>37.5488302089435</text:p>
          </table:table-cell>
          <table:table-cell table:formula="of:=[.G4]/[.G35]" office:value-type="float" office:value="34.7223642810973" calcext:value-type="float">
            <text:p>34.7223642810973</text:p>
          </table:table-cell>
          <table:table-cell table:formula="of:=[.H4]/[.H35]" office:value-type="float" office:value="34.904289506976" calcext:value-type="float">
            <text:p>34.904289506976</text:p>
          </table:table-cell>
        </table:table-row>
        <table:table-row table:style-name="ro1">
          <table:table-cell office:value-type="string" calcext:value-type="string">
            <text:p>Fx_Lt_circuit</text:p>
          </table:table-cell>
          <table:table-cell office:value-type="float" office:value="28.634" calcext:value-type="float">
            <text:p>28.634</text:p>
          </table:table-cell>
          <table:table-cell office:value-type="float" office:value="96.864" calcext:value-type="float">
            <text:p>96.864</text:p>
          </table:table-cell>
          <table:table-cell office:value-type="float" office:value="183.173" calcext:value-type="float">
            <text:p>183.173</text:p>
          </table:table-cell>
          <table:table-cell/>
          <table:table-cell office:value-type="float" office:value="885.07" calcext:value-type="float">
            <text:p>885.07</text:p>
          </table:table-cell>
          <table:table-cell office:value-type="float" office:value="867.329" calcext:value-type="float">
            <text:p>867.329</text:p>
          </table:table-cell>
          <table:table-cell office:value-type="float" office:value="995.086" calcext:value-type="float">
            <text:p>995.086</text:p>
          </table:table-cell>
          <table:table-cell table:style-name="ce3"/>
          <table:table-cell table:formula="of:=[.B5]/[.B36]" office:value-type="float" office:value="1.48224453877213" calcext:value-type="float">
            <text:p>1.48224453877213</text:p>
          </table:table-cell>
          <table:table-cell table:formula="of:=[.C5]/[.C36]" office:value-type="float" office:value="7.4533702677747" calcext:value-type="float">
            <text:p>7.4533702677747</text:p>
          </table:table-cell>
          <table:table-cell table:formula="of:=[.D5]/[.D36]" office:value-type="float" office:value="10.0319294594447" calcext:value-type="float">
            <text:p>10.0319294594447</text:p>
          </table:table-cell>
          <table:table-cell/>
          <table:table-cell table:formula="of:=[.F5]/[.F36]" office:value-type="float" office:value="2.52725507552611" calcext:value-type="float">
            <text:p>2.52725507552611</text:p>
          </table:table-cell>
          <table:table-cell table:formula="of:=[.G5]/[.G36]" office:value-type="float" office:value="2.59149404062949" calcext:value-type="float">
            <text:p>2.59149404062949</text:p>
          </table:table-cell>
          <table:table-cell table:formula="of:=[.H5]/[.H36]" office:value-type="float" office:value="2.67248385234124" calcext:value-type="float">
            <text:p>2.67248385234124</text:p>
          </table:table-cell>
        </table:table-row>
        <table:table-row table:style-name="ro1">
          <table:table-cell office:value-type="string" calcext:value-type="string">
            <text:p>Fx_Exp2_P1045_circuit</text:p>
          </table:table-cell>
          <table:table-cell office:value-type="float" office:value="239.478" calcext:value-type="float">
            <text:p>239.478</text:p>
          </table:table-cell>
          <table:table-cell office:value-type="float" office:value="259.273" calcext:value-type="float">
            <text:p>259.273</text:p>
          </table:table-cell>
          <table:table-cell office:value-type="float" office:value="255.505" calcext:value-type="float">
            <text:p>255.505</text:p>
          </table:table-cell>
          <table:table-cell/>
          <table:table-cell office:value-type="float" office:value="4924.608" calcext:value-type="float">
            <text:p>4924.608</text:p>
          </table:table-cell>
          <table:table-cell office:value-type="float" office:value="5330.731" calcext:value-type="float">
            <text:p>5330.731</text:p>
          </table:table-cell>
          <table:table-cell office:value-type="float" office:value="5566.904" calcext:value-type="float">
            <text:p>5566.904</text:p>
          </table:table-cell>
          <table:table-cell table:style-name="ce3"/>
          <table:table-cell table:formula="of:=[.B6]/[.B37]" office:value-type="float" office:value="0.618065162182809" calcext:value-type="float">
            <text:p>0.618065162182809</text:p>
          </table:table-cell>
          <table:table-cell table:formula="of:=[.C6]/[.C37]" office:value-type="float" office:value="0.3447247499056" calcext:value-type="float">
            <text:p>0.3447247499056</text:p>
          </table:table-cell>
          <table:table-cell table:formula="of:=[.D6]/[.D37]" office:value-type="float" office:value="0.135073125731852" calcext:value-type="float">
            <text:p>0.135073125731852</text:p>
          </table:table-cell>
          <table:table-cell/>
          <table:table-cell table:formula="of:=[.F6]/[.F37]" office:value-type="float" office:value="0.365907405946138" calcext:value-type="float">
            <text:p>0.365907405946138</text:p>
          </table:table-cell>
          <table:table-cell table:formula="of:=[.G6]/[.G37]" office:value-type="float" office:value="0.376350510636904" calcext:value-type="float">
            <text:p>0.376350510636904</text:p>
          </table:table-cell>
          <table:table-cell table:formula="of:=[.H6]/[.H37]" office:value-type="float" office:value="0.338185295690338" calcext:value-type="float">
            <text:p>0.338185295690338</text:p>
          </table:table-cell>
        </table:table-row>
        <table:table-row table:style-name="ro1">
          <table:table-cell office:value-type="string" calcext:value-type="string">
            <text:p>Fx_Log2_P2508_circuit</text:p>
          </table:table-cell>
          <table:table-cell office:value-type="float" office:value="2880.337" calcext:value-type="float">
            <text:p>2880.337</text:p>
          </table:table-cell>
          <table:table-cell office:value-type="float" office:value="2898" calcext:value-type="float">
            <text:p>2898</text:p>
          </table:table-cell>
          <table:table-cell office:value-type="float" office:value="2887.243" calcext:value-type="float">
            <text:p>2887.243</text:p>
          </table:table-cell>
          <table:table-cell/>
          <table:table-cell office:value-type="float" office:value="17599.92" calcext:value-type="float">
            <text:p>17599.92</text:p>
          </table:table-cell>
          <table:table-cell office:value-type="float" office:value="19747.613" calcext:value-type="float">
            <text:p>19747.613</text:p>
          </table:table-cell>
          <table:table-cell office:value-type="float" office:value="22030.324" calcext:value-type="float">
            <text:p>22030.324</text:p>
          </table:table-cell>
          <table:table-cell table:style-name="ce3"/>
          <table:table-cell table:formula="of:=[.B7]/[.B38]" office:value-type="float" office:value="15.9046769740475" calcext:value-type="float">
            <text:p>15.9046769740475</text:p>
          </table:table-cell>
          <table:table-cell table:formula="of:=[.C7]/[.C38]" office:value-type="float" office:value="13.4392520764062" calcext:value-type="float">
            <text:p>13.4392520764062</text:p>
          </table:table-cell>
          <table:table-cell table:formula="of:=[.D7]/[.D38]" office:value-type="float" office:value="9.87007264336382" calcext:value-type="float">
            <text:p>9.87007264336382</text:p>
          </table:table-cell>
          <table:table-cell/>
          <table:table-cell table:formula="of:=[.F7]/[.F38]" office:value-type="float" office:value="4.02565911890273" calcext:value-type="float">
            <text:p>4.02565911890273</text:p>
          </table:table-cell>
          <table:table-cell table:formula="of:=[.G7]/[.G38]" office:value-type="float" office:value="4.18672395786735" calcext:value-type="float">
            <text:p>4.18672395786735</text:p>
          </table:table-cell>
          <table:table-cell table:formula="of:=[.H7]/[.H38]" office:value-type="float" office:value="3.95858408040102" calcext:value-type="float">
            <text:p>3.95858408040102</text:p>
          </table:table-cell>
        </table:table-row>
        <table:table-row table:style-name="ro1">
          <table:table-cell office:value-type="string" calcext:value-type="string">
            <text:p>Fx_Exp_circuit</text:p>
          </table:table-cell>
          <table:table-cell office:value-type="float" office:value="197.63" calcext:value-type="float">
            <text:p>197.63</text:p>
          </table:table-cell>
          <table:table-cell office:value-type="float" office:value="233.952" calcext:value-type="float">
            <text:p>233.952</text:p>
          </table:table-cell>
          <table:table-cell office:value-type="float" office:value="256.114" calcext:value-type="float">
            <text:p>256.114</text:p>
          </table:table-cell>
          <table:table-cell/>
          <table:table-cell office:value-type="float" office:value="5482.549" calcext:value-type="float">
            <text:p>5482.549</text:p>
          </table:table-cell>
          <table:table-cell office:value-type="float" office:value="5971.343" calcext:value-type="float">
            <text:p>5971.343</text:p>
          </table:table-cell>
          <table:table-cell office:value-type="float" office:value="6326.457" calcext:value-type="float">
            <text:p>6326.457</text:p>
          </table:table-cell>
          <table:table-cell table:style-name="ce3"/>
          <table:table-cell table:formula="of:=[.B8]/[.B39]" office:value-type="float" office:value="0.445092563398045" calcext:value-type="float">
            <text:p>0.445092563398045</text:p>
          </table:table-cell>
          <table:table-cell table:formula="of:=[.C8]/[.C39]" office:value-type="float" office:value="0.224227693392935" calcext:value-type="float">
            <text:p>0.224227693392935</text:p>
          </table:table-cell>
          <table:table-cell table:formula="of:=[.D8]/[.D39]" office:value-type="float" office:value="0.133051348467422" calcext:value-type="float">
            <text:p>0.133051348467422</text:p>
          </table:table-cell>
          <table:table-cell/>
          <table:table-cell table:formula="of:=[.F8]/[.F39]" office:value-type="float" office:value="0.393530876770344" calcext:value-type="float">
            <text:p>0.393530876770344</text:p>
          </table:table-cell>
          <table:table-cell table:formula="of:=[.G8]/[.G39]" office:value-type="float" office:value="0.411029990525033" calcext:value-type="float">
            <text:p>0.411029990525033</text:p>
          </table:table-cell>
          <table:table-cell table:formula="of:=[.H8]/[.H39]" office:value-type="float" office:value="0.39039301455556" calcext:value-type="float">
            <text:p>0.39039301455556</text:p>
          </table:table-cell>
        </table:table-row>
        <table:table-row table:style-name="ro1">
          <table:table-cell office:value-type="string" calcext:value-type="string">
            <text:p>Fx_Ln_circuit</text:p>
          </table:table-cell>
          <table:table-cell office:value-type="float" office:value="2010.258" calcext:value-type="float">
            <text:p>2010.258</text:p>
          </table:table-cell>
          <table:table-cell office:value-type="float" office:value="2195.85" calcext:value-type="float">
            <text:p>2195.85</text:p>
          </table:table-cell>
          <table:table-cell office:value-type="float" office:value="2885.786" calcext:value-type="float">
            <text:p>2885.786</text:p>
          </table:table-cell>
          <table:table-cell/>
          <table:table-cell office:value-type="float" office:value="18903.288" calcext:value-type="float">
            <text:p>18903.288</text:p>
          </table:table-cell>
          <table:table-cell office:value-type="float" office:value="19957.761" calcext:value-type="float">
            <text:p>19957.761</text:p>
          </table:table-cell>
          <table:table-cell office:value-type="float" office:value="22555.625" calcext:value-type="float">
            <text:p>22555.625</text:p>
          </table:table-cell>
          <table:table-cell table:style-name="ce3"/>
          <table:table-cell table:formula="of:=[.B9]/[.B40]" office:value-type="float" office:value="9.00306333581147" calcext:value-type="float">
            <text:p>9.00306333581147</text:p>
          </table:table-cell>
          <table:table-cell table:formula="of:=[.C9]/[.C40]" office:value-type="float" office:value="12.1979468719795" calcext:value-type="float">
            <text:p>12.1979468719795</text:p>
          </table:table-cell>
          <table:table-cell table:formula="of:=[.D9]/[.D40]" office:value-type="float" office:value="9.34564614746878" calcext:value-type="float">
            <text:p>9.34564614746878</text:p>
          </table:table-cell>
          <table:table-cell/>
          <table:table-cell table:formula="of:=[.F9]/[.F40]" office:value-type="float" office:value="3.88577320528546" calcext:value-type="float">
            <text:p>3.88577320528546</text:p>
          </table:table-cell>
          <table:table-cell table:formula="of:=[.G9]/[.G40]" office:value-type="float" office:value="3.95236841948918" calcext:value-type="float">
            <text:p>3.95236841948918</text:p>
          </table:table-cell>
          <table:table-cell table:formula="of:=[.H9]/[.H40]" office:value-type="float" office:value="3.99066064436547" calcext:value-type="float">
            <text:p>3.99066064436547</text:p>
          </table:table-cell>
        </table:table-row>
        <table:table-row table:style-name="ro1">
          <table:table-cell office:value-type="string" calcext:value-type="string">
            <text:p>Fx_Sqrt_circuit</text:p>
          </table:table-cell>
          <table:table-cell office:value-type="float" office:value="1277.979" calcext:value-type="float">
            <text:p>1277.979</text:p>
          </table:table-cell>
          <table:table-cell office:value-type="float" office:value="1749.132" calcext:value-type="float">
            <text:p>1749.132</text:p>
          </table:table-cell>
          <table:table-cell office:value-type="float" office:value="2022.903" calcext:value-type="float">
            <text:p>2022.903</text:p>
          </table:table-cell>
          <table:table-cell/>
          <table:table-cell office:value-type="float" office:value="19957.409" calcext:value-type="float">
            <text:p>19957.409</text:p>
          </table:table-cell>
          <table:table-cell office:value-type="float" office:value="20955.407" calcext:value-type="float">
            <text:p>20955.407</text:p>
          </table:table-cell>
          <table:table-cell office:value-type="float" office:value="23665.466" calcext:value-type="float">
            <text:p>23665.466</text:p>
          </table:table-cell>
          <table:table-cell table:style-name="ce3"/>
          <table:table-cell table:formula="of:=[.B10]/[.B41]" office:value-type="float" office:value="3.72439870955333" calcext:value-type="float">
            <text:p>3.72439870955333</text:p>
          </table:table-cell>
          <table:table-cell table:formula="of:=[.C10]/[.C41]" office:value-type="float" office:value="3.98709818599583" calcext:value-type="float">
            <text:p>3.98709818599583</text:p>
          </table:table-cell>
          <table:table-cell table:formula="of:=[.D10]/[.D41]" office:value-type="float" office:value="1.20238122126896" calcext:value-type="float">
            <text:p>1.20238122126896</text:p>
          </table:table-cell>
          <table:table-cell/>
          <table:table-cell table:formula="of:=[.F10]/[.F41]" office:value-type="float" office:value="1.84924037871726" calcext:value-type="float">
            <text:p>1.84924037871726</text:p>
          </table:table-cell>
          <table:table-cell table:formula="of:=[.G10]/[.G41]" office:value-type="float" office:value="1.81067655429803" calcext:value-type="float">
            <text:p>1.81067655429803</text:p>
          </table:table-cell>
          <table:table-cell table:formula="of:=[.H10]/[.H41]" office:value-type="float" office:value="1.78595078706316" calcext:value-type="float">
            <text:p>1.78595078706316</text:p>
          </table:table-cell>
        </table:table-row>
        <table:table-row table:style-name="ro1">
          <table:table-cell office:value-type="string" calcext:value-type="string">
            <text:p>Fx_Fx2Int_circuit</text:p>
          </table:table-cell>
          <table:table-cell office:value-type="float" office:value="64.352" calcext:value-type="float">
            <text:p>64.352</text:p>
          </table:table-cell>
          <table:table-cell office:value-type="float" office:value="15.529" calcext:value-type="float">
            <text:p>15.529</text:p>
          </table:table-cell>
          <table:table-cell office:value-type="float" office:value="17.531" calcext:value-type="float">
            <text:p>17.531</text:p>
          </table:table-cell>
          <table:table-cell/>
          <table:table-cell office:value-type="float" office:value="675.692" calcext:value-type="float">
            <text:p>675.692</text:p>
          </table:table-cell>
          <table:table-cell office:value-type="float" office:value="795.625" calcext:value-type="float">
            <text:p>795.625</text:p>
          </table:table-cell>
          <table:table-cell office:value-type="float" office:value="948.139" calcext:value-type="float">
            <text:p>948.139</text:p>
          </table:table-cell>
          <table:table-cell table:style-name="ce3"/>
          <table:table-cell table:formula="of:=[.B11]/[.B42]" office:value-type="float" office:value="1.57289858969032" calcext:value-type="float">
            <text:p>1.57289858969032</text:p>
          </table:table-cell>
          <table:table-cell table:formula="of:=[.C11]/[.C42]" office:value-type="float" office:value="0.30919480726346" calcext:value-type="float">
            <text:p>0.30919480726346</text:p>
          </table:table-cell>
          <table:table-cell table:formula="of:=[.D11]/[.D42]" office:value-type="float" office:value="0.0934383677733303" calcext:value-type="float">
            <text:p>0.0934383677733303</text:p>
          </table:table-cell>
          <table:table-cell/>
          <table:table-cell table:formula="of:=[.F11]/[.F42]" office:value-type="float" office:value="0.40872283037711" calcext:value-type="float">
            <text:p>0.40872283037711</text:p>
          </table:table-cell>
          <table:table-cell table:formula="of:=[.G11]/[.G42]" office:value-type="float" office:value="0.458926344520802" calcext:value-type="float">
            <text:p>0.458926344520802</text:p>
          </table:table-cell>
          <table:table-cell table:formula="of:=[.H11]/[.H42]" office:value-type="float" office:value="0.507913558071776" calcext:value-type="float">
            <text:p>0.507913558071776</text:p>
          </table:table-cell>
        </table:table-row>
        <table:table-row table:style-name="ro1">
          <table:table-cell office:value-type="string" calcext:value-type="string">
            <text:p>Fx_Fx2FL_circuit</text:p>
          </table:table-cell>
          <table:table-cell office:value-type="float" office:value="683.127" calcext:value-type="float">
            <text:p>683.127</text:p>
          </table:table-cell>
          <table:table-cell office:value-type="float" office:value="322.249" calcext:value-type="float">
            <text:p>322.249</text:p>
          </table:table-cell>
          <table:table-cell office:value-type="float" office:value="1271.524" calcext:value-type="float">
            <text:p>1271.524</text:p>
          </table:table-cell>
          <table:table-cell/>
          <table:table-cell office:value-type="float" office:value="10781.959" calcext:value-type="float">
            <text:p>10781.959</text:p>
          </table:table-cell>
          <table:table-cell office:value-type="float" office:value="11794.16" calcext:value-type="float">
            <text:p>11794.16</text:p>
          </table:table-cell>
          <table:table-cell office:value-type="float" office:value="12818.664" calcext:value-type="float">
            <text:p>12818.664</text:p>
          </table:table-cell>
          <table:table-cell table:style-name="ce3"/>
          <table:table-cell table:formula="of:=[.B12]/[.B43]" office:value-type="float" office:value="49.4661115133961" calcext:value-type="float">
            <text:p>49.4661115133961</text:p>
          </table:table-cell>
          <table:table-cell table:formula="of:=[.C12]/[.C43]" office:value-type="float" office:value="18.665952270621" calcext:value-type="float">
            <text:p>18.665952270621</text:p>
          </table:table-cell>
          <table:table-cell table:formula="of:=[.D12]/[.D43]" office:value-type="float" office:value="48.4482377595733" calcext:value-type="float">
            <text:p>48.4482377595733</text:p>
          </table:table-cell>
          <table:table-cell/>
          <table:table-cell table:formula="of:=[.F12]/[.F43]" office:value-type="float" office:value="32.0042001591014" calcext:value-type="float">
            <text:p>32.0042001591014</text:p>
          </table:table-cell>
          <table:table-cell table:formula="of:=[.G12]/[.G43]" office:value-type="float" office:value="34.842010729563" calcext:value-type="float">
            <text:p>34.842010729563</text:p>
          </table:table-cell>
          <table:table-cell table:formula="of:=[.H12]/[.H43]" office:value-type="float" office:value="37.5874218557572" calcext:value-type="float">
            <text:p>37.5874218557572</text:p>
          </table:table-cell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7"/>
        </table:table-row>
        <table:table-row table:style-name="ro1">
          <table:table-cell table:style-name="ce11" office:value-type="string" calcext:value-type="string">
            <text:p>Fx_Add_circuit</text:p>
          </table:table-cell>
          <table:table-cell table:style-name="ce3" office:value-type="float" office:value="0.026609" calcext:value-type="float">
            <text:p>0.026609</text:p>
          </table:table-cell>
          <table:table-cell table:style-name="ce3" office:value-type="float" office:value="0.041372" calcext:value-type="float">
            <text:p>0.041372</text:p>
          </table:table-cell>
          <table:table-cell table:style-name="ce3" office:value-type="float" office:value="0.043997" calcext:value-type="float">
            <text:p>0.043997</text:p>
          </table:table-cell>
          <table:table-cell table:style-name="ce3"/>
          <table:table-cell table:style-name="ce3" office:value-type="float" office:value="0.541576" calcext:value-type="float">
            <text:p>0.541576</text:p>
          </table:table-cell>
          <table:table-cell table:style-name="ce3" office:value-type="float" office:value="0.47817" calcext:value-type="float">
            <text:p>0.47817</text:p>
          </table:table-cell>
          <table:table-cell table:style-name="ce3" office:value-type="float" office:value="0.788243" calcext:value-type="float">
            <text:p>0.788243</text:p>
          </table:table-cell>
          <table:table-cell table:style-name="ce3"/>
          <table:table-cell table:formula="of:=[.B32]/[.B16]" office:value-type="float" office:value="3.57022060205194" calcext:value-type="float">
            <text:p>3.57022060205194</text:p>
          </table:table-cell>
          <table:table-cell table:formula="of:=[.C32]/[.C16]" office:value-type="float" office:value="5.63182828966451" calcext:value-type="float">
            <text:p>5.63182828966451</text:p>
          </table:table-cell>
          <table:table-cell table:formula="of:=[.D32]/[.D16]" office:value-type="float" office:value="5.40945973589108" calcext:value-type="float">
            <text:p>5.40945973589108</text:p>
          </table:table-cell>
          <table:table-cell/>
          <table:table-cell table:formula="of:=[.F32]/[.F16]" office:value-type="float" office:value="0.356367342718289" calcext:value-type="float">
            <text:p>0.356367342718289</text:p>
          </table:table-cell>
          <table:table-cell table:formula="of:=[.G32]/[.G16]" office:value-type="float" office:value="0.514461384026601" calcext:value-type="float">
            <text:p>0.514461384026601</text:p>
          </table:table-cell>
          <table:table-cell table:formula="of:=[.H32]/[.H16]" office:value-type="float" office:value="0.352683119291893" calcext:value-type="float">
            <text:p>0.352683119291893</text:p>
          </table:table-cell>
        </table:table-row>
        <table:table-row table:style-name="ro1">
          <table:table-cell table:style-name="ce11" office:value-type="string" calcext:value-type="string">
            <text:p>Fx_Sub_circuit</text:p>
          </table:table-cell>
          <table:table-cell table:style-name="ce3" office:value-type="float" office:value="0.009343" calcext:value-type="float">
            <text:p>0.009343</text:p>
          </table:table-cell>
          <table:table-cell table:style-name="ce3" office:value-type="float" office:value="0.012367" calcext:value-type="float">
            <text:p>0.012367</text:p>
          </table:table-cell>
          <table:table-cell table:style-name="ce3" office:value-type="float" office:value="0.041927" calcext:value-type="float">
            <text:p>0.041927</text:p>
          </table:table-cell>
          <table:table-cell table:style-name="ce3"/>
          <table:table-cell table:style-name="ce3" office:value-type="float" office:value="0.511796" calcext:value-type="float">
            <text:p>0.511796</text:p>
          </table:table-cell>
          <table:table-cell table:style-name="ce3" office:value-type="float" office:value="0.555181" calcext:value-type="float">
            <text:p>0.555181</text:p>
          </table:table-cell>
          <table:table-cell table:style-name="ce3" office:value-type="float" office:value="0.519735" calcext:value-type="float">
            <text:p>0.519735</text:p>
          </table:table-cell>
          <table:table-cell table:style-name="ce3"/>
          <table:table-cell table:formula="of:=[.B33]/[.B17]" office:value-type="float" office:value="14.6633843519212" calcext:value-type="float">
            <text:p>14.6633843519212</text:p>
          </table:table-cell>
          <table:table-cell table:formula="of:=[.C33]/[.C17]" office:value-type="float" office:value="18.1127193337107" calcext:value-type="float">
            <text:p>18.1127193337107</text:p>
          </table:table-cell>
          <table:table-cell table:formula="of:=[.D33]/[.D17]" office:value-type="float" office:value="82.3574307725332" calcext:value-type="float">
            <text:p>82.3574307725332</text:p>
          </table:table-cell>
          <table:table-cell/>
          <table:table-cell table:formula="of:=[.F33]/[.F17]" office:value-type="float" office:value="0.517784429733722" calcext:value-type="float">
            <text:p>0.517784429733722</text:p>
          </table:table-cell>
          <table:table-cell table:formula="of:=[.G33]/[.G17]" office:value-type="float" office:value="0.43049023651746" calcext:value-type="float">
            <text:p>0.43049023651746</text:p>
          </table:table-cell>
          <table:table-cell table:formula="of:=[.H33]/[.H17]" office:value-type="float" office:value="0.890838600440609" calcext:value-type="float">
            <text:p>0.890838600440609</text:p>
          </table:table-cell>
        </table:table-row>
        <table:table-row table:style-name="ro1">
          <table:table-cell table:style-name="ce11" office:value-type="string" calcext:value-type="string">
            <text:p>Fx_Mul_circuit</text:p>
          </table:table-cell>
          <table:table-cell table:style-name="ce3" office:value-type="float" office:value="0.104331" calcext:value-type="float">
            <text:p>0.104331</text:p>
          </table:table-cell>
          <table:table-cell table:style-name="ce3" office:value-type="float" office:value="0.130053" calcext:value-type="float">
            <text:p>0.130053</text:p>
          </table:table-cell>
          <table:table-cell table:style-name="ce3" office:value-type="float" office:value="0.169378" calcext:value-type="float">
            <text:p>0.169378</text:p>
          </table:table-cell>
          <table:table-cell table:style-name="ce3"/>
          <table:table-cell table:style-name="ce3" office:value-type="float" office:value="1.120415" calcext:value-type="float">
            <text:p>1.120415</text:p>
          </table:table-cell>
          <table:table-cell table:style-name="ce3" office:value-type="float" office:value="2.470883" calcext:value-type="float">
            <text:p>2.470883</text:p>
          </table:table-cell>
          <table:table-cell table:style-name="ce3" office:value-type="float" office:value="2.237052" calcext:value-type="float">
            <text:p>2.237052</text:p>
          </table:table-cell>
          <table:table-cell table:style-name="ce3"/>
          <table:table-cell table:formula="of:=[.B34]/[.B18]" office:value-type="float" office:value="153.866060902321" calcext:value-type="float">
            <text:p>153.866060902321</text:p>
          </table:table-cell>
          <table:table-cell table:formula="of:=[.C34]/[.C18]" office:value-type="float" office:value="294.026281592889" calcext:value-type="float">
            <text:p>294.026281592889</text:p>
          </table:table-cell>
          <table:table-cell table:formula="of:=[.D34]/[.D18]" office:value-type="float" office:value="148.803268429194" calcext:value-type="float">
            <text:p>148.803268429194</text:p>
          </table:table-cell>
          <table:table-cell/>
          <table:table-cell table:formula="of:=[.F34]/[.F18]" office:value-type="float" office:value="474.608069331453" calcext:value-type="float">
            <text:p>474.608069331453</text:p>
          </table:table-cell>
          <table:table-cell table:formula="of:=[.G34]/[.G18]" office:value-type="float" office:value="177.172290229849" calcext:value-type="float">
            <text:p>177.172290229849</text:p>
          </table:table-cell>
          <table:table-cell table:formula="of:=[.H34]/[.H18]" office:value-type="float" office:value="200.680627897787" calcext:value-type="float">
            <text:p>200.680627897787</text:p>
          </table:table-cell>
        </table:table-row>
        <table:table-row table:style-name="ro1">
          <table:table-cell table:style-name="ce11" office:value-type="string" calcext:value-type="string">
            <text:p>Fx_Div_circuit</text:p>
          </table:table-cell>
          <table:table-cell table:style-name="ce3" office:value-type="float" office:value="24.711594" calcext:value-type="float">
            <text:p>24.711594</text:p>
          </table:table-cell>
          <table:table-cell table:style-name="ce3" office:value-type="float" office:value="25.251911" calcext:value-type="float">
            <text:p>25.251911</text:p>
          </table:table-cell>
          <table:table-cell table:style-name="ce3" office:value-type="float" office:value="58.896211" calcext:value-type="float">
            <text:p>58.896211</text:p>
          </table:table-cell>
          <table:table-cell table:style-name="ce3"/>
          <table:table-cell table:style-name="ce3" office:value-type="float" office:value="337.733894" calcext:value-type="float">
            <text:p>337.733894</text:p>
          </table:table-cell>
          <table:table-cell table:style-name="ce3" office:value-type="float" office:value="357.785007" calcext:value-type="float">
            <text:p>357.785007</text:p>
          </table:table-cell>
          <table:table-cell table:style-name="ce3" office:value-type="float" office:value="391.939698" calcext:value-type="float">
            <text:p>391.939698</text:p>
          </table:table-cell>
          <table:table-cell table:style-name="ce3"/>
          <table:table-cell table:formula="of:=[.B35]/[.B19]" office:value-type="float" office:value="8.86850925116364" calcext:value-type="float">
            <text:p>8.86850925116364</text:p>
          </table:table-cell>
          <table:table-cell table:formula="of:=[.C35]/[.C19]" office:value-type="float" office:value="29.9298932266948" calcext:value-type="float">
            <text:p>29.9298932266948</text:p>
          </table:table-cell>
          <table:table-cell table:formula="of:=[.D35]/[.D19]" office:value-type="float" office:value="28.0248418697087" calcext:value-type="float">
            <text:p>28.0248418697087</text:p>
          </table:table-cell>
          <table:table-cell/>
          <table:table-cell table:formula="of:=[.F35]/[.F19]" office:value-type="float" office:value="26.5543706430602" calcext:value-type="float">
            <text:p>26.5543706430602</text:p>
          </table:table-cell>
          <table:table-cell table:formula="of:=[.G35]/[.G19]" office:value-type="float" office:value="28.5043582052615" calcext:value-type="float">
            <text:p>28.5043582052615</text:p>
          </table:table-cell>
          <table:table-cell table:formula="of:=[.H35]/[.H19]" office:value-type="float" office:value="28.6020682702062" calcext:value-type="float">
            <text:p>28.6020682702062</text:p>
          </table:table-cell>
        </table:table-row>
        <table:table-row table:style-name="ro1">
          <table:table-cell table:style-name="ce11" office:value-type="string" calcext:value-type="string">
            <text:p>Fx_Lt_circuit</text:p>
          </table:table-cell>
          <table:table-cell table:style-name="ce3" office:value-type="float" office:value="0.054925" calcext:value-type="float">
            <text:p>0.054925</text:p>
          </table:table-cell>
          <table:table-cell table:style-name="ce3" office:value-type="float" office:value="0.150178" calcext:value-type="float">
            <text:p>0.150178</text:p>
          </table:table-cell>
          <table:table-cell table:style-name="ce3" office:value-type="float" office:value="0.141326" calcext:value-type="float">
            <text:p>0.141326</text:p>
          </table:table-cell>
          <table:table-cell table:style-name="ce3"/>
          <table:table-cell table:style-name="ce3" office:value-type="float" office:value="0.791229" calcext:value-type="float">
            <text:p>0.791229</text:p>
          </table:table-cell>
          <table:table-cell table:style-name="ce3" office:value-type="float" office:value="0.796049" calcext:value-type="float">
            <text:p>0.796049</text:p>
          </table:table-cell>
          <table:table-cell table:style-name="ce3" office:value-type="float" office:value="0.995543" calcext:value-type="float">
            <text:p>0.995543</text:p>
          </table:table-cell>
          <table:table-cell table:style-name="ce3"/>
          <table:table-cell table:formula="of:=[.B36]/[.B20]" office:value-type="float" office:value="351.715976331361" calcext:value-type="float">
            <text:p>351.715976331361</text:p>
          </table:table-cell>
          <table:table-cell table:formula="of:=[.C36]/[.C20]" office:value-type="float" office:value="86.5373090599156" calcext:value-type="float">
            <text:p>86.5373090599156</text:p>
          </table:table-cell>
          <table:table-cell table:formula="of:=[.D36]/[.D20]" office:value-type="float" office:value="129.197741392242" calcext:value-type="float">
            <text:p>129.197741392242</text:p>
          </table:table-cell>
          <table:table-cell/>
          <table:table-cell table:formula="of:=[.F36]/[.F20]" office:value-type="float" office:value="442.615222647299" calcext:value-type="float">
            <text:p>442.615222647299</text:p>
          </table:table-cell>
          <table:table-cell table:formula="of:=[.G36]/[.G20]" office:value-type="float" office:value="420.430149400351" calcext:value-type="float">
            <text:p>420.430149400351</text:p>
          </table:table-cell>
          <table:table-cell table:formula="of:=[.H36]/[.H20]" office:value-type="float" office:value="374.011971356335" calcext:value-type="float">
            <text:p>374.011971356335</text:p>
          </table:table-cell>
        </table:table-row>
        <table:table-row table:style-name="ro1">
          <table:table-cell table:style-name="ce11" office:value-type="string" calcext:value-type="string">
            <text:p>Fx_Exp2_P1045_circuit</text:p>
          </table:table-cell>
          <table:table-cell office:value-type="float" office:value="0.213389" calcext:value-type="float">
            <text:p>0.213389</text:p>
          </table:table-cell>
          <table:table-cell office:value-type="float" office:value="0.413559" calcext:value-type="float">
            <text:p>0.413559</text:p>
          </table:table-cell>
          <table:table-cell office:value-type="float" office:value="0.467383" calcext:value-type="float">
            <text:p>0.467383</text:p>
          </table:table-cell>
          <table:table-cell/>
          <table:table-cell office:value-type="float" office:value="4.750645" calcext:value-type="float">
            <text:p>4.750645</text:p>
          </table:table-cell>
          <table:table-cell office:value-type="float" office:value="5.684653" calcext:value-type="float">
            <text:p>5.684653</text:p>
          </table:table-cell>
          <table:table-cell office:value-type="float" office:value="6.142424" calcext:value-type="float">
            <text:p>6.142424</text:p>
          </table:table-cell>
          <table:table-cell/>
          <table:table-cell table:formula="of:=[.B37]/[.B21]" office:value-type="float" office:value="1815.76369915975" calcext:value-type="float">
            <text:p>1815.76369915975</text:p>
          </table:table-cell>
          <table:table-cell table:formula="of:=[.C37]/[.C21]" office:value-type="float" office:value="1818.64256369708" calcext:value-type="float">
            <text:p>1818.64256369708</text:p>
          </table:table-cell>
          <table:table-cell table:formula="of:=[.D37]/[.D21]" office:value-type="float" office:value="4047.22679258766" calcext:value-type="float">
            <text:p>4047.22679258766</text:p>
          </table:table-cell>
          <table:table-cell/>
          <table:table-cell table:formula="of:=[.F37]/[.F21]" office:value-type="float" office:value="2833.00857041518" calcext:value-type="float">
            <text:p>2833.00857041518</text:p>
          </table:table-cell>
          <table:table-cell table:formula="of:=[.G37]/[.G21]" office:value-type="float" office:value="2491.6687087145" calcext:value-type="float">
            <text:p>2491.6687087145</text:p>
          </table:table-cell>
          <table:table-cell table:formula="of:=[.H37]/[.H21]" office:value-type="float" office:value="2679.9038946188" calcext:value-type="float">
            <text:p>2679.9038946188</text:p>
          </table:table-cell>
        </table:table-row>
        <table:table-row table:style-name="ro1">
          <table:table-cell table:style-name="ce11" office:value-type="string" calcext:value-type="string">
            <text:p>Fx_Log2_P2508_circuit</text:p>
          </table:table-cell>
          <table:table-cell office:value-type="float" office:value="2.605211" calcext:value-type="float">
            <text:p>2.605211</text:p>
          </table:table-cell>
          <table:table-cell office:value-type="float" office:value="1.799911" calcext:value-type="float">
            <text:p>1.799911</text:p>
          </table:table-cell>
          <table:table-cell office:value-type="float" office:value="1.573597" calcext:value-type="float">
            <text:p>1.573597</text:p>
          </table:table-cell>
          <table:table-cell/>
          <table:table-cell office:value-type="float" office:value="16.347448" calcext:value-type="float">
            <text:p>16.347448</text:p>
          </table:table-cell>
          <table:table-cell office:value-type="float" office:value="20.13332" calcext:value-type="float">
            <text:p>20.13332</text:p>
          </table:table-cell>
          <table:table-cell office:value-type="float" office:value="26.905053" calcext:value-type="float">
            <text:p>26.905053</text:p>
          </table:table-cell>
          <table:table-cell/>
          <table:table-cell table:formula="of:=[.B38]/[.B22]" office:value-type="float" office:value="69.5145230079253" calcext:value-type="float">
            <text:p>69.5145230079253</text:p>
          </table:table-cell>
          <table:table-cell table:formula="of:=[.C38]/[.C22]" office:value-type="float" office:value="119.804256988262" calcext:value-type="float">
            <text:p>119.804256988262</text:p>
          </table:table-cell>
          <table:table-cell table:formula="of:=[.D38]/[.D22]" office:value-type="float" office:value="185.895753487075" calcext:value-type="float">
            <text:p>185.895753487075</text:p>
          </table:table-cell>
          <table:table-cell/>
          <table:table-cell table:formula="of:=[.F38]/[.F22]" office:value-type="float" office:value="267.438379372731" calcext:value-type="float">
            <text:p>267.438379372731</text:p>
          </table:table-cell>
          <table:table-cell table:formula="of:=[.G38]/[.G22]" office:value-type="float" office:value="234.274426671806" calcext:value-type="float">
            <text:p>234.274426671806</text:p>
          </table:table-cell>
          <table:table-cell table:formula="of:=[.H38]/[.H22]" office:value-type="float" office:value="206.846015133291" calcext:value-type="float">
            <text:p>206.846015133291</text:p>
          </table:table-cell>
        </table:table-row>
        <table:table-row table:style-name="ro1">
          <table:table-cell table:style-name="ce11" office:value-type="string" calcext:value-type="string">
            <text:p>Fx_Exp_circuit</text:p>
          </table:table-cell>
          <table:table-cell office:value-type="float" office:value="0.242131" calcext:value-type="float">
            <text:p>0.242131</text:p>
          </table:table-cell>
          <table:table-cell office:value-type="float" office:value="0.35046" calcext:value-type="float">
            <text:p>0.35046</text:p>
          </table:table-cell>
          <table:table-cell office:value-type="float" office:value="0.4537" calcext:value-type="float">
            <text:p>0.4537</text:p>
          </table:table-cell>
          <table:table-cell/>
          <table:table-cell office:value-type="float" office:value="5.659773" calcext:value-type="float">
            <text:p>5.659773</text:p>
          </table:table-cell>
          <table:table-cell office:value-type="float" office:value="6.365577" calcext:value-type="float">
            <text:p>6.365577</text:p>
          </table:table-cell>
          <table:table-cell office:value-type="float" office:value="6.649956" calcext:value-type="float">
            <text:p>6.649956</text:p>
          </table:table-cell>
          <table:table-cell/>
          <table:table-cell table:formula="of:=[.B39]/[.B23]" office:value-type="float" office:value="1833.80071118527" calcext:value-type="float">
            <text:p>1833.80071118527</text:p>
          </table:table-cell>
          <table:table-cell table:formula="of:=[.C39]/[.C23]" office:value-type="float" office:value="2977.13861781658" calcext:value-type="float">
            <text:p>2977.13861781658</text:p>
          </table:table-cell>
          <table:table-cell table:formula="of:=[.D39]/[.D23]" office:value-type="float" office:value="4242.72867533613" calcext:value-type="float">
            <text:p>4242.72867533613</text:p>
          </table:table-cell>
          <table:table-cell/>
          <table:table-cell table:formula="of:=[.F39]/[.F23]" office:value-type="float" office:value="2461.52752062671" calcext:value-type="float">
            <text:p>2461.52752062671</text:p>
          </table:table-cell>
          <table:table-cell table:formula="of:=[.G39]/[.G23]" office:value-type="float" office:value="2282.23694411363" calcext:value-type="float">
            <text:p>2282.23694411363</text:p>
          </table:table-cell>
          <table:table-cell table:formula="of:=[.H39]/[.H23]" office:value-type="float" office:value="2436.91146227133" calcext:value-type="float">
            <text:p>2436.91146227133</text:p>
          </table:table-cell>
        </table:table-row>
        <table:table-row table:style-name="ro1">
          <table:table-cell table:style-name="ce11" office:value-type="string" calcext:value-type="string">
            <text:p>Fx_Ln_circuit</text:p>
          </table:table-cell>
          <table:table-cell office:value-type="float" office:value="4.351045" calcext:value-type="float">
            <text:p>4.351045</text:p>
          </table:table-cell>
          <table:table-cell office:value-type="float" office:value="3.932391" calcext:value-type="float">
            <text:p>3.932391</text:p>
          </table:table-cell>
          <table:table-cell office:value-type="float" office:value="1.695457" calcext:value-type="float">
            <text:p>1.695457</text:p>
          </table:table-cell>
          <table:table-cell/>
          <table:table-cell office:value-type="float" office:value="17.503889" calcext:value-type="float">
            <text:p>17.503889</text:p>
          </table:table-cell>
          <table:table-cell office:value-type="float" office:value="20.407315" calcext:value-type="float">
            <text:p>20.407315</text:p>
          </table:table-cell>
          <table:table-cell office:value-type="float" office:value="33.143935" calcext:value-type="float">
            <text:p>33.143935</text:p>
          </table:table-cell>
          <table:table-cell/>
          <table:table-cell table:formula="of:=[.B40]/[.B24]" office:value-type="float" office:value="51.317786876486" calcext:value-type="float">
            <text:p>51.317786876486</text:p>
          </table:table-cell>
          <table:table-cell table:formula="of:=[.C40]/[.C24]" office:value-type="float" office:value="45.778255519352" calcext:value-type="float">
            <text:p>45.778255519352</text:p>
          </table:table-cell>
          <table:table-cell table:formula="of:=[.D40]/[.D24]" office:value-type="float" office:value="182.124347594778" calcext:value-type="float">
            <text:p>182.124347594778</text:p>
          </table:table-cell>
          <table:table-cell/>
          <table:table-cell table:formula="of:=[.F40]/[.F24]" office:value-type="float" office:value="277.923551731847" calcext:value-type="float">
            <text:p>277.923551731847</text:p>
          </table:table-cell>
          <table:table-cell table:formula="of:=[.G40]/[.G24]" office:value-type="float" office:value="247.439214810964" calcext:value-type="float">
            <text:p>247.439214810964</text:p>
          </table:table-cell>
          <table:table-cell table:formula="of:=[.H40]/[.H24]" office:value-type="float" office:value="170.532044550534" calcext:value-type="float">
            <text:p>170.532044550534</text:p>
          </table:table-cell>
        </table:table-row>
        <table:table-row table:style-name="ro1">
          <table:table-cell table:style-name="ce11" office:value-type="string" calcext:value-type="string">
            <text:p>Fx_Sqrt_circuit</text:p>
          </table:table-cell>
          <table:table-cell office:value-type="float" office:value="4.615673" calcext:value-type="float">
            <text:p>4.615673</text:p>
          </table:table-cell>
          <table:table-cell office:value-type="float" office:value="3.325761" calcext:value-type="float">
            <text:p>3.325761</text:p>
          </table:table-cell>
          <table:table-cell office:value-type="float" office:value="2.112941" calcext:value-type="float">
            <text:p>2.112941</text:p>
          </table:table-cell>
          <table:table-cell/>
          <table:table-cell office:value-type="float" office:value="19.444582" calcext:value-type="float">
            <text:p>19.444582</text:p>
          </table:table-cell>
          <table:table-cell office:value-type="float" office:value="21.603979" calcext:value-type="float">
            <text:p>21.603979</text:p>
          </table:table-cell>
          <table:table-cell office:value-type="float" office:value="32.905051" calcext:value-type="float">
            <text:p>32.905051</text:p>
          </table:table-cell>
          <table:table-cell/>
          <table:table-cell table:formula="of:=[.B41]/[.B25]" office:value-type="float" office:value="74.3417048824733" calcext:value-type="float">
            <text:p>74.3417048824733</text:p>
          </table:table-cell>
          <table:table-cell table:formula="of:=[.C41]/[.C25]" office:value-type="float" office:value="131.909057806619" calcext:value-type="float">
            <text:p>131.909057806619</text:p>
          </table:table-cell>
          <table:table-cell table:formula="of:=[.D41]/[.D25]" office:value-type="float" office:value="796.242772514708" calcext:value-type="float">
            <text:p>796.242772514708</text:p>
          </table:table-cell>
          <table:table-cell/>
          <table:table-cell table:formula="of:=[.F41]/[.F25]" office:value-type="float" office:value="555.024530740748" calcext:value-type="float">
            <text:p>555.024530740748</text:p>
          </table:table-cell>
          <table:table-cell table:formula="of:=[.G41]/[.G25]" office:value-type="float" office:value="535.699789376763" calcext:value-type="float">
            <text:p>535.699789376763</text:p>
          </table:table-cell>
          <table:table-cell table:formula="of:=[.H41]/[.H25]" office:value-type="float" office:value="402.701275254064" calcext:value-type="float">
            <text:p>402.701275254064</text:p>
          </table:table-cell>
        </table:table-row>
        <table:table-row table:style-name="ro1">
          <table:table-cell table:style-name="ce11" office:value-type="string" calcext:value-type="string">
            <text:p>Fx_Fx2Int_circuit</text:p>
          </table:table-cell>
          <table:table-cell office:value-type="float" office:value="0.009507" calcext:value-type="float">
            <text:p>0.009507</text:p>
          </table:table-cell>
          <table:table-cell office:value-type="float" office:value="0.024281" calcext:value-type="float">
            <text:p>0.024281</text:p>
          </table:table-cell>
          <table:table-cell office:value-type="float" office:value="0.047899" calcext:value-type="float">
            <text:p>0.047899</text:p>
          </table:table-cell>
          <table:table-cell/>
          <table:table-cell office:value-type="float" office:value="0.620304" calcext:value-type="float">
            <text:p>0.620304</text:p>
          </table:table-cell>
          <table:table-cell office:value-type="float" office:value="0.56335" calcext:value-type="float">
            <text:p>0.56335</text:p>
          </table:table-cell>
          <table:table-cell office:value-type="float" office:value="0.804083" calcext:value-type="float">
            <text:p>0.804083</text:p>
          </table:table-cell>
          <table:table-cell/>
          <table:table-cell table:formula="of:=[.B42]/[.B26]" office:value-type="float" office:value="4303.46060797307" calcext:value-type="float">
            <text:p>4303.46060797307</text:p>
          </table:table-cell>
          <table:table-cell table:formula="of:=[.C42]/[.C26]" office:value-type="float" office:value="2068.44858119517" calcext:value-type="float">
            <text:p>2068.44858119517</text:p>
          </table:table-cell>
          <table:table-cell table:formula="of:=[.D42]/[.D26]" office:value-type="float" office:value="3917.01288127101" calcext:value-type="float">
            <text:p>3917.01288127101</text:p>
          </table:table-cell>
          <table:table-cell/>
          <table:table-cell table:formula="of:=[.F42]/[.F26]" office:value-type="float" office:value="2665.11097784312" calcext:value-type="float">
            <text:p>2665.11097784312</text:p>
          </table:table-cell>
          <table:table-cell table:formula="of:=[.G42]/[.G26]" office:value-type="float" office:value="3077.42256146268" calcext:value-type="float">
            <text:p>3077.42256146268</text:p>
          </table:table-cell>
          <table:table-cell table:formula="of:=[.H42]/[.H26]" office:value-type="float" office:value="2321.56754961863" calcext:value-type="float">
            <text:p>2321.56754961863</text:p>
          </table:table-cell>
        </table:table-row>
        <table:table-row table:style-name="ro1">
          <table:table-cell table:style-name="ce11" office:value-type="string" calcext:value-type="string">
            <text:p>Fx_Fx2FL_circuit</text:p>
          </table:table-cell>
          <table:table-cell office:value-type="float" office:value="0.246593" calcext:value-type="float">
            <text:p>0.246593</text:p>
          </table:table-cell>
          <table:table-cell office:value-type="float" office:value="0.397932" calcext:value-type="float">
            <text:p>0.397932</text:p>
          </table:table-cell>
          <table:table-cell office:value-type="float" office:value="0.548292" calcext:value-type="float">
            <text:p>0.548292</text:p>
          </table:table-cell>
          <table:table-cell/>
          <table:table-cell office:value-type="float" office:value="7.359455" calcext:value-type="float">
            <text:p>7.359455</text:p>
          </table:table-cell>
          <table:table-cell office:value-type="float" office:value="9.640231" calcext:value-type="float">
            <text:p>9.640231</text:p>
          </table:table-cell>
          <table:table-cell office:value-type="float" office:value="10.377512" calcext:value-type="float">
            <text:p>10.377512</text:p>
          </table:table-cell>
          <table:table-cell/>
          <table:table-cell table:formula="of:=[.B43]/[.B27]" office:value-type="float" office:value="56.0032117700016" calcext:value-type="float">
            <text:p>56.0032117700016</text:p>
          </table:table-cell>
          <table:table-cell table:formula="of:=[.C43]/[.C27]" office:value-type="float" office:value="43.3842968145311" calcext:value-type="float">
            <text:p>43.3842968145311</text:p>
          </table:table-cell>
          <table:table-cell table:formula="of:=[.D43]/[.D27]" office:value-type="float" office:value="47.8668300832403" calcext:value-type="float">
            <text:p>47.8668300832403</text:p>
          </table:table-cell>
          <table:table-cell/>
          <table:table-cell table:formula="of:=[.F43]/[.F27]" office:value-type="float" office:value="45.7767592844851" calcext:value-type="float">
            <text:p>45.7767592844851</text:p>
          </table:table-cell>
          <table:table-cell table:formula="of:=[.G43]/[.G27]" office:value-type="float" office:value="35.1136814045224" calcext:value-type="float">
            <text:p>35.1136814045224</text:p>
          </table:table-cell>
          <table:table-cell table:formula="of:=[.H43]/[.H27]" office:value-type="float" office:value="32.8629829577648" calcext:value-type="float">
            <text:p>32.8629829577648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style-name="ce11" office:value-type="string" calcext:value-type="string">
            <text:p>Fx_Add_agmw</text:p>
          </table:table-cell>
          <table:table-cell office:value-type="float" office:value="0.095" calcext:value-type="float">
            <text:p>0.09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float" office:value="0.193" calcext:value-type="float">
            <text:p>0.19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8" calcext:value-type="float">
            <text:p>0.278</text:p>
          </table:table-cell>
          <table:table-cell/>
          <table:table-cell table:formula="of:=[.B32]/[.A32]" office:value-type="string" office:string-value="" calcext:value-type="error">
            <text:p>#VALUE!</text:p>
          </table:table-cell>
          <table:table-cell table:formula="of:=[.C32]/[.B32]" office:value-type="float" office:value="2.45263157894737" calcext:value-type="float">
            <text:p>2.45263157894737</text:p>
          </table:table-cell>
          <table:table-cell table:formula="of:=[.D32]/[.C32]" office:value-type="float" office:value="1.02145922746781" calcext:value-type="float">
            <text:p>1.02145922746781</text:p>
          </table:table-cell>
          <table:table-cell/>
          <table:table-cell table:formula="of:=[.F32]/[.E32]" office:value-type="string" office:string-value="" calcext:value-type="error">
            <text:p>#DIV/0!</text:p>
          </table:table-cell>
          <table:table-cell table:formula="of:=[.G32]/[.F32]" office:value-type="float" office:value="1.27461139896373" calcext:value-type="float">
            <text:p>1.27461139896373</text:p>
          </table:table-cell>
          <table:table-cell table:formula="of:=[.H32]/[.G32]" office:value-type="float" office:value="1.13008130081301" calcext:value-type="float">
            <text:p>1.13008130081301</text:p>
          </table:table-cell>
        </table:table-row>
        <table:table-row table:style-name="ro1">
          <table:table-cell table:style-name="ce11" office:value-type="string" calcext:value-type="string">
            <text:p>Fx_Sub_agmw</text:p>
          </table:table-cell>
          <table:table-cell office:value-type="float" office:value="0.137" calcext:value-type="float">
            <text:p>0.137</text:p>
          </table:table-cell>
          <table:table-cell office:value-type="float" office:value="0.224" calcext:value-type="float">
            <text:p>0.224</text:p>
          </table:table-cell>
          <table:table-cell office:value-type="float" office:value="3.453" calcext:value-type="float">
            <text:p>3.453</text:p>
          </table:table-cell>
          <table:table-cell/>
          <table:table-cell office:value-type="float" office:value="0.265" calcext:value-type="float">
            <text:p>0.265</text:p>
          </table:table-cell>
          <table:table-cell office:value-type="float" office:value="0.239" calcext:value-type="float">
            <text:p>0.239</text:p>
          </table:table-cell>
          <table:table-cell office:value-type="float" office:value="0.463" calcext:value-type="float">
            <text:p>0.463</text:p>
          </table:table-cell>
          <table:table-cell/>
          <table:table-cell table:formula="of:=[.B33]/[.A33]" office:value-type="string" office:string-value="" calcext:value-type="error">
            <text:p>#VALUE!</text:p>
          </table:table-cell>
          <table:table-cell table:formula="of:=[.C33]/[.B33]" office:value-type="float" office:value="1.63503649635037" calcext:value-type="float">
            <text:p>1.63503649635037</text:p>
          </table:table-cell>
          <table:table-cell table:formula="of:=[.D33]/[.C33]" office:value-type="float" office:value="15.4151785714286" calcext:value-type="float">
            <text:p>15.4151785714286</text:p>
          </table:table-cell>
          <table:table-cell/>
          <table:table-cell table:formula="of:=[.F33]/[.E33]" office:value-type="string" office:string-value="" calcext:value-type="error">
            <text:p>#DIV/0!</text:p>
          </table:table-cell>
          <table:table-cell table:formula="of:=[.G33]/[.F33]" office:value-type="float" office:value="0.90188679245283" calcext:value-type="float">
            <text:p>0.90188679245283</text:p>
          </table:table-cell>
          <table:table-cell table:formula="of:=[.H33]/[.G33]" office:value-type="float" office:value="1.93723849372385" calcext:value-type="float">
            <text:p>1.93723849372385</text:p>
          </table:table-cell>
        </table:table-row>
        <table:table-row table:style-name="ro1">
          <table:table-cell table:style-name="ce11" office:value-type="string" calcext:value-type="string">
            <text:p>Fx_Mul_agmw</text:p>
          </table:table-cell>
          <table:table-cell office:value-type="float" office:value="16.053" calcext:value-type="float">
            <text:p>16.053</text:p>
          </table:table-cell>
          <table:table-cell office:value-type="float" office:value="38.239" calcext:value-type="float">
            <text:p>38.239</text:p>
          </table:table-cell>
          <table:table-cell office:value-type="float" office:value="25.204" calcext:value-type="float">
            <text:p>25.204</text:p>
          </table:table-cell>
          <table:table-cell/>
          <table:table-cell office:value-type="float" office:value="531.758" calcext:value-type="float">
            <text:p>531.758</text:p>
          </table:table-cell>
          <table:table-cell office:value-type="float" office:value="437.772" calcext:value-type="float">
            <text:p>437.772</text:p>
          </table:table-cell>
          <table:table-cell office:value-type="float" office:value="448.933" calcext:value-type="float">
            <text:p>448.933</text:p>
          </table:table-cell>
          <table:table-cell/>
          <table:table-cell table:formula="of:=[.B34]/[.A34]" office:value-type="string" office:string-value="" calcext:value-type="error">
            <text:p>#VALUE!</text:p>
          </table:table-cell>
          <table:table-cell table:formula="of:=[.C34]/[.B34]" office:value-type="float" office:value="2.38204696941382" calcext:value-type="float">
            <text:p>2.38204696941382</text:p>
          </table:table-cell>
          <table:table-cell table:formula="of:=[.D34]/[.C34]" office:value-type="float" office:value="0.659117654750386" calcext:value-type="float">
            <text:p>0.659117654750386</text:p>
          </table:table-cell>
          <table:table-cell/>
          <table:table-cell table:formula="of:=[.F34]/[.E34]" office:value-type="string" office:string-value="" calcext:value-type="error">
            <text:p>#DIV/0!</text:p>
          </table:table-cell>
          <table:table-cell table:formula="of:=[.G34]/[.F34]" office:value-type="float" office:value="0.823254187055014" calcext:value-type="float">
            <text:p>0.823254187055014</text:p>
          </table:table-cell>
          <table:table-cell table:formula="of:=[.H34]/[.G34]" office:value-type="float" office:value="1.02549500653308" calcext:value-type="float">
            <text:p>1.02549500653308</text:p>
          </table:table-cell>
        </table:table-row>
        <table:table-row table:style-name="ro1">
          <table:table-cell table:style-name="ce11" office:value-type="string" calcext:value-type="string">
            <text:p>Fx_Div_agmw</text:p>
          </table:table-cell>
          <table:table-cell office:value-type="float" office:value="219.155" calcext:value-type="float">
            <text:p>219.155</text:p>
          </table:table-cell>
          <table:table-cell office:value-type="float" office:value="755.787" calcext:value-type="float">
            <text:p>755.787</text:p>
          </table:table-cell>
          <table:table-cell office:value-type="float" office:value="1650.557" calcext:value-type="float">
            <text:p>1650.557</text:p>
          </table:table-cell>
          <table:table-cell/>
          <table:table-cell office:value-type="float" office:value="8968.311" calcext:value-type="float">
            <text:p>8968.311</text:p>
          </table:table-cell>
          <table:table-cell office:value-type="float" office:value="10198.432" calcext:value-type="float">
            <text:p>10198.432</text:p>
          </table:table-cell>
          <table:table-cell office:value-type="float" office:value="11210.286" calcext:value-type="float">
            <text:p>11210.286</text:p>
          </table:table-cell>
          <table:table-cell/>
          <table:table-cell table:formula="of:=[.B35]/[.A35]" office:value-type="string" office:string-value="" calcext:value-type="error">
            <text:p>#VALUE!</text:p>
          </table:table-cell>
          <table:table-cell table:formula="of:=[.C35]/[.B35]" office:value-type="float" office:value="3.44864137254455" calcext:value-type="float">
            <text:p>3.44864137254455</text:p>
          </table:table-cell>
          <table:table-cell table:formula="of:=[.D35]/[.C35]" office:value-type="float" office:value="2.183891757863" calcext:value-type="float">
            <text:p>2.183891757863</text:p>
          </table:table-cell>
          <table:table-cell/>
          <table:table-cell table:formula="of:=[.F35]/[.E35]" office:value-type="string" office:string-value="" calcext:value-type="error">
            <text:p>#DIV/0!</text:p>
          </table:table-cell>
          <table:table-cell table:formula="of:=[.G35]/[.F35]" office:value-type="float" office:value="1.13716306225331" calcext:value-type="float">
            <text:p>1.13716306225331</text:p>
          </table:table-cell>
          <table:table-cell table:formula="of:=[.H35]/[.G35]" office:value-type="float" office:value="1.09921662467328" calcext:value-type="float">
            <text:p>1.09921662467328</text:p>
          </table:table-cell>
        </table:table-row>
        <table:table-row table:style-name="ro1">
          <table:table-cell table:style-name="ce11" office:value-type="string" calcext:value-type="string">
            <text:p>Fx_Lt_agmw</text:p>
          </table:table-cell>
          <table:table-cell office:value-type="float" office:value="19.318" calcext:value-type="float">
            <text:p>19.318</text:p>
          </table:table-cell>
          <table:table-cell office:value-type="float" office:value="12.996" calcext:value-type="float">
            <text:p>12.996</text:p>
          </table:table-cell>
          <table:table-cell office:value-type="float" office:value="18.259" calcext:value-type="float">
            <text:p>18.259</text:p>
          </table:table-cell>
          <table:table-cell/>
          <table:table-cell office:value-type="float" office:value="350.21" calcext:value-type="float">
            <text:p>350.21</text:p>
          </table:table-cell>
          <table:table-cell office:value-type="float" office:value="334.683" calcext:value-type="float">
            <text:p>334.683</text:p>
          </table:table-cell>
          <table:table-cell office:value-type="float" office:value="372.345" calcext:value-type="float">
            <text:p>372.345</text:p>
          </table:table-cell>
          <table:table-cell/>
          <table:table-cell table:formula="of:=[.B36]/[.A36]" office:value-type="string" office:string-value="" calcext:value-type="error">
            <text:p>#VALUE!</text:p>
          </table:table-cell>
          <table:table-cell table:formula="of:=[.C36]/[.B36]" office:value-type="float" office:value="0.672740449321876" calcext:value-type="float">
            <text:p>0.672740449321876</text:p>
          </table:table-cell>
          <table:table-cell table:formula="of:=[.D36]/[.C36]" office:value-type="float" office:value="1.40497076023392" calcext:value-type="float">
            <text:p>1.40497076023392</text:p>
          </table:table-cell>
          <table:table-cell/>
          <table:table-cell table:formula="of:=[.F36]/[.E36]" office:value-type="string" office:string-value="" calcext:value-type="error">
            <text:p>#DIV/0!</text:p>
          </table:table-cell>
          <table:table-cell table:formula="of:=[.G36]/[.F36]" office:value-type="float" office:value="0.955663744610377" calcext:value-type="float">
            <text:p>0.955663744610377</text:p>
          </table:table-cell>
          <table:table-cell table:formula="of:=[.H36]/[.G36]" office:value-type="float" office:value="1.11253036455392" calcext:value-type="float">
            <text:p>1.11253036455392</text:p>
          </table:table-cell>
        </table:table-row>
        <table:table-row table:style-name="ro1">
          <table:table-cell table:style-name="ce11" office:value-type="string" calcext:value-type="string">
            <text:p>Fx_Exp2_P1045_agmw</text:p>
          </table:table-cell>
          <table:table-cell office:value-type="float" office:value="387.464" calcext:value-type="float">
            <text:p>387.464</text:p>
          </table:table-cell>
          <table:table-cell office:value-type="float" office:value="752.116" calcext:value-type="float">
            <text:p>752.116</text:p>
          </table:table-cell>
          <table:table-cell office:value-type="float" office:value="1891.605" calcext:value-type="float">
            <text:p>1891.605</text:p>
          </table:table-cell>
          <table:table-cell/>
          <table:table-cell office:value-type="float" office:value="13458.618" calcext:value-type="float">
            <text:p>13458.618</text:p>
          </table:table-cell>
          <table:table-cell office:value-type="float" office:value="14164.272" calcext:value-type="float">
            <text:p>14164.272</text:p>
          </table:table-cell>
          <table:table-cell office:value-type="float" office:value="16461.106" calcext:value-type="float">
            <text:p>16461.106</text:p>
          </table:table-cell>
          <table:table-cell/>
          <table:table-cell table:formula="of:=[.B37]/[.A37]" office:value-type="string" office:string-value="" calcext:value-type="error">
            <text:p>#VALUE!</text:p>
          </table:table-cell>
          <table:table-cell table:formula="of:=[.C37]/[.B37]" office:value-type="float" office:value="1.94112485288956" calcext:value-type="float">
            <text:p>1.94112485288956</text:p>
          </table:table-cell>
          <table:table-cell table:formula="of:=[.D37]/[.C37]" office:value-type="float" office:value="2.51504422190194" calcext:value-type="float">
            <text:p>2.51504422190194</text:p>
          </table:table-cell>
          <table:table-cell/>
          <table:table-cell table:formula="of:=[.F37]/[.E37]" office:value-type="string" office:string-value="" calcext:value-type="error">
            <text:p>#DIV/0!</text:p>
          </table:table-cell>
          <table:table-cell table:formula="of:=[.G37]/[.F37]" office:value-type="float" office:value="1.05243138634294" calcext:value-type="float">
            <text:p>1.05243138634294</text:p>
          </table:table-cell>
          <table:table-cell table:formula="of:=[.H37]/[.G37]" office:value-type="float" office:value="1.16215686905758" calcext:value-type="float">
            <text:p>1.16215686905758</text:p>
          </table:table-cell>
        </table:table-row>
        <table:table-row table:style-name="ro1">
          <table:table-cell table:style-name="ce11" office:value-type="string" calcext:value-type="string">
            <text:p>Fx_Log2_P2508_agmw</text:p>
          </table:table-cell>
          <table:table-cell office:value-type="float" office:value="181.1" calcext:value-type="float">
            <text:p>181.1</text:p>
          </table:table-cell>
          <table:table-cell office:value-type="float" office:value="215.637" calcext:value-type="float">
            <text:p>215.637</text:p>
          </table:table-cell>
          <table:table-cell office:value-type="float" office:value="292.525" calcext:value-type="float">
            <text:p>292.525</text:p>
          </table:table-cell>
          <table:table-cell/>
          <table:table-cell office:value-type="float" office:value="4371.935" calcext:value-type="float">
            <text:p>4371.935</text:p>
          </table:table-cell>
          <table:table-cell office:value-type="float" office:value="4716.722" calcext:value-type="float">
            <text:p>4716.722</text:p>
          </table:table-cell>
          <table:table-cell office:value-type="float" office:value="5565.203" calcext:value-type="float">
            <text:p>5565.203</text:p>
          </table:table-cell>
          <table:table-cell/>
          <table:table-cell table:formula="of:=[.B38]/[.A38]" office:value-type="string" office:string-value="" calcext:value-type="error">
            <text:p>#VALUE!</text:p>
          </table:table-cell>
          <table:table-cell table:formula="of:=[.C38]/[.B38]" office:value-type="float" office:value="1.19070679182772" calcext:value-type="float">
            <text:p>1.19070679182772</text:p>
          </table:table-cell>
          <table:table-cell table:formula="of:=[.D38]/[.C38]" office:value-type="float" office:value="1.35656218552475" calcext:value-type="float">
            <text:p>1.35656218552475</text:p>
          </table:table-cell>
          <table:table-cell/>
          <table:table-cell table:formula="of:=[.F38]/[.E38]" office:value-type="string" office:string-value="" calcext:value-type="error">
            <text:p>#DIV/0!</text:p>
          </table:table-cell>
          <table:table-cell table:formula="of:=[.G38]/[.F38]" office:value-type="float" office:value="1.07886370680259" calcext:value-type="float">
            <text:p>1.07886370680259</text:p>
          </table:table-cell>
          <table:table-cell table:formula="of:=[.H38]/[.G38]" office:value-type="float" office:value="1.17988785431917" calcext:value-type="float">
            <text:p>1.17988785431917</text:p>
          </table:table-cell>
        </table:table-row>
        <table:table-row table:style-name="ro1">
          <table:table-cell table:style-name="ce11" office:value-type="string" calcext:value-type="string">
            <text:p>Fx_Exp_agmw</text:p>
          </table:table-cell>
          <table:table-cell office:value-type="float" office:value="444.02" calcext:value-type="float">
            <text:p>444.02</text:p>
          </table:table-cell>
          <table:table-cell office:value-type="float" office:value="1043.368" calcext:value-type="float">
            <text:p>1043.368</text:p>
          </table:table-cell>
          <table:table-cell office:value-type="float" office:value="1924.926" calcext:value-type="float">
            <text:p>1924.926</text:p>
          </table:table-cell>
          <table:table-cell/>
          <table:table-cell office:value-type="float" office:value="13931.687" calcext:value-type="float">
            <text:p>13931.687</text:p>
          </table:table-cell>
          <table:table-cell office:value-type="float" office:value="14527.755" calcext:value-type="float">
            <text:p>14527.755</text:p>
          </table:table-cell>
          <table:table-cell office:value-type="float" office:value="16205.354" calcext:value-type="float">
            <text:p>16205.354</text:p>
          </table:table-cell>
          <table:table-cell/>
          <table:table-cell table:formula="of:=[.B39]/[.A39]" office:value-type="string" office:string-value="" calcext:value-type="error">
            <text:p>#VALUE!</text:p>
          </table:table-cell>
          <table:table-cell table:formula="of:=[.C39]/[.B39]" office:value-type="float" office:value="2.34982208008648" calcext:value-type="float">
            <text:p>2.34982208008648</text:p>
          </table:table-cell>
          <table:table-cell table:formula="of:=[.D39]/[.C39]" office:value-type="float" office:value="1.84491569609189" calcext:value-type="float">
            <text:p>1.84491569609189</text:p>
          </table:table-cell>
          <table:table-cell/>
          <table:table-cell table:formula="of:=[.F39]/[.E39]" office:value-type="string" office:string-value="" calcext:value-type="error">
            <text:p>#DIV/0!</text:p>
          </table:table-cell>
          <table:table-cell table:formula="of:=[.G39]/[.F39]" office:value-type="float" office:value="1.04278505539207" calcext:value-type="float">
            <text:p>1.04278505539207</text:p>
          </table:table-cell>
          <table:table-cell table:formula="of:=[.H39]/[.G39]" office:value-type="float" office:value="1.11547544682575" calcext:value-type="float">
            <text:p>1.11547544682575</text:p>
          </table:table-cell>
        </table:table-row>
        <table:table-row table:style-name="ro1">
          <table:table-cell table:style-name="ce11" office:value-type="string" calcext:value-type="string">
            <text:p>Fx_Ln_agmw</text:p>
          </table:table-cell>
          <table:table-cell office:value-type="float" office:value="223.286" calcext:value-type="float">
            <text:p>223.286</text:p>
          </table:table-cell>
          <table:table-cell office:value-type="float" office:value="180.018" calcext:value-type="float">
            <text:p>180.018</text:p>
          </table:table-cell>
          <table:table-cell office:value-type="float" office:value="308.784" calcext:value-type="float">
            <text:p>308.784</text:p>
          </table:table-cell>
          <table:table-cell/>
          <table:table-cell office:value-type="float" office:value="4864.743" calcext:value-type="float">
            <text:p>4864.743</text:p>
          </table:table-cell>
          <table:table-cell office:value-type="float" office:value="5049.57" calcext:value-type="float">
            <text:p>5049.57</text:p>
          </table:table-cell>
          <table:table-cell office:value-type="float" office:value="5652.103" calcext:value-type="float">
            <text:p>5652.103</text:p>
          </table:table-cell>
          <table:table-cell/>
          <table:table-cell table:formula="of:=[.B40]/[.A40]" office:value-type="string" office:string-value="" calcext:value-type="error">
            <text:p>#VALUE!</text:p>
          </table:table-cell>
          <table:table-cell table:formula="of:=[.C40]/[.B40]" office:value-type="float" office:value="0.806221617118852" calcext:value-type="float">
            <text:p>0.806221617118852</text:p>
          </table:table-cell>
          <table:table-cell table:formula="of:=[.D40]/[.C40]" office:value-type="float" office:value="1.71529513715295" calcext:value-type="float">
            <text:p>1.71529513715295</text:p>
          </table:table-cell>
          <table:table-cell/>
          <table:table-cell table:formula="of:=[.F40]/[.E40]" office:value-type="string" office:string-value="" calcext:value-type="error">
            <text:p>#DIV/0!</text:p>
          </table:table-cell>
          <table:table-cell table:formula="of:=[.G40]/[.F40]" office:value-type="float" office:value="1.03799316839553" calcext:value-type="float">
            <text:p>1.03799316839553</text:p>
          </table:table-cell>
          <table:table-cell table:formula="of:=[.H40]/[.G40]" office:value-type="float" office:value="1.11932362557604" calcext:value-type="float">
            <text:p>1.11932362557604</text:p>
          </table:table-cell>
        </table:table-row>
        <table:table-row table:style-name="ro1">
          <table:table-cell table:style-name="ce11" office:value-type="string" calcext:value-type="string">
            <text:p>Fx_Sqrt_agmw</text:p>
          </table:table-cell>
          <table:table-cell office:value-type="float" office:value="343.137" calcext:value-type="float">
            <text:p>343.137</text:p>
          </table:table-cell>
          <table:table-cell office:value-type="float" office:value="438.698" calcext:value-type="float">
            <text:p>438.698</text:p>
          </table:table-cell>
          <table:table-cell office:value-type="float" office:value="1682.414" calcext:value-type="float">
            <text:p>1682.414</text:p>
          </table:table-cell>
          <table:table-cell/>
          <table:table-cell office:value-type="float" office:value="10792.22" calcext:value-type="float">
            <text:p>10792.22</text:p>
          </table:table-cell>
          <table:table-cell office:value-type="float" office:value="11573.247" calcext:value-type="float">
            <text:p>11573.247</text:p>
          </table:table-cell>
          <table:table-cell office:value-type="float" office:value="13250.906" calcext:value-type="float">
            <text:p>13250.906</text:p>
          </table:table-cell>
          <table:table-cell/>
          <table:table-cell table:formula="of:=[.B41]/[.A41]" office:value-type="string" office:string-value="" calcext:value-type="error">
            <text:p>#VALUE!</text:p>
          </table:table-cell>
          <table:table-cell table:formula="of:=[.C41]/[.B41]" office:value-type="float" office:value="1.27849226402282" calcext:value-type="float">
            <text:p>1.27849226402282</text:p>
          </table:table-cell>
          <table:table-cell table:formula="of:=[.D41]/[.C41]" office:value-type="float" office:value="3.83501634381739" calcext:value-type="float">
            <text:p>3.83501634381739</text:p>
          </table:table-cell>
          <table:table-cell/>
          <table:table-cell table:formula="of:=[.F41]/[.E41]" office:value-type="string" office:string-value="" calcext:value-type="error">
            <text:p>#DIV/0!</text:p>
          </table:table-cell>
          <table:table-cell table:formula="of:=[.G41]/[.F41]" office:value-type="float" office:value="1.0723694476206" calcext:value-type="float">
            <text:p>1.0723694476206</text:p>
          </table:table-cell>
          <table:table-cell table:formula="of:=[.H41]/[.G41]" office:value-type="float" office:value="1.14496009633252" calcext:value-type="float">
            <text:p>1.14496009633252</text:p>
          </table:table-cell>
        </table:table-row>
        <table:table-row table:style-name="ro1">
          <table:table-cell table:style-name="ce11" office:value-type="string" calcext:value-type="string">
            <text:p>Fx_Fx2FL_agmw</text:p>
          </table:table-cell>
          <table:table-cell office:value-type="float" office:value="40.913" calcext:value-type="float">
            <text:p>40.913</text:p>
          </table:table-cell>
          <table:table-cell office:value-type="float" office:value="50.224" calcext:value-type="float">
            <text:p>50.224</text:p>
          </table:table-cell>
          <table:table-cell office:value-type="float" office:value="187.621" calcext:value-type="float">
            <text:p>187.621</text:p>
          </table:table-cell>
          <table:table-cell/>
          <table:table-cell office:value-type="float" office:value="1653.179" calcext:value-type="float">
            <text:p>1653.179</text:p>
          </table:table-cell>
          <table:table-cell office:value-type="float" office:value="1733.666" calcext:value-type="float">
            <text:p>1733.666</text:p>
          </table:table-cell>
          <table:table-cell office:value-type="float" office:value="1866.733" calcext:value-type="float">
            <text:p>1866.733</text:p>
          </table:table-cell>
          <table:table-cell/>
          <table:table-cell table:formula="of:=[.B42]/[.A42]" office:value-type="string" office:string-value="" calcext:value-type="error">
            <text:p>#VALUE!</text:p>
          </table:table-cell>
          <table:table-cell table:formula="of:=[.C42]/[.B42]" office:value-type="float" office:value="1.22758047564344" calcext:value-type="float">
            <text:p>1.22758047564344</text:p>
          </table:table-cell>
          <table:table-cell table:formula="of:=[.D42]/[.C42]" office:value-type="float" office:value="3.73568413507486" calcext:value-type="float">
            <text:p>3.73568413507486</text:p>
          </table:table-cell>
          <table:table-cell/>
          <table:table-cell table:formula="of:=[.F42]/[.E42]" office:value-type="string" office:string-value="" calcext:value-type="error">
            <text:p>#DIV/0!</text:p>
          </table:table-cell>
          <table:table-cell table:formula="of:=[.G42]/[.F42]" office:value-type="float" office:value="1.04868619792533" calcext:value-type="float">
            <text:p>1.04868619792533</text:p>
          </table:table-cell>
          <table:table-cell table:formula="of:=[.H42]/[.G42]" office:value-type="float" office:value="1.07675469208025" calcext:value-type="float">
            <text:p>1.07675469208025</text:p>
          </table:table-cell>
        </table:table-row>
        <table:table-row table:style-name="ro1">
          <table:table-cell table:style-name="ce5" office:value-type="string" calcext:value-type="string">
            <text:p>Fx_Fx2Int_agmw</text:p>
          </table:table-cell>
          <table:table-cell office:value-type="float" office:value="13.81" calcext:value-type="float">
            <text:p>13.81</text:p>
          </table:table-cell>
          <table:table-cell office:value-type="float" office:value="17.264" calcext:value-type="float">
            <text:p>17.264</text:p>
          </table:table-cell>
          <table:table-cell office:value-type="float" office:value="26.245" calcext:value-type="float">
            <text:p>26.245</text:p>
          </table:table-cell>
          <table:table-cell/>
          <table:table-cell office:value-type="float" office:value="336.892" calcext:value-type="float">
            <text:p>336.892</text:p>
          </table:table-cell>
          <table:table-cell office:value-type="float" office:value="338.504" calcext:value-type="float">
            <text:p>338.504</text:p>
          </table:table-cell>
          <table:table-cell office:value-type="float" office:value="341.036" calcext:value-type="float">
            <text:p>341.036</text:p>
          </table:table-cell>
          <table:table-cell/>
          <table:table-cell table:formula="of:=[.B43]/[.A43]" office:value-type="string" office:string-value="" calcext:value-type="error">
            <text:p>#VALUE!</text:p>
          </table:table-cell>
          <table:table-cell table:formula="of:=[.C43]/[.B43]" office:value-type="float" office:value="1.25010861694424" calcext:value-type="float">
            <text:p>1.25010861694424</text:p>
          </table:table-cell>
          <table:table-cell table:formula="of:=[.D43]/[.C43]" office:value-type="float" office:value="1.52021547729379" calcext:value-type="float">
            <text:p>1.52021547729379</text:p>
          </table:table-cell>
          <table:table-cell/>
          <table:table-cell table:formula="of:=[.F43]/[.E43]" office:value-type="string" office:string-value="" calcext:value-type="error">
            <text:p>#DIV/0!</text:p>
          </table:table-cell>
          <table:table-cell table:formula="of:=[.G43]/[.F43]" office:value-type="float" office:value="1.00478491623428" calcext:value-type="float">
            <text:p>1.00478491623428</text:p>
          </table:table-cell>
          <table:table-cell table:formula="of:=[.H43]/[.G43]" office:value-type="float" office:value="1.00747997069459" calcext:value-type="float">
            <text:p>1.00747997069459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L_Add_circuit</text:p>
          </table:table-cell>
          <table:table-cell office:value-type="float" office:value="158.901" calcext:value-type="float">
            <text:p>158.901</text:p>
          </table:table-cell>
          <table:table-cell office:value-type="float" office:value="175.472" calcext:value-type="float">
            <text:p>175.472</text:p>
          </table:table-cell>
          <table:table-cell office:value-type="float" office:value="266.469" calcext:value-type="float">
            <text:p>266.469</text:p>
          </table:table-cell>
          <table:table-cell/>
          <table:table-cell office:value-type="float" office:value="4976.428" calcext:value-type="float">
            <text:p>4976.428</text:p>
          </table:table-cell>
          <table:table-cell office:value-type="float" office:value="5665.708" calcext:value-type="float">
            <text:p>5665.708</text:p>
          </table:table-cell>
          <table:table-cell office:value-type="float" office:value="5780.944" calcext:value-type="float">
            <text:p>5780.944</text:p>
          </table:table-cell>
          <table:table-cell/>
          <table:table-cell table:formula="of:=[.B83]/[.B47]" office:value-type="float" office:value="1.36555465352641" calcext:value-type="float">
            <text:p>1.36555465352641</text:p>
          </table:table-cell>
          <table:table-cell table:formula="of:=[.C83]/[.C47]" office:value-type="float" office:value="1.44322740950123" calcext:value-type="float">
            <text:p>1.44322740950123</text:p>
          </table:table-cell>
          <table:table-cell table:formula="of:=[.D83]/[.D47]" office:value-type="float" office:value="1.77911877178959" calcext:value-type="float">
            <text:p>1.77911877178959</text:p>
          </table:table-cell>
          <table:table-cell table:formula="of:=[.E83]/[.E47]" office:value-type="string" office:string-value="" calcext:value-type="error">
            <text:p>#DIV/0!</text:p>
          </table:table-cell>
          <table:table-cell table:formula="of:=[.F83]/[.F47]" office:value-type="float" office:value="0.980203873139529" calcext:value-type="float">
            <text:p>0.980203873139529</text:p>
          </table:table-cell>
          <table:table-cell table:formula="of:=[.G83]/[.G47]" office:value-type="float" office:value="0.960178674933477" calcext:value-type="float">
            <text:p>0.960178674933477</text:p>
          </table:table-cell>
          <table:table-cell table:formula="of:=[.H83]/[.H47]" office:value-type="float" office:value="1.0496412004683" calcext:value-type="float">
            <text:p>1.0496412004683</text:p>
          </table:table-cell>
        </table:table-row>
        <table:table-row table:style-name="ro1">
          <table:table-cell office:value-type="string" calcext:value-type="string">
            <text:p>FL_Sub_circuit</text:p>
          </table:table-cell>
          <table:table-cell office:value-type="float" office:value="151.375" calcext:value-type="float">
            <text:p>151.375</text:p>
          </table:table-cell>
          <table:table-cell office:value-type="float" office:value="167.185" calcext:value-type="float">
            <text:p>167.185</text:p>
          </table:table-cell>
          <table:table-cell office:value-type="float" office:value="252.308" calcext:value-type="float">
            <text:p>252.308</text:p>
          </table:table-cell>
          <table:table-cell/>
          <table:table-cell office:value-type="float" office:value="5053.173" calcext:value-type="float">
            <text:p>5053.173</text:p>
          </table:table-cell>
          <table:table-cell office:value-type="float" office:value="5599.27" calcext:value-type="float">
            <text:p>5599.27</text:p>
          </table:table-cell>
          <table:table-cell office:value-type="float" office:value="5970.802" calcext:value-type="float">
            <text:p>5970.802</text:p>
          </table:table-cell>
          <table:table-cell/>
          <table:table-cell table:formula="of:=[.B84]/[.B48]" office:value-type="float" office:value="1.43109496284063" calcext:value-type="float">
            <text:p>1.43109496284063</text:p>
          </table:table-cell>
          <table:table-cell table:formula="of:=[.C84]/[.C48]" office:value-type="float" office:value="1.88308759757155" calcext:value-type="float">
            <text:p>1.88308759757155</text:p>
          </table:table-cell>
          <table:table-cell table:formula="of:=[.D84]/[.D48]" office:value-type="float" office:value="1.94834091665742" calcext:value-type="float">
            <text:p>1.94834091665742</text:p>
          </table:table-cell>
          <table:table-cell table:formula="of:=[.E84]/[.E48]" office:value-type="string" office:string-value="" calcext:value-type="error">
            <text:p>#DIV/0!</text:p>
          </table:table-cell>
          <table:table-cell table:formula="of:=[.F84]/[.F48]" office:value-type="float" office:value="0.989510353197882" calcext:value-type="float">
            <text:p>0.989510353197882</text:p>
          </table:table-cell>
          <table:table-cell table:formula="of:=[.G84]/[.G48]" office:value-type="float" office:value="0.956725073089885" calcext:value-type="float">
            <text:p>0.956725073089885</text:p>
          </table:table-cell>
          <table:table-cell table:formula="of:=[.H84]/[.H48]" office:value-type="float" office:value="1.02386630807721" calcext:value-type="float">
            <text:p>1.02386630807721</text:p>
          </table:table-cell>
        </table:table-row>
        <table:table-row table:style-name="ro1">
          <table:table-cell office:value-type="string" calcext:value-type="string">
            <text:p>FL_Mul_circuit</text:p>
          </table:table-cell>
          <table:table-cell office:value-type="float" office:value="166.464" calcext:value-type="float">
            <text:p>166.464</text:p>
          </table:table-cell>
          <table:table-cell office:value-type="float" office:value="178.799" calcext:value-type="float">
            <text:p>178.799</text:p>
          </table:table-cell>
          <table:table-cell office:value-type="float" office:value="222.598" calcext:value-type="float">
            <text:p>222.598</text:p>
          </table:table-cell>
          <table:table-cell/>
          <table:table-cell office:value-type="float" office:value="6759.474" calcext:value-type="float">
            <text:p>6759.474</text:p>
          </table:table-cell>
          <table:table-cell office:value-type="float" office:value="7278.221" calcext:value-type="float">
            <text:p>7278.221</text:p>
          </table:table-cell>
          <table:table-cell office:value-type="float" office:value="7671.795" calcext:value-type="float">
            <text:p>7671.795</text:p>
          </table:table-cell>
          <table:table-cell/>
          <table:table-cell table:formula="of:=[.B85]/[.B49]" office:value-type="float" office:value="0.32046568627451" calcext:value-type="float">
            <text:p>0.32046568627451</text:p>
          </table:table-cell>
          <table:table-cell table:formula="of:=[.C85]/[.C49]" office:value-type="float" office:value="0.419873712940229" calcext:value-type="float">
            <text:p>0.419873712940229</text:p>
          </table:table-cell>
          <table:table-cell table:formula="of:=[.D85]/[.D49]" office:value-type="float" office:value="0.378588307172571" calcext:value-type="float">
            <text:p>0.378588307172571</text:p>
          </table:table-cell>
          <table:table-cell table:formula="of:=[.E85]/[.E49]" office:value-type="string" office:string-value="" calcext:value-type="error">
            <text:p>#DIV/0!</text:p>
          </table:table-cell>
          <table:table-cell table:formula="of:=[.F85]/[.F49]" office:value-type="float" office:value="0.184647651577623" calcext:value-type="float">
            <text:p>0.184647651577623</text:p>
          </table:table-cell>
          <table:table-cell table:formula="of:=[.G85]/[.G49]" office:value-type="float" office:value="0.173628006074561" calcext:value-type="float">
            <text:p>0.173628006074561</text:p>
          </table:table-cell>
          <table:table-cell table:formula="of:=[.H85]/[.H49]" office:value-type="float" office:value="0.202458485921482" calcext:value-type="float">
            <text:p>0.202458485921482</text:p>
          </table:table-cell>
        </table:table-row>
        <table:table-row table:style-name="ro1">
          <table:table-cell office:value-type="string" calcext:value-type="string">
            <text:p>FL_Div_circuit</text:p>
          </table:table-cell>
          <table:table-cell office:value-type="float" office:value="1418.622" calcext:value-type="float">
            <text:p>1418.622</text:p>
          </table:table-cell>
          <table:table-cell office:value-type="float" office:value="1659.292" calcext:value-type="float">
            <text:p>1659.292</text:p>
          </table:table-cell>
          <table:table-cell office:value-type="float" office:value="1882.863" calcext:value-type="float">
            <text:p>1882.863</text:p>
          </table:table-cell>
          <table:table-cell/>
          <table:table-cell office:value-type="float" office:value="74821.418" calcext:value-type="float">
            <text:p>74821.418</text:p>
          </table:table-cell>
          <table:table-cell office:value-type="float" office:value="89112.859" calcext:value-type="float">
            <text:p>89112.859</text:p>
          </table:table-cell>
          <table:table-cell office:value-type="float" office:value="100660.429" calcext:value-type="float">
            <text:p>100660.429</text:p>
          </table:table-cell>
          <table:table-cell/>
          <table:table-cell table:formula="of:=[.B86]/[.B50]" office:value-type="float" office:value="0.0873580136216695" calcext:value-type="float">
            <text:p>0.0873580136216695</text:p>
          </table:table-cell>
          <table:table-cell table:formula="of:=[.C86]/[.C50]" office:value-type="float" office:value="0.101750023504" calcext:value-type="float">
            <text:p>0.101750023504</text:p>
          </table:table-cell>
          <table:table-cell table:formula="of:=[.D86]/[.D50]" office:value-type="float" office:value="0.160058910287153" calcext:value-type="float">
            <text:p>0.160058910287153</text:p>
          </table:table-cell>
          <table:table-cell table:formula="of:=[.E86]/[.E50]" office:value-type="string" office:string-value="" calcext:value-type="error">
            <text:p>#DIV/0!</text:p>
          </table:table-cell>
          <table:table-cell table:formula="of:=[.F86]/[.F50]" office:value-type="float" office:value="0.0424156890477537" calcext:value-type="float">
            <text:p>0.0424156890477537</text:p>
          </table:table-cell>
          <table:table-cell table:formula="of:=[.G86]/[.G50]" office:value-type="float" office:value="0.0375268960902713" calcext:value-type="float">
            <text:p>0.0375268960902713</text:p>
          </table:table-cell>
          <table:table-cell table:formula="of:=[.H86]/[.H50]" office:value-type="float" office:value="0.0346296259079126" calcext:value-type="float">
            <text:p>0.0346296259079126</text:p>
          </table:table-cell>
        </table:table-row>
        <table:table-row table:style-name="ro1">
          <table:table-cell office:value-type="string" calcext:value-type="string">
            <text:p>FL_Lt_circuit</text:p>
          </table:table-cell>
          <table:table-cell office:value-type="float" office:value="47.084" calcext:value-type="float">
            <text:p>47.084</text:p>
          </table:table-cell>
          <table:table-cell office:value-type="float" office:value="52.421" calcext:value-type="float">
            <text:p>52.421</text:p>
          </table:table-cell>
          <table:table-cell office:value-type="float" office:value="132.525" calcext:value-type="float">
            <text:p>132.525</text:p>
          </table:table-cell>
          <table:table-cell/>
          <table:table-cell office:value-type="float" office:value="1638.127" calcext:value-type="float">
            <text:p>1638.127</text:p>
          </table:table-cell>
          <table:table-cell office:value-type="float" office:value="1751.989" calcext:value-type="float">
            <text:p>1751.989</text:p>
          </table:table-cell>
          <table:table-cell office:value-type="float" office:value="1840.564" calcext:value-type="float">
            <text:p>1840.564</text:p>
          </table:table-cell>
          <table:table-cell/>
          <table:table-cell table:formula="of:=[.B87]/[.B51]" office:value-type="float" office:value="1.40245093874777" calcext:value-type="float">
            <text:p>1.40245093874777</text:p>
          </table:table-cell>
          <table:table-cell table:formula="of:=[.C87]/[.C51]" office:value-type="float" office:value="1.60916426622918" calcext:value-type="float">
            <text:p>1.60916426622918</text:p>
          </table:table-cell>
          <table:table-cell table:formula="of:=[.D87]/[.D51]" office:value-type="float" office:value="1.4921939256744" calcext:value-type="float">
            <text:p>1.4921939256744</text:p>
          </table:table-cell>
          <table:table-cell table:formula="of:=[.E87]/[.E51]" office:value-type="string" office:string-value="" calcext:value-type="error">
            <text:p>#DIV/0!</text:p>
          </table:table-cell>
          <table:table-cell table:formula="of:=[.F87]/[.F51]" office:value-type="float" office:value="0.830974643602114" calcext:value-type="float">
            <text:p>0.830974643602114</text:p>
          </table:table-cell>
          <table:table-cell table:formula="of:=[.G87]/[.G51]" office:value-type="float" office:value="0.894389747880837" calcext:value-type="float">
            <text:p>0.894389747880837</text:p>
          </table:table-cell>
          <table:table-cell table:formula="of:=[.H87]/[.H51]" office:value-type="float" office:value="0.966841142171639" calcext:value-type="float">
            <text:p>0.966841142171639</text:p>
          </table:table-cell>
        </table:table-row>
        <table:table-row table:style-name="ro1">
          <table:table-cell office:value-type="string" calcext:value-type="string">
            <text:p>FL_Exp2_circuit</text:p>
          </table:table-cell>
          <table:table-cell office:value-type="float" office:value="1958.283" calcext:value-type="float">
            <text:p>1958.283</text:p>
          </table:table-cell>
          <table:table-cell office:value-type="float" office:value="2391.786" calcext:value-type="float">
            <text:p>2391.786</text:p>
          </table:table-cell>
          <table:table-cell office:value-type="float" office:value="3392.218" calcext:value-type="float">
            <text:p>3392.218</text:p>
          </table:table-cell>
          <table:table-cell/>
          <table:table-cell office:value-type="float" office:value="112465.426" calcext:value-type="float">
            <text:p>112465.426</text:p>
          </table:table-cell>
          <table:table-cell office:value-type="float" office:value="129661.24" calcext:value-type="float">
            <text:p>129661.24</text:p>
          </table:table-cell>
          <table:table-cell office:value-type="float" office:value="140737.751" calcext:value-type="float">
            <text:p>140737.751</text:p>
          </table:table-cell>
          <table:table-cell/>
          <table:table-cell table:formula="of:=[.B88]/[.B52]" office:value-type="float" office:value="0.290837432587629" calcext:value-type="float">
            <text:p>0.290837432587629</text:p>
          </table:table-cell>
          <table:table-cell table:formula="of:=[.C88]/[.C52]" office:value-type="float" office:value="0.398840030002684" calcext:value-type="float">
            <text:p>0.398840030002684</text:p>
          </table:table-cell>
          <table:table-cell table:formula="of:=[.D88]/[.D52]" office:value-type="float" office:value="0.525916671629005" calcext:value-type="float">
            <text:p>0.525916671629005</text:p>
          </table:table-cell>
          <table:table-cell table:formula="of:=[.E88]/[.E52]" office:value-type="string" office:string-value="" calcext:value-type="error">
            <text:p>#DIV/0!</text:p>
          </table:table-cell>
          <table:table-cell table:formula="of:=[.F88]/[.F52]" office:value-type="float" office:value="0.0809658605658952" calcext:value-type="float">
            <text:p>0.0809658605658952</text:p>
          </table:table-cell>
          <table:table-cell table:formula="of:=[.G88]/[.G52]" office:value-type="float" office:value="0.0775431115728956" calcext:value-type="float">
            <text:p>0.0775431115728956</text:p>
          </table:table-cell>
          <table:table-cell table:formula="of:=[.H88]/[.H52]" office:value-type="float" office:value="0.0934204782055953" calcext:value-type="float">
            <text:p>0.0934204782055953</text:p>
          </table:table-cell>
        </table:table-row>
        <table:table-row table:style-name="ro1">
          <table:table-cell office:value-type="string" calcext:value-type="string">
            <text:p>FL_Log2_circuit</text:p>
          </table:table-cell>
          <table:table-cell office:value-type="float" office:value="1271.879" calcext:value-type="float">
            <text:p>1271.879</text:p>
          </table:table-cell>
          <table:table-cell office:value-type="float" office:value="1599.221" calcext:value-type="float">
            <text:p>1599.221</text:p>
          </table:table-cell>
          <table:table-cell office:value-type="float" office:value="2581.092" calcext:value-type="float">
            <text:p>2581.092</text:p>
          </table:table-cell>
          <table:table-cell/>
          <table:table-cell office:value-type="float" office:value="49886.754" calcext:value-type="float">
            <text:p>49886.754</text:p>
          </table:table-cell>
          <table:table-cell office:value-type="float" office:value="58236.84" calcext:value-type="float">
            <text:p>58236.84</text:p>
          </table:table-cell>
          <table:table-cell office:value-type="float" office:value="64266.197" calcext:value-type="float">
            <text:p>64266.197</text:p>
          </table:table-cell>
          <table:table-cell/>
          <table:table-cell table:formula="of:=[.B89]/[.B53]" office:value-type="float" office:value="3.04380290892451" calcext:value-type="float">
            <text:p>3.04380290892451</text:p>
          </table:table-cell>
          <table:table-cell table:formula="of:=[.C89]/[.C53]" office:value-type="float" office:value="3.37355812611265" calcext:value-type="float">
            <text:p>3.37355812611265</text:p>
          </table:table-cell>
          <table:table-cell table:formula="of:=[.D89]/[.D53]" office:value-type="float" office:value="3.34089214952431" calcext:value-type="float">
            <text:p>3.34089214952431</text:p>
          </table:table-cell>
          <table:table-cell table:formula="of:=[.E89]/[.E53]" office:value-type="string" office:string-value="" calcext:value-type="error">
            <text:p>#DIV/0!</text:p>
          </table:table-cell>
          <table:table-cell table:formula="of:=[.F89]/[.F53]" office:value-type="float" office:value="1.80755643071105" calcext:value-type="float">
            <text:p>1.80755643071105</text:p>
          </table:table-cell>
          <table:table-cell table:formula="of:=[.G89]/[.G53]" office:value-type="float" office:value="1.71461645240367" calcext:value-type="float">
            <text:p>1.71461645240367</text:p>
          </table:table-cell>
          <table:table-cell table:formula="of:=[.H89]/[.H53]" office:value-type="float" office:value="1.67903635250114" calcext:value-type="float">
            <text:p>1.67903635250114</text:p>
          </table:table-cell>
        </table:table-row>
        <table:table-row table:style-name="ro1">
          <table:table-cell office:value-type="string" calcext:value-type="string">
            <text:p>FL_Exp_circuit</text:p>
          </table:table-cell>
          <table:table-cell office:value-type="float" office:value="2122.937" calcext:value-type="float">
            <text:p>2122.937</text:p>
          </table:table-cell>
          <table:table-cell office:value-type="float" office:value="2564.968" calcext:value-type="float">
            <text:p>2564.968</text:p>
          </table:table-cell>
          <table:table-cell office:value-type="float" office:value="3461.865" calcext:value-type="float">
            <text:p>3461.865</text:p>
          </table:table-cell>
          <table:table-cell/>
          <table:table-cell office:value-type="float" office:value="118774.842" calcext:value-type="float">
            <text:p>118774.842</text:p>
          </table:table-cell>
          <table:table-cell office:value-type="float" office:value="137115.634" calcext:value-type="float">
            <text:p>137115.634</text:p>
          </table:table-cell>
          <table:table-cell office:value-type="float" office:value="150439.77" calcext:value-type="float">
            <text:p>150439.77</text:p>
          </table:table-cell>
          <table:table-cell/>
          <table:table-cell table:formula="of:=[.B90]/[.B54]" office:value-type="float" office:value="0.292097692960272" calcext:value-type="float">
            <text:p>0.292097692960272</text:p>
          </table:table-cell>
          <table:table-cell table:formula="of:=[.C90]/[.C54]" office:value-type="float" office:value="0.376908405874849" calcext:value-type="float">
            <text:p>0.376908405874849</text:p>
          </table:table-cell>
          <table:table-cell table:formula="of:=[.D90]/[.D54]" office:value-type="float" office:value="0.48650106228868" calcext:value-type="float">
            <text:p>0.48650106228868</text:p>
          </table:table-cell>
          <table:table-cell table:formula="of:=[.E90]/[.E54]" office:value-type="string" office:string-value="" calcext:value-type="error">
            <text:p>#DIV/0!</text:p>
          </table:table-cell>
          <table:table-cell table:formula="of:=[.F90]/[.F54]" office:value-type="float" office:value="0.0820762531513197" calcext:value-type="float">
            <text:p>0.0820762531513197</text:p>
          </table:table-cell>
          <table:table-cell table:formula="of:=[.G90]/[.G54]" office:value-type="float" office:value="0.0780045621931049" calcext:value-type="float">
            <text:p>0.0780045621931049</text:p>
          </table:table-cell>
          <table:table-cell table:formula="of:=[.H90]/[.H54]" office:value-type="float" office:value="0.0768436431403744" calcext:value-type="float">
            <text:p>0.0768436431403744</text:p>
          </table:table-cell>
        </table:table-row>
        <table:table-row table:style-name="ro1">
          <table:table-cell office:value-type="string" calcext:value-type="string">
            <text:p>FL_Ln_circuit</text:p>
          </table:table-cell>
          <table:table-cell office:value-type="float" office:value="3725.021" calcext:value-type="float">
            <text:p>3725.021</text:p>
          </table:table-cell>
          <table:table-cell office:value-type="float" office:value="4765.814" calcext:value-type="float">
            <text:p>4765.814</text:p>
          </table:table-cell>
          <table:table-cell office:value-type="float" office:value="8773.406" calcext:value-type="float">
            <text:p>8773.406</text:p>
          </table:table-cell>
          <table:table-cell/>
          <table:table-cell office:value-type="float" office:value="151622.287" calcext:value-type="float">
            <text:p>151622.287</text:p>
          </table:table-cell>
          <table:table-cell office:value-type="float" office:value="177746.42" calcext:value-type="float">
            <text:p>177746.42</text:p>
          </table:table-cell>
          <table:table-cell office:value-type="float" office:value="200747.646" calcext:value-type="float">
            <text:p>200747.646</text:p>
          </table:table-cell>
          <table:table-cell/>
          <table:table-cell table:formula="of:=[.B91]/[.B55]" office:value-type="float" office:value="1.04790926010887" calcext:value-type="float">
            <text:p>1.04790926010887</text:p>
          </table:table-cell>
          <table:table-cell table:formula="of:=[.C91]/[.C55]" office:value-type="float" office:value="1.17257639513418" calcext:value-type="float">
            <text:p>1.17257639513418</text:p>
          </table:table-cell>
          <table:table-cell table:formula="of:=[.D91]/[.D55]" office:value-type="float" office:value="0.970682309698195" calcext:value-type="float">
            <text:p>0.970682309698195</text:p>
          </table:table-cell>
          <table:table-cell table:formula="of:=[.E91]/[.E55]" office:value-type="string" office:string-value="" calcext:value-type="error">
            <text:p>#DIV/0!</text:p>
          </table:table-cell>
          <table:table-cell table:formula="of:=[.F91]/[.F55]" office:value-type="float" office:value="0.593808745280303" calcext:value-type="float">
            <text:p>0.593808745280303</text:p>
          </table:table-cell>
          <table:table-cell table:formula="of:=[.G91]/[.G55]" office:value-type="float" office:value="0.559474902504365" calcext:value-type="float">
            <text:p>0.559474902504365</text:p>
          </table:table-cell>
          <table:table-cell table:formula="of:=[.H91]/[.H55]" office:value-type="float" office:value="0.539957230681549" calcext:value-type="float">
            <text:p>0.539957230681549</text:p>
          </table:table-cell>
        </table:table-row>
        <table:table-row table:style-name="ro1">
          <table:table-cell office:value-type="string" calcext:value-type="string">
            <text:p>FL_Sqrt_circuit</text:p>
          </table:table-cell>
          <table:table-cell office:value-type="float" office:value="887.716" calcext:value-type="float">
            <text:p>887.716</text:p>
          </table:table-cell>
          <table:table-cell office:value-type="float" office:value="1081.304" calcext:value-type="float">
            <text:p>1081.304</text:p>
          </table:table-cell>
          <table:table-cell office:value-type="float" office:value="1514.392" calcext:value-type="float">
            <text:p>1514.392</text:p>
          </table:table-cell>
          <table:table-cell/>
          <table:table-cell office:value-type="float" office:value="44584.2" calcext:value-type="float">
            <text:p>44584.2</text:p>
          </table:table-cell>
          <table:table-cell office:value-type="float" office:value="51846.959" calcext:value-type="float">
            <text:p>51846.959</text:p>
          </table:table-cell>
          <table:table-cell office:value-type="float" office:value="57450.219" calcext:value-type="float">
            <text:p>57450.219</text:p>
          </table:table-cell>
          <table:table-cell/>
          <table:table-cell table:formula="of:=[.B92]/[.B56]" office:value-type="float" office:value="1.77444700782683" calcext:value-type="float">
            <text:p>1.77444700782683</text:p>
          </table:table-cell>
          <table:table-cell table:formula="of:=[.C92]/[.C56]" office:value-type="float" office:value="2.19397597715351" calcext:value-type="float">
            <text:p>2.19397597715351</text:p>
          </table:table-cell>
          <table:table-cell table:formula="of:=[.D92]/[.D56]" office:value-type="float" office:value="2.37940770949662" calcext:value-type="float">
            <text:p>2.37940770949662</text:p>
          </table:table-cell>
          <table:table-cell table:formula="of:=[.E92]/[.E56]" office:value-type="string" office:string-value="" calcext:value-type="error">
            <text:p>#DIV/0!</text:p>
          </table:table-cell>
          <table:table-cell table:formula="of:=[.F92]/[.F56]" office:value-type="float" office:value="0.701223011739585" calcext:value-type="float">
            <text:p>0.701223011739585</text:p>
          </table:table-cell>
          <table:table-cell table:formula="of:=[.G92]/[.G56]" office:value-type="float" office:value="0.651508992070297" calcext:value-type="float">
            <text:p>0.651508992070297</text:p>
          </table:table-cell>
          <table:table-cell table:formula="of:=[.H92]/[.H56]" office:value-type="float" office:value="0.640142416167291" calcext:value-type="float">
            <text:p>0.640142416167291</text:p>
          </table:table-cell>
        </table:table-row>
        <table:table-row table:style-name="ro1">
          <table:table-cell office:value-type="string" calcext:value-type="string">
            <text:p>FL2Int_circuit</text:p>
          </table:table-cell>
          <table:table-cell office:value-type="float" office:value="327.694" calcext:value-type="float">
            <text:p>327.694</text:p>
          </table:table-cell>
          <table:table-cell office:value-type="float" office:value="451.41" calcext:value-type="float">
            <text:p>451.41</text:p>
          </table:table-cell>
          <table:table-cell office:value-type="float" office:value="1390.651" calcext:value-type="float">
            <text:p>1390.651</text:p>
          </table:table-cell>
          <table:table-cell/>
          <table:table-cell office:value-type="float" office:value="12943.052" calcext:value-type="float">
            <text:p>12943.052</text:p>
          </table:table-cell>
          <table:table-cell office:value-type="float" office:value="14093.486" calcext:value-type="float">
            <text:p>14093.486</text:p>
          </table:table-cell>
          <table:table-cell office:value-type="float" office:value="16199.04" calcext:value-type="float">
            <text:p>16199.04</text:p>
          </table:table-cell>
          <table:table-cell/>
          <table:table-cell table:formula="of:=[.B93]/[.B57]" office:value-type="float" office:value="0" calcext:value-type="float">
            <text:p>0</text:p>
          </table:table-cell>
          <table:table-cell table:formula="of:=[.C93]/[.C57]" office:value-type="float" office:value="0" calcext:value-type="float">
            <text:p>0</text:p>
          </table:table-cell>
          <table:table-cell table:formula="of:=[.D93]/[.D57]" office:value-type="float" office:value="0" calcext:value-type="float">
            <text:p>0</text:p>
          </table:table-cell>
          <table:table-cell table:formula="of:=[.E93]/[.E57]" office:value-type="string" office:string-value="" calcext:value-type="error">
            <text:p>#DIV/0!</text:p>
          </table:table-cell>
          <table:table-cell table:formula="of:=[.F93]/[.F57]" office:value-type="float" office:value="0" calcext:value-type="float">
            <text:p>0</text:p>
          </table:table-cell>
          <table:table-cell table:formula="of:=[.G93]/[.G57]" office:value-type="float" office:value="0" calcext:value-type="float">
            <text:p>0</text:p>
          </table:table-cell>
          <table:table-cell table:formula="of:=[.H93]/[.H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2Fx_circuit</text:p>
          </table:table-cell>
          <table:table-cell office:value-type="float" office:value="453.89" calcext:value-type="float">
            <text:p>453.89</text:p>
          </table:table-cell>
          <table:table-cell office:value-type="float" office:value="481.332" calcext:value-type="float">
            <text:p>481.332</text:p>
          </table:table-cell>
          <table:table-cell office:value-type="float" office:value="1763.465" calcext:value-type="float">
            <text:p>1763.465</text:p>
          </table:table-cell>
          <table:table-cell/>
          <table:table-cell office:value-type="float" office:value="19657.516" calcext:value-type="float">
            <text:p>19657.516</text:p>
          </table:table-cell>
          <table:table-cell office:value-type="float" office:value="21243.095" calcext:value-type="float">
            <text:p>21243.095</text:p>
          </table:table-cell>
          <table:table-cell office:value-type="float" office:value="24070.587" calcext:value-type="float">
            <text:p>24070.587</text:p>
          </table:table-cell>
          <table:table-cell/>
          <table:table-cell table:formula="of:=[.B94]/[.B58]" office:value-type="float" office:value="0" calcext:value-type="float">
            <text:p>0</text:p>
          </table:table-cell>
          <table:table-cell table:formula="of:=[.C94]/[.C58]" office:value-type="float" office:value="0" calcext:value-type="float">
            <text:p>0</text:p>
          </table:table-cell>
          <table:table-cell table:formula="of:=[.D94]/[.D58]" office:value-type="float" office:value="0" calcext:value-type="float">
            <text:p>0</text:p>
          </table:table-cell>
          <table:table-cell table:formula="of:=[.E94]/[.E58]" office:value-type="string" office:string-value="" calcext:value-type="error">
            <text:p>#DIV/0!</text:p>
          </table:table-cell>
          <table:table-cell table:formula="of:=[.F94]/[.F58]" office:value-type="float" office:value="0" calcext:value-type="float">
            <text:p>0</text:p>
          </table:table-cell>
          <table:table-cell table:formula="of:=[.G94]/[.G58]" office:value-type="float" office:value="0" calcext:value-type="float">
            <text:p>0</text:p>
          </table:table-cell>
          <table:table-cell table:formula="of:=[.H94]/[.H58]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6"/>
        </table:table-row>
        <table:table-row table:style-name="ro1">
          <table:table-cell office:value-type="string" calcext:value-type="string">
            <text:p>FL_Add_circuit</text:p>
          </table:table-cell>
          <table:table-cell office:value-type="float" office:value="0.230543" calcext:value-type="float">
            <text:p>0.230543</text:p>
          </table:table-cell>
          <table:table-cell office:value-type="float" office:value="0.343335" calcext:value-type="float">
            <text:p>0.343335</text:p>
          </table:table-cell>
          <table:table-cell office:value-type="float" office:value="0.60725" calcext:value-type="float">
            <text:p>0.60725</text:p>
          </table:table-cell>
          <table:table-cell/>
          <table:table-cell office:value-type="float" office:value="4.728512" calcext:value-type="float">
            <text:p>4.728512</text:p>
          </table:table-cell>
          <table:table-cell office:value-type="float" office:value="5.175379" calcext:value-type="float">
            <text:p>5.175379</text:p>
          </table:table-cell>
          <table:table-cell office:value-type="float" office:value="5.806739" calcext:value-type="float">
            <text:p>5.806739</text:p>
          </table:table-cell>
          <table:table-cell/>
          <table:table-cell table:formula="of:=[.B83]/[.B68]" office:value-type="float" office:value="941.204027014483" calcext:value-type="float">
            <text:p>941.204027014483</text:p>
          </table:table-cell>
          <table:table-cell table:formula="of:=[.C83]/[.C68]" office:value-type="float" office:value="737.606128125592" calcext:value-type="float">
            <text:p>737.606128125592</text:p>
          </table:table-cell>
          <table:table-cell table:formula="of:=[.D83]/[.D68]" office:value-type="float" office:value="780.699876492384" calcext:value-type="float">
            <text:p>780.699876492384</text:p>
          </table:table-cell>
          <table:table-cell table:formula="of:=[.E83]/[.E68]" office:value-type="string" office:string-value="" calcext:value-type="error">
            <text:p>#DIV/0!</text:p>
          </table:table-cell>
          <table:table-cell table:formula="of:=[.F83]/[.F68]" office:value-type="float" office:value="1031.59598622146" calcext:value-type="float">
            <text:p>1031.59598622146</text:p>
          </table:table-cell>
          <table:table-cell table:formula="of:=[.G83]/[.G68]" office:value-type="float" office:value="1051.14852458148" calcext:value-type="float">
            <text:p>1051.14852458148</text:p>
          </table:table-cell>
          <table:table-cell table:formula="of:=[.H83]/[.H68]" office:value-type="float" office:value="1044.97842937318" calcext:value-type="float">
            <text:p>1044.97842937318</text:p>
          </table:table-cell>
        </table:table-row>
        <table:table-row table:style-name="ro1">
          <table:table-cell office:value-type="string" calcext:value-type="string">
            <text:p>FL_Sub_circuit</text:p>
          </table:table-cell>
          <table:table-cell office:value-type="float" office:value="0.229571" calcext:value-type="float">
            <text:p>0.229571</text:p>
          </table:table-cell>
          <table:table-cell office:value-type="float" office:value="0.307097" calcext:value-type="float">
            <text:p>0.307097</text:p>
          </table:table-cell>
          <table:table-cell office:value-type="float" office:value="0.547619" calcext:value-type="float">
            <text:p>0.547619</text:p>
          </table:table-cell>
          <table:table-cell/>
          <table:table-cell office:value-type="float" office:value="4.849828" calcext:value-type="float">
            <text:p>4.849828</text:p>
          </table:table-cell>
          <table:table-cell office:value-type="float" office:value="5.372307" calcext:value-type="float">
            <text:p>5.372307</text:p>
          </table:table-cell>
          <table:table-cell office:value-type="float" office:value="5.47146" calcext:value-type="float">
            <text:p>5.47146</text:p>
          </table:table-cell>
          <table:table-cell/>
          <table:table-cell table:formula="of:=[.B84]/[.B69]" office:value-type="float" office:value="943.638351533948" calcext:value-type="float">
            <text:p>943.638351533948</text:p>
          </table:table-cell>
          <table:table-cell table:formula="of:=[.C84]/[.C69]" office:value-type="float" office:value="1025.16143107878" calcext:value-type="float">
            <text:p>1025.16143107878</text:p>
          </table:table-cell>
          <table:table-cell table:formula="of:=[.D84]/[.D69]" office:value-type="float" office:value="897.671556319266" calcext:value-type="float">
            <text:p>897.671556319266</text:p>
          </table:table-cell>
          <table:table-cell table:formula="of:=[.E84]/[.E69]" office:value-type="string" office:string-value="" calcext:value-type="error">
            <text:p>#DIV/0!</text:p>
          </table:table-cell>
          <table:table-cell table:formula="of:=[.F84]/[.F69]" office:value-type="float" office:value="1030.99883129876" calcext:value-type="float">
            <text:p>1030.99883129876</text:p>
          </table:table-cell>
          <table:table-cell table:formula="of:=[.G84]/[.G69]" office:value-type="float" office:value="997.143685198929" calcext:value-type="float">
            <text:p>997.143685198929</text:p>
          </table:table-cell>
          <table:table-cell table:formula="of:=[.H84]/[.H69]" office:value-type="float" office:value="1117.30744627577" calcext:value-type="float">
            <text:p>1117.30744627577</text:p>
          </table:table-cell>
        </table:table-row>
        <table:table-row table:style-name="ro1">
          <table:table-cell office:value-type="string" calcext:value-type="string">
            <text:p>FL_Mul_circuit</text:p>
          </table:table-cell>
          <table:table-cell office:value-type="float" office:value="0.22957" calcext:value-type="float">
            <text:p>0.22957</text:p>
          </table:table-cell>
          <table:table-cell office:value-type="float" office:value="0.289551" calcext:value-type="float">
            <text:p>0.289551</text:p>
          </table:table-cell>
          <table:table-cell office:value-type="float" office:value="0.270413" calcext:value-type="float">
            <text:p>0.270413</text:p>
          </table:table-cell>
          <table:table-cell/>
          <table:table-cell office:value-type="float" office:value="6.67059" calcext:value-type="float">
            <text:p>6.67059</text:p>
          </table:table-cell>
          <table:table-cell office:value-type="float" office:value="7.300988" calcext:value-type="float">
            <text:p>7.300988</text:p>
          </table:table-cell>
          <table:table-cell office:value-type="float" office:value="7.85322" calcext:value-type="float">
            <text:p>7.85322</text:p>
          </table:table-cell>
          <table:table-cell/>
          <table:table-cell table:formula="of:=[.B85]/[.B70]" office:value-type="float" office:value="232.37356797491" calcext:value-type="float">
            <text:p>232.37356797491</text:p>
          </table:table-cell>
          <table:table-cell table:formula="of:=[.C85]/[.C70]" office:value-type="float" office:value="259.273841223135" calcext:value-type="float">
            <text:p>259.273841223135</text:p>
          </table:table-cell>
          <table:table-cell table:formula="of:=[.D85]/[.D70]" office:value-type="float" office:value="311.645520000887" calcext:value-type="float">
            <text:p>311.645520000887</text:p>
          </table:table-cell>
          <table:table-cell table:formula="of:=[.E85]/[.E70]" office:value-type="string" office:string-value="" calcext:value-type="error">
            <text:p>#DIV/0!</text:p>
          </table:table-cell>
          <table:table-cell table:formula="of:=[.F85]/[.F70]" office:value-type="float" office:value="187.108036920272" calcext:value-type="float">
            <text:p>187.108036920272</text:p>
          </table:table-cell>
          <table:table-cell table:formula="of:=[.G85]/[.G70]" office:value-type="float" office:value="173.086574036281" calcext:value-type="float">
            <text:p>173.086574036281</text:p>
          </table:table-cell>
          <table:table-cell table:formula="of:=[.H85]/[.H70]" office:value-type="float" office:value="197.781292259736" calcext:value-type="float">
            <text:p>197.781292259736</text:p>
          </table:table-cell>
        </table:table-row>
        <table:table-row table:style-name="ro1">
          <table:table-cell office:value-type="string" calcext:value-type="string">
            <text:p>FL_Div_circuit</text:p>
          </table:table-cell>
          <table:table-cell office:value-type="float" office:value="2.452453" calcext:value-type="float">
            <text:p>2.452453</text:p>
          </table:table-cell>
          <table:table-cell office:value-type="float" office:value="2.944075" calcext:value-type="float">
            <text:p>2.944075</text:p>
          </table:table-cell>
          <table:table-cell office:value-type="float" office:value="3.815347" calcext:value-type="float">
            <text:p>3.815347</text:p>
          </table:table-cell>
          <table:table-cell/>
          <table:table-cell office:value-type="float" office:value="63.264123" calcext:value-type="float">
            <text:p>63.264123</text:p>
          </table:table-cell>
          <table:table-cell office:value-type="float" office:value="70.047289" calcext:value-type="float">
            <text:p>70.047289</text:p>
          </table:table-cell>
          <table:table-cell office:value-type="float" office:value="74.884468" calcext:value-type="float">
            <text:p>74.884468</text:p>
          </table:table-cell>
          <table:table-cell/>
          <table:table-cell table:formula="of:=[.B86]/[.B71]" office:value-type="float" office:value="50.5322630036131" calcext:value-type="float">
            <text:p>50.5322630036131</text:p>
          </table:table-cell>
          <table:table-cell table:formula="of:=[.C86]/[.C71]" office:value-type="float" office:value="57.3467048223975" calcext:value-type="float">
            <text:p>57.3467048223975</text:p>
          </table:table-cell>
          <table:table-cell table:formula="of:=[.D86]/[.D71]" office:value-type="float" office:value="78.9886214805626" calcext:value-type="float">
            <text:p>78.9886214805626</text:p>
          </table:table-cell>
          <table:table-cell table:formula="of:=[.E86]/[.E71]" office:value-type="string" office:string-value="" calcext:value-type="error">
            <text:p>#DIV/0!</text:p>
          </table:table-cell>
          <table:table-cell table:formula="of:=[.F86]/[.F71]" office:value-type="float" office:value="50.1643245730285" calcext:value-type="float">
            <text:p>50.1643245730285</text:p>
          </table:table-cell>
          <table:table-cell table:formula="of:=[.G86]/[.G71]" office:value-type="float" office:value="47.7410196417452" calcext:value-type="float">
            <text:p>47.7410196417452</text:p>
          </table:table-cell>
          <table:table-cell table:formula="of:=[.H86]/[.H71]" office:value-type="float" office:value="46.5494793927093" calcext:value-type="float">
            <text:p>46.5494793927093</text:p>
          </table:table-cell>
        </table:table-row>
        <table:table-row table:style-name="ro1">
          <table:table-cell office:value-type="string" calcext:value-type="string">
            <text:p>FL_Lt_circuit</text:p>
          </table:table-cell>
          <table:table-cell office:value-type="float" office:value="0.046081" calcext:value-type="float">
            <text:p>0.046081</text:p>
          </table:table-cell>
          <table:table-cell office:value-type="float" office:value="0.057967" calcext:value-type="float">
            <text:p>0.057967</text:p>
          </table:table-cell>
          <table:table-cell office:value-type="float" office:value="0.172305" calcext:value-type="float">
            <text:p>0.172305</text:p>
          </table:table-cell>
          <table:table-cell/>
          <table:table-cell office:value-type="float" office:value="1.41821" calcext:value-type="float">
            <text:p>1.41821</text:p>
          </table:table-cell>
          <table:table-cell office:value-type="float" office:value="1.527374" calcext:value-type="float">
            <text:p>1.527374</text:p>
          </table:table-cell>
          <table:table-cell office:value-type="float" office:value="1.527962" calcext:value-type="float">
            <text:p>1.527962</text:p>
          </table:table-cell>
          <table:table-cell/>
          <table:table-cell table:formula="of:=[.B87]/[.B72]" office:value-type="float" office:value="1432.97671491504" calcext:value-type="float">
            <text:p>1432.97671491504</text:p>
          </table:table-cell>
          <table:table-cell table:formula="of:=[.C87]/[.C72]" office:value-type="float" office:value="1455.20727310366" calcext:value-type="float">
            <text:p>1455.20727310366</text:p>
          </table:table-cell>
          <table:table-cell table:formula="of:=[.D87]/[.D72]" office:value-type="float" office:value="1147.69159339543" calcext:value-type="float">
            <text:p>1147.69159339543</text:p>
          </table:table-cell>
          <table:table-cell table:formula="of:=[.E87]/[.E72]" office:value-type="string" office:string-value="" calcext:value-type="error">
            <text:p>#DIV/0!</text:p>
          </table:table-cell>
          <table:table-cell table:formula="of:=[.F87]/[.F72]" office:value-type="float" office:value="959.831054639299" calcext:value-type="float">
            <text:p>959.831054639299</text:p>
          </table:table-cell>
          <table:table-cell table:formula="of:=[.G87]/[.G72]" office:value-type="float" office:value="1025.91834089097" calcext:value-type="float">
            <text:p>1025.91834089097</text:p>
          </table:table-cell>
          <table:table-cell table:formula="of:=[.H87]/[.H72]" office:value-type="float" office:value="1164.64480137595" calcext:value-type="float">
            <text:p>1164.64480137595</text:p>
          </table:table-cell>
        </table:table-row>
        <table:table-row table:style-name="ro1">
          <table:table-cell office:value-type="string" calcext:value-type="string">
            <text:p>FL_Exp2_circuit</text:p>
          </table:table-cell>
          <table:table-cell office:value-type="float" office:value="1.779112" calcext:value-type="float">
            <text:p>1.779112</text:p>
          </table:table-cell>
          <table:table-cell office:value-type="float" office:value="2.053214" calcext:value-type="float">
            <text:p>2.053214</text:p>
          </table:table-cell>
          <table:table-cell office:value-type="float" office:value="2.659104" calcext:value-type="float">
            <text:p>2.659104</text:p>
          </table:table-cell>
          <table:table-cell/>
          <table:table-cell office:value-type="float" office:value="84.15255" calcext:value-type="float">
            <text:p>84.15255</text:p>
          </table:table-cell>
          <table:table-cell office:value-type="float" office:value="96.902879" calcext:value-type="float">
            <text:p>96.902879</text:p>
          </table:table-cell>
          <table:table-cell office:value-type="float" office:value="105.366492" calcext:value-type="float">
            <text:p>105.366492</text:p>
          </table:table-cell>
          <table:table-cell/>
          <table:table-cell table:formula="of:=[.B88]/[.B73]" office:value-type="float" office:value="320.127119596743" calcext:value-type="float">
            <text:p>320.127119596743</text:p>
          </table:table-cell>
          <table:table-cell table:formula="of:=[.C88]/[.C73]" office:value-type="float" office:value="464.608170409904" calcext:value-type="float">
            <text:p>464.608170409904</text:p>
          </table:table-cell>
          <table:table-cell table:formula="of:=[.D88]/[.D73]" office:value-type="float" office:value="670.911705597073" calcext:value-type="float">
            <text:p>670.911705597073</text:p>
          </table:table-cell>
          <table:table-cell table:formula="of:=[.E88]/[.E73]" office:value-type="string" office:string-value="" calcext:value-type="error">
            <text:p>#DIV/0!</text:p>
          </table:table-cell>
          <table:table-cell table:formula="of:=[.F88]/[.F73]" office:value-type="float" office:value="108.206584351871" calcext:value-type="float">
            <text:p>108.206584351871</text:p>
          </table:table-cell>
          <table:table-cell table:formula="of:=[.G88]/[.G73]" office:value-type="float" office:value="103.756834716954" calcext:value-type="float">
            <text:p>103.756834716954</text:p>
          </table:table-cell>
          <table:table-cell table:formula="of:=[.H88]/[.H73]" office:value-type="float" office:value="124.781491254354" calcext:value-type="float">
            <text:p>124.781491254354</text:p>
          </table:table-cell>
        </table:table-row>
        <table:table-row table:style-name="ro1">
          <table:table-cell office:value-type="string" calcext:value-type="string">
            <text:p>FL_Log2_circuit</text:p>
          </table:table-cell>
          <table:table-cell office:value-type="float" office:value="1.18934" calcext:value-type="float">
            <text:p>1.18934</text:p>
          </table:table-cell>
          <table:table-cell office:value-type="float" office:value="1.593949" calcext:value-type="float">
            <text:p>1.593949</text:p>
          </table:table-cell>
          <table:table-cell office:value-type="float" office:value="2.227713" calcext:value-type="float">
            <text:p>2.227713</text:p>
          </table:table-cell>
          <table:table-cell/>
          <table:table-cell office:value-type="float" office:value="42.75118" calcext:value-type="float">
            <text:p>42.75118</text:p>
          </table:table-cell>
          <table:table-cell office:value-type="float" office:value="48.914912" calcext:value-type="float">
            <text:p>48.914912</text:p>
          </table:table-cell>
          <table:table-cell office:value-type="float" office:value="52.81844" calcext:value-type="float">
            <text:p>52.81844</text:p>
          </table:table-cell>
          <table:table-cell/>
          <table:table-cell table:formula="of:=[.B89]/[.B74]" office:value-type="float" office:value="3255.03976995645" calcext:value-type="float">
            <text:p>3255.03976995645</text:p>
          </table:table-cell>
          <table:table-cell table:formula="of:=[.C89]/[.C74]" office:value-type="float" office:value="3384.71619857348" calcext:value-type="float">
            <text:p>3384.71619857348</text:p>
          </table:table-cell>
          <table:table-cell table:formula="of:=[.D89]/[.D74]" office:value-type="float" office:value="3870.85320236494" calcext:value-type="float">
            <text:p>3870.85320236494</text:p>
          </table:table-cell>
          <table:table-cell table:formula="of:=[.E89]/[.E74]" office:value-type="string" office:string-value="" calcext:value-type="error">
            <text:p>#DIV/0!</text:p>
          </table:table-cell>
          <table:table-cell table:formula="of:=[.F89]/[.F74]" office:value-type="float" office:value="2109.25459835261" calcext:value-type="float">
            <text:p>2109.25459835261</text:p>
          </table:table-cell>
          <table:table-cell table:formula="of:=[.G89]/[.G74]" office:value-type="float" office:value="2041.3783837534" calcext:value-type="float">
            <text:p>2041.3783837534</text:p>
          </table:table-cell>
          <table:table-cell table:formula="of:=[.H89]/[.H74]" office:value-type="float" office:value="2042.94714118781" calcext:value-type="float">
            <text:p>2042.94714118781</text:p>
          </table:table-cell>
        </table:table-row>
        <table:table-row table:style-name="ro1">
          <table:table-cell office:value-type="string" calcext:value-type="string">
            <text:p>FL_Exp_circuit</text:p>
          </table:table-cell>
          <table:table-cell office:value-type="float" office:value="1.942984" calcext:value-type="float">
            <text:p>1.942984</text:p>
          </table:table-cell>
          <table:table-cell office:value-type="float" office:value="2.277432" calcext:value-type="float">
            <text:p>2.277432</text:p>
          </table:table-cell>
          <table:table-cell office:value-type="float" office:value="2.569695" calcext:value-type="float">
            <text:p>2.569695</text:p>
          </table:table-cell>
          <table:table-cell/>
          <table:table-cell office:value-type="float" office:value="90.897349" calcext:value-type="float">
            <text:p>90.897349</text:p>
          </table:table-cell>
          <table:table-cell office:value-type="float" office:value="104.036178" calcext:value-type="float">
            <text:p>104.036178</text:p>
          </table:table-cell>
          <table:table-cell office:value-type="float" office:value="113.613198" calcext:value-type="float">
            <text:p>113.613198</text:p>
          </table:table-cell>
          <table:table-cell/>
          <table:table-cell table:formula="of:=[.B90]/[.B75]" office:value-type="float" office:value="319.15085250316" calcext:value-type="float">
            <text:p>319.15085250316</text:p>
          </table:table-cell>
          <table:table-cell table:formula="of:=[.C90]/[.C75]" office:value-type="float" office:value="424.494781842005" calcext:value-type="float">
            <text:p>424.494781842005</text:p>
          </table:table-cell>
          <table:table-cell table:formula="of:=[.D90]/[.D75]" office:value-type="float" office:value="655.408910395981" calcext:value-type="float">
            <text:p>655.408910395981</text:p>
          </table:table-cell>
          <table:table-cell table:formula="of:=[.E90]/[.E75]" office:value-type="string" office:string-value="" calcext:value-type="error">
            <text:p>#DIV/0!</text:p>
          </table:table-cell>
          <table:table-cell table:formula="of:=[.F90]/[.F75]" office:value-type="float" office:value="107.248386308824" calcext:value-type="float">
            <text:p>107.248386308824</text:p>
          </table:table-cell>
          <table:table-cell table:formula="of:=[.G90]/[.G75]" office:value-type="float" office:value="102.806977395882" calcext:value-type="float">
            <text:p>102.806977395882</text:p>
          </table:table-cell>
          <table:table-cell table:formula="of:=[.H90]/[.H75]" office:value-type="float" office:value="101.751734864465" calcext:value-type="float">
            <text:p>101.751734864465</text:p>
          </table:table-cell>
        </table:table-row>
        <table:table-row table:style-name="ro1">
          <table:table-cell office:value-type="string" calcext:value-type="string">
            <text:p>FL_Ln_circuit</text:p>
          </table:table-cell>
          <table:table-cell office:value-type="float" office:value="4.118589" calcext:value-type="float">
            <text:p>4.118589</text:p>
          </table:table-cell>
          <table:table-cell office:value-type="float" office:value="5.569277" calcext:value-type="float">
            <text:p>5.569277</text:p>
          </table:table-cell>
          <table:table-cell office:value-type="float" office:value="7.537651" calcext:value-type="float">
            <text:p>7.537651</text:p>
          </table:table-cell>
          <table:table-cell/>
          <table:table-cell office:value-type="float" office:value="128.442171" calcext:value-type="float">
            <text:p>128.442171</text:p>
          </table:table-cell>
          <table:table-cell office:value-type="float" office:value="146.587931" calcext:value-type="float">
            <text:p>146.587931</text:p>
          </table:table-cell>
          <table:table-cell office:value-type="float" office:value="163.336121" calcext:value-type="float">
            <text:p>163.336121</text:p>
          </table:table-cell>
          <table:table-cell/>
          <table:table-cell table:formula="of:=[.B91]/[.B76]" office:value-type="float" office:value="947.772161776764" calcext:value-type="float">
            <text:p>947.772161776764</text:p>
          </table:table-cell>
          <table:table-cell table:formula="of:=[.C91]/[.C76]" office:value-type="float" office:value="1003.41229211619" calcext:value-type="float">
            <text:p>1003.41229211619</text:p>
          </table:table-cell>
          <table:table-cell table:formula="of:=[.D91]/[.D76]" office:value-type="float" office:value="1129.8201521933" calcext:value-type="float">
            <text:p>1129.8201521933</text:p>
          </table:table-cell>
          <table:table-cell table:formula="of:=[.E91]/[.E76]" office:value-type="string" office:string-value="" calcext:value-type="error">
            <text:p>#DIV/0!</text:p>
          </table:table-cell>
          <table:table-cell table:formula="of:=[.F91]/[.F76]" office:value-type="float" office:value="700.974137224759" calcext:value-type="float">
            <text:p>700.974137224759</text:p>
          </table:table-cell>
          <table:table-cell table:formula="of:=[.G91]/[.G76]" office:value-type="float" office:value="678.395965626938" calcext:value-type="float">
            <text:p>678.395965626938</text:p>
          </table:table-cell>
          <table:table-cell table:formula="of:=[.H91]/[.H76]" office:value-type="float" office:value="663.632406208545" calcext:value-type="float">
            <text:p>663.632406208545</text:p>
          </table:table-cell>
        </table:table-row>
        <table:table-row table:style-name="ro1">
          <table:table-cell office:value-type="string" calcext:value-type="string">
            <text:p>FL_Sqr_circuit</text:p>
          </table:table-cell>
          <table:table-cell office:value-type="float" office:value="0.144357" calcext:value-type="float">
            <text:p>0.144357</text:p>
          </table:table-cell>
          <table:table-cell office:value-type="float" office:value="0.303154" calcext:value-type="float">
            <text:p>0.303154</text:p>
          </table:table-cell>
          <table:table-cell office:value-type="float" office:value="0.594083" calcext:value-type="float">
            <text:p>0.594083</text:p>
          </table:table-cell>
          <table:table-cell/>
          <table:table-cell office:value-type="float" office:value="2.480282" calcext:value-type="float">
            <text:p>2.480282</text:p>
          </table:table-cell>
          <table:table-cell office:value-type="float" office:value="2.891127" calcext:value-type="float">
            <text:p>2.891127</text:p>
          </table:table-cell>
          <table:table-cell office:value-type="float" office:value="3.297642" calcext:value-type="float">
            <text:p>3.297642</text:p>
          </table:table-cell>
          <table:table-cell/>
          <table:table-cell table:formula="of:=[.B92]/[.B77]" office:value-type="float" office:value="10911.8712636034" calcext:value-type="float">
            <text:p>10911.8712636034</text:p>
          </table:table-cell>
          <table:table-cell table:formula="of:=[.C92]/[.C77]" office:value-type="float" office:value="7825.57709942801" calcext:value-type="float">
            <text:p>7825.57709942801</text:p>
          </table:table-cell>
          <table:table-cell table:formula="of:=[.D92]/[.D77]" office:value-type="float" office:value="6065.40836886428" calcext:value-type="float">
            <text:p>6065.40836886428</text:p>
          </table:table-cell>
          <table:table-cell table:formula="of:=[.E92]/[.E77]" office:value-type="string" office:string-value="" calcext:value-type="error">
            <text:p>#DIV/0!</text:p>
          </table:table-cell>
          <table:table-cell table:formula="of:=[.F92]/[.F77]" office:value-type="float" office:value="12604.8034054192" calcext:value-type="float">
            <text:p>12604.8034054192</text:p>
          </table:table-cell>
          <table:table-cell table:formula="of:=[.G92]/[.G77]" office:value-type="float" office:value="11683.5960509518" calcext:value-type="float">
            <text:p>11683.5960509518</text:p>
          </table:table-cell>
          <table:table-cell table:formula="of:=[.H92]/[.H77]" office:value-type="float" office:value="11152.3088315833" calcext:value-type="float">
            <text:p>11152.3088315833</text:p>
          </table:table-cell>
        </table:table-row>
        <table:table-row table:style-name="ro1">
          <table:table-cell office:value-type="string" calcext:value-type="string">
            <text:p>FL_FL2Int_circuit</text:p>
          </table:table-cell>
          <table:table-cell office:value-type="float" office:value="0.211323" calcext:value-type="float">
            <text:p>0.211323</text:p>
          </table:table-cell>
          <table:table-cell office:value-type="float" office:value="0.323604" calcext:value-type="float">
            <text:p>0.323604</text:p>
          </table:table-cell>
          <table:table-cell office:value-type="float" office:value="0.739976" calcext:value-type="float">
            <text:p>0.739976</text:p>
          </table:table-cell>
          <table:table-cell/>
          <table:table-cell office:value-type="float" office:value="10.259144" calcext:value-type="float">
            <text:p>10.259144</text:p>
          </table:table-cell>
          <table:table-cell office:value-type="float" office:value="11.355221" calcext:value-type="float">
            <text:p>11.355221</text:p>
          </table:table-cell>
          <table:table-cell office:value-type="float" office:value="12.308066" calcext:value-type="float">
            <text:p>12.308066</text:p>
          </table:table-cell>
          <table:table-cell/>
          <table:table-cell table:formula="of:=[.B93]/[.B78]" office:value-type="float" office:value="0" calcext:value-type="float">
            <text:p>0</text:p>
          </table:table-cell>
          <table:table-cell table:formula="of:=[.C93]/[.C78]" office:value-type="float" office:value="0" calcext:value-type="float">
            <text:p>0</text:p>
          </table:table-cell>
          <table:table-cell table:formula="of:=[.D93]/[.D78]" office:value-type="float" office:value="0" calcext:value-type="float">
            <text:p>0</text:p>
          </table:table-cell>
          <table:table-cell table:formula="of:=[.E93]/[.E78]" office:value-type="string" office:string-value="" calcext:value-type="error">
            <text:p>#DIV/0!</text:p>
          </table:table-cell>
          <table:table-cell table:formula="of:=[.F93]/[.F78]" office:value-type="float" office:value="0" calcext:value-type="float">
            <text:p>0</text:p>
          </table:table-cell>
          <table:table-cell table:formula="of:=[.G93]/[.G78]" office:value-type="float" office:value="0" calcext:value-type="float">
            <text:p>0</text:p>
          </table:table-cell>
          <table:table-cell table:formula="of:=[.H93]/[.H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_FL2Fx_circuit</text:p>
          </table:table-cell>
          <table:table-cell office:value-type="float" office:value="0.332454" calcext:value-type="float">
            <text:p>0.332454</text:p>
          </table:table-cell>
          <table:table-cell office:value-type="float" office:value="0.534693" calcext:value-type="float">
            <text:p>0.534693</text:p>
          </table:table-cell>
          <table:table-cell office:value-type="float" office:value="1.034913" calcext:value-type="float">
            <text:p>1.034913</text:p>
          </table:table-cell>
          <table:table-cell/>
          <table:table-cell office:value-type="float" office:value="16.637676" calcext:value-type="float">
            <text:p>16.637676</text:p>
          </table:table-cell>
          <table:table-cell office:value-type="float" office:value="18.059611" calcext:value-type="float">
            <text:p>18.059611</text:p>
          </table:table-cell>
          <table:table-cell office:value-type="float" office:value="19.56461" calcext:value-type="float">
            <text:p>19.56461</text:p>
          </table:table-cell>
          <table:table-cell/>
          <table:table-cell table:formula="of:=[.B94]/[.B79]" office:value-type="float" office:value="0" calcext:value-type="float">
            <text:p>0</text:p>
          </table:table-cell>
          <table:table-cell table:formula="of:=[.C94]/[.C79]" office:value-type="float" office:value="0" calcext:value-type="float">
            <text:p>0</text:p>
          </table:table-cell>
          <table:table-cell table:formula="of:=[.D94]/[.D79]" office:value-type="float" office:value="0" calcext:value-type="float">
            <text:p>0</text:p>
          </table:table-cell>
          <table:table-cell table:formula="of:=[.E94]/[.E79]" office:value-type="string" office:string-value="" calcext:value-type="error">
            <text:p>#DIV/0!</text:p>
          </table:table-cell>
          <table:table-cell table:formula="of:=[.F94]/[.F79]" office:value-type="float" office:value="0" calcext:value-type="float">
            <text:p>0</text:p>
          </table:table-cell>
          <table:table-cell table:formula="of:=[.G94]/[.G79]" office:value-type="float" office:value="0" calcext:value-type="float">
            <text:p>0</text:p>
          </table:table-cell>
          <table:table-cell table:formula="of:=[.H94]/[.H79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L_Add_agmw</text:p>
          </table:table-cell>
          <table:table-cell office:value-type="float" office:value="216.988" calcext:value-type="float">
            <text:p>216.988</text:p>
          </table:table-cell>
          <table:table-cell office:value-type="float" office:value="253.246" calcext:value-type="float">
            <text:p>253.246</text:p>
          </table:table-cell>
          <table:table-cell office:value-type="float" office:value="474.08" calcext:value-type="float">
            <text:p>474.08</text:p>
          </table:table-cell>
          <table:table-cell/>
          <table:table-cell office:value-type="float" office:value="4877.914" calcext:value-type="float">
            <text:p>4877.914</text:p>
          </table:table-cell>
          <table:table-cell office:value-type="float" office:value="5440.092" calcext:value-type="float">
            <text:p>5440.092</text:p>
          </table:table-cell>
          <table:table-cell office:value-type="float" office:value="6067.917" calcext:value-type="float">
            <text:p>6067.917</text:p>
          </table:table-cell>
          <table:table-cell/>
          <table:table-cell table:formula="of:=[.B47]/[.B83]" office:value-type="float" office:value="0.73230316883883" calcext:value-type="float">
            <text:p>0.73230316883883</text:p>
          </table:table-cell>
          <table:table-cell table:formula="of:=[.C47]/[.C83]" office:value-type="float" office:value="0.692891496805478" calcext:value-type="float">
            <text:p>0.692891496805478</text:p>
          </table:table-cell>
          <table:table-cell table:formula="of:=[.D47]/[.D83]" office:value-type="float" office:value="0.562076020924738" calcext:value-type="float">
            <text:p>0.562076020924738</text:p>
          </table:table-cell>
          <table:table-cell table:formula="of:=[.E47]/[.E83]" office:value-type="string" office:string-value="" calcext:value-type="error">
            <text:p>#DIV/0!</text:p>
          </table:table-cell>
          <table:table-cell table:formula="of:=[.F47]/[.F83]" office:value-type="float" office:value="1.02019592801349" calcext:value-type="float">
            <text:p>1.02019592801349</text:p>
          </table:table-cell>
          <table:table-cell table:formula="of:=[.G47]/[.G83]" office:value-type="float" office:value="1.04147282803306" calcext:value-type="float">
            <text:p>1.04147282803306</text:p>
          </table:table-cell>
          <table:table-cell table:formula="of:=[.H47]/[.H83]" office:value-type="float" office:value="0.952706505379029" calcext:value-type="float">
            <text:p>0.952706505379029</text:p>
          </table:table-cell>
        </table:table-row>
        <table:table-row table:style-name="ro1">
          <table:table-cell office:value-type="string" calcext:value-type="string">
            <text:p>FL_Sub_agmw</text:p>
          </table:table-cell>
          <table:table-cell office:value-type="float" office:value="216.632" calcext:value-type="float">
            <text:p>216.632</text:p>
          </table:table-cell>
          <table:table-cell office:value-type="float" office:value="314.824" calcext:value-type="float">
            <text:p>314.824</text:p>
          </table:table-cell>
          <table:table-cell office:value-type="float" office:value="491.582" calcext:value-type="float">
            <text:p>491.582</text:p>
          </table:table-cell>
          <table:table-cell/>
          <table:table-cell office:value-type="float" office:value="5000.167" calcext:value-type="float">
            <text:p>5000.167</text:p>
          </table:table-cell>
          <table:table-cell office:value-type="float" office:value="5356.962" calcext:value-type="float">
            <text:p>5356.962</text:p>
          </table:table-cell>
          <table:table-cell office:value-type="float" office:value="6113.303" calcext:value-type="float">
            <text:p>6113.303</text:p>
          </table:table-cell>
          <table:table-cell/>
          <table:table-cell table:formula="of:=[.B48]/[.B84]" office:value-type="float" office:value="0.698765648657631" calcext:value-type="float">
            <text:p>0.698765648657631</text:p>
          </table:table-cell>
          <table:table-cell table:formula="of:=[.C48]/[.C84]" office:value-type="float" office:value="0.531042741341194" calcext:value-type="float">
            <text:p>0.531042741341194</text:p>
          </table:table-cell>
          <table:table-cell table:formula="of:=[.D48]/[.D84]" office:value-type="float" office:value="0.513257198188705" calcext:value-type="float">
            <text:p>0.513257198188705</text:p>
          </table:table-cell>
          <table:table-cell table:formula="of:=[.E48]/[.E84]" office:value-type="string" office:string-value="" calcext:value-type="error">
            <text:p>#DIV/0!</text:p>
          </table:table-cell>
          <table:table-cell table:formula="of:=[.F48]/[.F84]" office:value-type="float" office:value="1.01060084593175" calcext:value-type="float">
            <text:p>1.01060084593175</text:p>
          </table:table-cell>
          <table:table-cell table:formula="of:=[.G48]/[.G84]" office:value-type="float" office:value="1.04523235371093" calcext:value-type="float">
            <text:p>1.04523235371093</text:p>
          </table:table-cell>
          <table:table-cell table:formula="of:=[.H48]/[.H84]" office:value-type="float" office:value="0.976690015201275" calcext:value-type="float">
            <text:p>0.976690015201275</text:p>
          </table:table-cell>
        </table:table-row>
        <table:table-row table:style-name="ro1">
          <table:table-cell office:value-type="string" calcext:value-type="string">
            <text:p>FL_Mul_agmw</text:p>
          </table:table-cell>
          <table:table-cell office:value-type="float" office:value="53.346" calcext:value-type="float">
            <text:p>53.346</text:p>
          </table:table-cell>
          <table:table-cell office:value-type="float" office:value="75.073" calcext:value-type="float">
            <text:p>75.073</text:p>
          </table:table-cell>
          <table:table-cell office:value-type="float" office:value="84.273" calcext:value-type="float">
            <text:p>84.273</text:p>
          </table:table-cell>
          <table:table-cell/>
          <table:table-cell office:value-type="float" office:value="1248.121" calcext:value-type="float">
            <text:p>1248.121</text:p>
          </table:table-cell>
          <table:table-cell office:value-type="float" office:value="1263.703" calcext:value-type="float">
            <text:p>1263.703</text:p>
          </table:table-cell>
          <table:table-cell office:value-type="float" office:value="1553.22" calcext:value-type="float">
            <text:p>1553.22</text:p>
          </table:table-cell>
          <table:table-cell/>
          <table:table-cell table:formula="of:=[.B49]/[.B85]" office:value-type="float" office:value="3.12045889101338" calcext:value-type="float">
            <text:p>3.12045889101338</text:p>
          </table:table-cell>
          <table:table-cell table:formula="of:=[.C49]/[.C85]" office:value-type="float" office:value="2.3816685093176" calcext:value-type="float">
            <text:p>2.3816685093176</text:p>
          </table:table-cell>
          <table:table-cell table:formula="of:=[.D49]/[.D85]" office:value-type="float" office:value="2.64139166755663" calcext:value-type="float">
            <text:p>2.64139166755663</text:p>
          </table:table-cell>
          <table:table-cell table:formula="of:=[.E49]/[.E85]" office:value-type="string" office:string-value="" calcext:value-type="error">
            <text:p>#DIV/0!</text:p>
          </table:table-cell>
          <table:table-cell table:formula="of:=[.F49]/[.F85]" office:value-type="float" office:value="5.41572011047006" calcext:value-type="float">
            <text:p>5.41572011047006</text:p>
          </table:table-cell>
          <table:table-cell table:formula="of:=[.G49]/[.G85]" office:value-type="float" office:value="5.75943952020372" calcext:value-type="float">
            <text:p>5.75943952020372</text:p>
          </table:table-cell>
          <table:table-cell table:formula="of:=[.H49]/[.H85]" office:value-type="float" office:value="4.93928419670105" calcext:value-type="float">
            <text:p>4.93928419670105</text:p>
          </table:table-cell>
        </table:table-row>
        <table:table-row table:style-name="ro1">
          <table:table-cell office:value-type="string" calcext:value-type="string">
            <text:p>FL_Div_agmw</text:p>
          </table:table-cell>
          <table:table-cell office:value-type="float" office:value="123.928" calcext:value-type="float">
            <text:p>123.928</text:p>
          </table:table-cell>
          <table:table-cell office:value-type="float" office:value="168.833" calcext:value-type="float">
            <text:p>168.833</text:p>
          </table:table-cell>
          <table:table-cell office:value-type="float" office:value="301.369" calcext:value-type="float">
            <text:p>301.369</text:p>
          </table:table-cell>
          <table:table-cell/>
          <table:table-cell office:value-type="float" office:value="3173.602" calcext:value-type="float">
            <text:p>3173.602</text:p>
          </table:table-cell>
          <table:table-cell office:value-type="float" office:value="3344.129" calcext:value-type="float">
            <text:p>3344.129</text:p>
          </table:table-cell>
          <table:table-cell office:value-type="float" office:value="3485.833" calcext:value-type="float">
            <text:p>3485.833</text:p>
          </table:table-cell>
          <table:table-cell/>
          <table:table-cell table:formula="of:=[.B50]/[.B86]" office:value-type="float" office:value="11.4471467303596" calcext:value-type="float">
            <text:p>11.4471467303596</text:p>
          </table:table-cell>
          <table:table-cell table:formula="of:=[.C50]/[.C86]" office:value-type="float" office:value="9.82800755776418" calcext:value-type="float">
            <text:p>9.82800755776418</text:p>
          </table:table-cell>
          <table:table-cell table:formula="of:=[.D50]/[.D86]" office:value-type="float" office:value="6.24769966386722" calcext:value-type="float">
            <text:p>6.24769966386722</text:p>
          </table:table-cell>
          <table:table-cell table:formula="of:=[.E50]/[.E86]" office:value-type="string" office:string-value="" calcext:value-type="error">
            <text:p>#DIV/0!</text:p>
          </table:table-cell>
          <table:table-cell table:formula="of:=[.F50]/[.F86]" office:value-type="float" office:value="23.5761818904828" calcext:value-type="float">
            <text:p>23.5761818904828</text:p>
          </table:table-cell>
          <table:table-cell table:formula="of:=[.G50]/[.G86]" office:value-type="float" office:value="26.6475542659987" calcext:value-type="float">
            <text:p>26.6475542659987</text:p>
          </table:table-cell>
          <table:table-cell table:formula="of:=[.H50]/[.H86]" office:value-type="float" office:value="28.8770084510646" calcext:value-type="float">
            <text:p>28.8770084510646</text:p>
          </table:table-cell>
        </table:table-row>
        <table:table-row table:style-name="ro1">
          <table:table-cell office:value-type="string" calcext:value-type="string">
            <text:p>FL_Lt_agmw</text:p>
          </table:table-cell>
          <table:table-cell office:value-type="float" office:value="66.033" calcext:value-type="float">
            <text:p>66.033</text:p>
          </table:table-cell>
          <table:table-cell office:value-type="float" office:value="84.354" calcext:value-type="float">
            <text:p>84.354</text:p>
          </table:table-cell>
          <table:table-cell office:value-type="float" office:value="197.753" calcext:value-type="float">
            <text:p>197.753</text:p>
          </table:table-cell>
          <table:table-cell/>
          <table:table-cell office:value-type="float" office:value="1361.242" calcext:value-type="float">
            <text:p>1361.242</text:p>
          </table:table-cell>
          <table:table-cell office:value-type="float" office:value="1566.961" calcext:value-type="float">
            <text:p>1566.961</text:p>
          </table:table-cell>
          <table:table-cell office:value-type="float" office:value="1779.533" calcext:value-type="float">
            <text:p>1779.533</text:p>
          </table:table-cell>
          <table:table-cell/>
          <table:table-cell table:formula="of:=[.B51]/[.B87]" office:value-type="float" office:value="0.713037420683598" calcext:value-type="float">
            <text:p>0.713037420683598</text:p>
          </table:table-cell>
          <table:table-cell table:formula="of:=[.C51]/[.C87]" office:value-type="float" office:value="0.621440595585272" calcext:value-type="float">
            <text:p>0.621440595585272</text:p>
          </table:table-cell>
          <table:table-cell table:formula="of:=[.D51]/[.D87]" office:value-type="float" office:value="0.670154182237438" calcext:value-type="float">
            <text:p>0.670154182237438</text:p>
          </table:table-cell>
          <table:table-cell table:formula="of:=[.E51]/[.E87]" office:value-type="string" office:string-value="" calcext:value-type="error">
            <text:p>#DIV/0!</text:p>
          </table:table-cell>
          <table:table-cell table:formula="of:=[.F51]/[.F87]" office:value-type="float" office:value="1.20340615408575" calcext:value-type="float">
            <text:p>1.20340615408575</text:p>
          </table:table-cell>
          <table:table-cell table:formula="of:=[.G51]/[.G87]" office:value-type="float" office:value="1.11808079460816" calcext:value-type="float">
            <text:p>1.11808079460816</text:p>
          </table:table-cell>
          <table:table-cell table:formula="of:=[.H51]/[.H87]" office:value-type="float" office:value="1.03429607655492" calcext:value-type="float">
            <text:p>1.03429607655492</text:p>
          </table:table-cell>
        </table:table-row>
        <table:table-row table:style-name="ro1">
          <table:table-cell office:value-type="string" calcext:value-type="string">
            <text:p>FL_Exp2_agmw</text:p>
          </table:table-cell>
          <table:table-cell office:value-type="float" office:value="569.542" calcext:value-type="float">
            <text:p>569.542</text:p>
          </table:table-cell>
          <table:table-cell office:value-type="float" office:value="953.94" calcext:value-type="float">
            <text:p>953.94</text:p>
          </table:table-cell>
          <table:table-cell office:value-type="float" office:value="1784.024" calcext:value-type="float">
            <text:p>1784.024</text:p>
          </table:table-cell>
          <table:table-cell/>
          <table:table-cell office:value-type="float" office:value="9105.86" calcext:value-type="float">
            <text:p>9105.86</text:p>
          </table:table-cell>
          <table:table-cell office:value-type="float" office:value="10054.336" calcext:value-type="float">
            <text:p>10054.336</text:p>
          </table:table-cell>
          <table:table-cell office:value-type="float" office:value="13147.788" calcext:value-type="float">
            <text:p>13147.788</text:p>
          </table:table-cell>
          <table:table-cell/>
          <table:table-cell table:formula="of:=[.B52]/[.B88]" office:value-type="float" office:value="3.43834695246356" calcext:value-type="float">
            <text:p>3.43834695246356</text:p>
          </table:table-cell>
          <table:table-cell table:formula="of:=[.C52]/[.C88]" office:value-type="float" office:value="2.50727089754073" calcext:value-type="float">
            <text:p>2.50727089754073</text:p>
          </table:table-cell>
          <table:table-cell table:formula="of:=[.D52]/[.D88]" office:value-type="float" office:value="1.90144190885324" calcext:value-type="float">
            <text:p>1.90144190885324</text:p>
          </table:table-cell>
          <table:table-cell table:formula="of:=[.E52]/[.E88]" office:value-type="string" office:string-value="" calcext:value-type="error">
            <text:p>#DIV/0!</text:p>
          </table:table-cell>
          <table:table-cell table:formula="of:=[.F52]/[.F88]" office:value-type="float" office:value="12.3508845951947" calcext:value-type="float">
            <text:p>12.3508845951947</text:p>
          </table:table-cell>
          <table:table-cell table:formula="of:=[.G52]/[.G88]" office:value-type="float" office:value="12.8960520117887" calcext:value-type="float">
            <text:p>12.8960520117887</text:p>
          </table:table-cell>
          <table:table-cell table:formula="of:=[.H52]/[.H88]" office:value-type="float" office:value="10.7042911704996" calcext:value-type="float">
            <text:p>10.7042911704996</text:p>
          </table:table-cell>
        </table:table-row>
        <table:table-row table:style-name="ro1">
          <table:table-cell office:value-type="string" calcext:value-type="string">
            <text:p>FL_Log2_agmw</text:p>
          </table:table-cell>
          <table:table-cell office:value-type="float" office:value="3871.349" calcext:value-type="float">
            <text:p>3871.349</text:p>
          </table:table-cell>
          <table:table-cell office:value-type="float" office:value="5395.065" calcext:value-type="float">
            <text:p>5395.065</text:p>
          </table:table-cell>
          <table:table-cell office:value-type="float" office:value="8623.15" calcext:value-type="float">
            <text:p>8623.15</text:p>
          </table:table-cell>
          <table:table-cell/>
          <table:table-cell office:value-type="float" office:value="90173.123" calcext:value-type="float">
            <text:p>90173.123</text:p>
          </table:table-cell>
          <table:table-cell office:value-type="float" office:value="99853.844" calcext:value-type="float">
            <text:p>99853.844</text:p>
          </table:table-cell>
          <table:table-cell office:value-type="float" office:value="107905.281" calcext:value-type="float">
            <text:p>107905.281</text:p>
          </table:table-cell>
          <table:table-cell/>
          <table:table-cell table:formula="of:=[.B53]/[.B89]" office:value-type="float" office:value="0.328536383570688" calcext:value-type="float">
            <text:p>0.328536383570688</text:p>
          </table:table-cell>
          <table:table-cell table:formula="of:=[.C53]/[.C89]" office:value-type="float" office:value="0.296422934663438" calcext:value-type="float">
            <text:p>0.296422934663438</text:p>
          </table:table-cell>
          <table:table-cell table:formula="of:=[.D53]/[.D89]" office:value-type="float" office:value="0.299321245716473" calcext:value-type="float">
            <text:p>0.299321245716473</text:p>
          </table:table-cell>
          <table:table-cell table:formula="of:=[.E53]/[.E89]" office:value-type="string" office:string-value="" calcext:value-type="error">
            <text:p>#DIV/0!</text:p>
          </table:table-cell>
          <table:table-cell table:formula="of:=[.F53]/[.F89]" office:value-type="float" office:value="0.553233073673183" calcext:value-type="float">
            <text:p>0.553233073673183</text:p>
          </table:table-cell>
          <table:table-cell table:formula="of:=[.G53]/[.G89]" office:value-type="float" office:value="0.583220812210294" calcext:value-type="float">
            <text:p>0.583220812210294</text:p>
          </table:table-cell>
          <table:table-cell table:formula="of:=[.H53]/[.H89]" office:value-type="float" office:value="0.595579719587589" calcext:value-type="float">
            <text:p>0.595579719587589</text:p>
          </table:table-cell>
        </table:table-row>
        <table:table-row table:style-name="ro1">
          <table:table-cell office:value-type="string" calcext:value-type="string">
            <text:p>FL_Exp_agmw</text:p>
          </table:table-cell>
          <table:table-cell office:value-type="float" office:value="620.105" calcext:value-type="float">
            <text:p>620.105</text:p>
          </table:table-cell>
          <table:table-cell office:value-type="float" office:value="966.758" calcext:value-type="float">
            <text:p>966.758</text:p>
          </table:table-cell>
          <table:table-cell office:value-type="float" office:value="1684.201" calcext:value-type="float">
            <text:p>1684.201</text:p>
          </table:table-cell>
          <table:table-cell/>
          <table:table-cell office:value-type="float" office:value="9748.594" calcext:value-type="float">
            <text:p>9748.594</text:p>
          </table:table-cell>
          <table:table-cell office:value-type="float" office:value="10695.645" calcext:value-type="float">
            <text:p>10695.645</text:p>
          </table:table-cell>
          <table:table-cell office:value-type="float" office:value="11560.34" calcext:value-type="float">
            <text:p>11560.34</text:p>
          </table:table-cell>
          <table:table-cell/>
          <table:table-cell table:formula="of:=[.B54]/[.B90]" office:value-type="float" office:value="3.42351214713637" calcext:value-type="float">
            <text:p>3.42351214713637</text:p>
          </table:table-cell>
          <table:table-cell table:formula="of:=[.C54]/[.C90]" office:value-type="float" office:value="2.65316449411331" calcext:value-type="float">
            <text:p>2.65316449411331</text:p>
          </table:table-cell>
          <table:table-cell table:formula="of:=[.D54]/[.D90]" office:value-type="float" office:value="2.05549397013777" calcext:value-type="float">
            <text:p>2.05549397013777</text:p>
          </table:table-cell>
          <table:table-cell table:formula="of:=[.E54]/[.E90]" office:value-type="string" office:string-value="" calcext:value-type="error">
            <text:p>#DIV/0!</text:p>
          </table:table-cell>
          <table:table-cell table:formula="of:=[.F54]/[.F90]" office:value-type="float" office:value="12.1837920422166" calcext:value-type="float">
            <text:p>12.1837920422166</text:p>
          </table:table-cell>
          <table:table-cell table:formula="of:=[.G54]/[.G90]" office:value-type="float" office:value="12.8197629969955" calcext:value-type="float">
            <text:p>12.8197629969955</text:p>
          </table:table-cell>
          <table:table-cell table:formula="of:=[.H54]/[.H90]" office:value-type="float" office:value="13.0134381860741" calcext:value-type="float">
            <text:p>13.0134381860741</text:p>
          </table:table-cell>
        </table:table-row>
        <table:table-row table:style-name="ro1">
          <table:table-cell office:value-type="string" calcext:value-type="string">
            <text:p>FL_Ln_agmw</text:p>
          </table:table-cell>
          <table:table-cell office:value-type="float" office:value="3903.484" calcext:value-type="float">
            <text:p>3903.484</text:p>
          </table:table-cell>
          <table:table-cell office:value-type="float" office:value="5588.281" calcext:value-type="float">
            <text:p>5588.281</text:p>
          </table:table-cell>
          <table:table-cell office:value-type="float" office:value="8516.19" calcext:value-type="float">
            <text:p>8516.19</text:p>
          </table:table-cell>
          <table:table-cell/>
          <table:table-cell office:value-type="float" office:value="90034.64" calcext:value-type="float">
            <text:p>90034.64</text:p>
          </table:table-cell>
          <table:table-cell office:value-type="float" office:value="99444.661" calcext:value-type="float">
            <text:p>99444.661</text:p>
          </table:table-cell>
          <table:table-cell office:value-type="float" office:value="108395.143" calcext:value-type="float">
            <text:p>108395.143</text:p>
          </table:table-cell>
          <table:table-cell/>
          <table:table-cell table:formula="of:=[.B55]/[.B91]" office:value-type="float" office:value="0.954281098628815" calcext:value-type="float">
            <text:p>0.954281098628815</text:p>
          </table:table-cell>
          <table:table-cell table:formula="of:=[.C55]/[.C91]" office:value-type="float" office:value="0.852822898490609" calcext:value-type="float">
            <text:p>0.852822898490609</text:p>
          </table:table-cell>
          <table:table-cell table:formula="of:=[.D55]/[.D91]" office:value-type="float" office:value="1.0302031777121" calcext:value-type="float">
            <text:p>1.0302031777121</text:p>
          </table:table-cell>
          <table:table-cell table:formula="of:=[.E55]/[.E91]" office:value-type="string" office:string-value="" calcext:value-type="error">
            <text:p>#DIV/0!</text:p>
          </table:table-cell>
          <table:table-cell table:formula="of:=[.F55]/[.F91]" office:value-type="float" office:value="1.68404390798919" calcext:value-type="float">
            <text:p>1.68404390798919</text:p>
          </table:table-cell>
          <table:table-cell table:formula="of:=[.G55]/[.G91]" office:value-type="float" office:value="1.78739027528084" calcext:value-type="float">
            <text:p>1.78739027528084</text:p>
          </table:table-cell>
          <table:table-cell table:formula="of:=[.H55]/[.H91]" office:value-type="float" office:value="1.85199853465759" calcext:value-type="float">
            <text:p>1.85199853465759</text:p>
          </table:table-cell>
        </table:table-row>
        <table:table-row table:style-name="ro1">
          <table:table-cell office:value-type="string" calcext:value-type="string">
            <text:p>FL_Sqrt_agmw</text:p>
          </table:table-cell>
          <table:table-cell office:value-type="float" office:value="1575.205" calcext:value-type="float">
            <text:p>1575.205</text:p>
          </table:table-cell>
          <table:table-cell office:value-type="float" office:value="2372.355" calcext:value-type="float">
            <text:p>2372.355</text:p>
          </table:table-cell>
          <table:table-cell office:value-type="float" office:value="3603.356" calcext:value-type="float">
            <text:p>3603.356</text:p>
          </table:table-cell>
          <table:table-cell/>
          <table:table-cell office:value-type="float" office:value="31263.467" calcext:value-type="float">
            <text:p>31263.467</text:p>
          </table:table-cell>
          <table:table-cell office:value-type="float" office:value="33778.76" calcext:value-type="float">
            <text:p>33778.76</text:p>
          </table:table-cell>
          <table:table-cell office:value-type="float" office:value="36776.322" calcext:value-type="float">
            <text:p>36776.322</text:p>
          </table:table-cell>
          <table:table-cell/>
          <table:table-cell table:formula="of:=[.B56]/[.B92]" office:value-type="float" office:value="0.563555854634794" calcext:value-type="float">
            <text:p>0.563555854634794</text:p>
          </table:table-cell>
          <table:table-cell table:formula="of:=[.C56]/[.C92]" office:value-type="float" office:value="0.455793504766361" calcext:value-type="float">
            <text:p>0.455793504766361</text:p>
          </table:table-cell>
          <table:table-cell table:formula="of:=[.D56]/[.D92]" office:value-type="float" office:value="0.420272656934258" calcext:value-type="float">
            <text:p>0.420272656934258</text:p>
          </table:table-cell>
          <table:table-cell table:formula="of:=[.E56]/[.E92]" office:value-type="string" office:string-value="" calcext:value-type="error">
            <text:p>#DIV/0!</text:p>
          </table:table-cell>
          <table:table-cell table:formula="of:=[.F56]/[.F92]" office:value-type="float" office:value="1.42607983944967" calcext:value-type="float">
            <text:p>1.42607983944967</text:p>
          </table:table-cell>
          <table:table-cell table:formula="of:=[.G56]/[.G92]" office:value-type="float" office:value="1.53489823190668" calcext:value-type="float">
            <text:p>1.53489823190668</text:p>
          </table:table-cell>
          <table:table-cell table:formula="of:=[.H56]/[.H92]" office:value-type="float" office:value="1.56215238163294" calcext:value-type="float">
            <text:p>1.56215238163294</text:p>
          </table:table-cell>
        </table:table-row>
        <table:table-row table:style-name="ro1">
          <table:table-cell office:value-type="string" calcext:value-type="string">
            <text:p>FL_FL2Fx_agm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_FL2Int_agmw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FxLaplace_DP_insecure</text:p>
          </table:table-cell>
          <table:table-cell office:value-type="float" office:value="26.085221" calcext:value-type="float">
            <text:p>26.085221</text:p>
          </table:table-cell>
          <table:table-cell office:value-type="float" office:value="24.040455" calcext:value-type="float">
            <text:p>24.040455</text:p>
          </table:table-cell>
          <table:table-cell office:value-type="float" office:value="62.740795" calcext:value-type="float">
            <text:p>62.740795</text:p>
          </table:table-cell>
          <table:table-cell/>
          <table:table-cell office:value-type="float" office:value="1269.250375" calcext:value-type="float">
            <text:p>1269.250375</text:p>
          </table:table-cell>
          <table:table-cell office:value-type="float" office:value="1335.424404" calcext:value-type="float">
            <text:p>1335.424404</text:p>
          </table:table-cell>
          <table:table-cell office:value-type="float" office:value="1474.286763" calcext:value-type="float">
            <text:p>1474.286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Laplace_DP_insecure</text:p>
          </table:table-cell>
          <table:table-cell office:value-type="float" office:value="7.575574" calcext:value-type="float">
            <text:p>7.575574</text:p>
          </table:table-cell>
          <table:table-cell office:value-type="float" office:value="8.356692" calcext:value-type="float">
            <text:p>8.356692</text:p>
          </table:table-cell>
          <table:table-cell office:value-type="float" office:value="11.08024" calcext:value-type="float">
            <text:p>11.08024</text:p>
          </table:table-cell>
          <table:table-cell/>
          <table:table-cell office:value-type="float" office:value="197.67603" calcext:value-type="float">
            <text:p>197.67603</text:p>
          </table:table-cell>
          <table:table-cell office:value-type="float" office:value="223.922222" calcext:value-type="float">
            <text:p>223.922222</text:p>
          </table:table-cell>
          <table:table-cell office:value-type="float" office:value="248.534027" calcext:value-type="float">
            <text:p>248.534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xDiscreteLaplace_EKMPP</text:p>
          </table:table-cell>
          <table:table-cell office:value-type="float" office:value="2.26157" calcext:value-type="float">
            <text:p>2.26157</text:p>
          </table:table-cell>
          <table:table-cell office:value-type="float" office:value="3.258158" calcext:value-type="float">
            <text:p>3.258158</text:p>
          </table:table-cell>
          <table:table-cell office:value-type="float" office:value="134.971356" calcext:value-type="float">
            <text:p>134.971356</text:p>
          </table:table-cell>
          <table:table-cell/>
          <table:table-cell office:value-type="float" office:value="19.013592" calcext:value-type="float">
            <text:p>19.013592</text:p>
          </table:table-cell>
          <table:table-cell office:value-type="float" office:value="24.114634" calcext:value-type="float">
            <text:p>24.114634</text:p>
          </table:table-cell>
          <table:table-cell office:value-type="float" office:value="69.88" calcext:value-type="float">
            <text:p>69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DiscreteLaplace_EKMPP</text:p>
          </table:table-cell>
          <table:table-cell office:value-type="float" office:value="5.914561" calcext:value-type="float">
            <text:p>5.914561</text:p>
          </table:table-cell>
          <table:table-cell office:value-type="float" office:value="6.599007" calcext:value-type="float">
            <text:p>6.599007</text:p>
          </table:table-cell>
          <table:table-cell office:value-type="float" office:value="9.055369" calcext:value-type="float">
            <text:p>9.055369</text:p>
          </table:table-cell>
          <table:table-cell/>
          <table:table-cell office:value-type="float" office:value="144.931936" calcext:value-type="float">
            <text:p>144.931936</text:p>
          </table:table-cell>
          <table:table-cell office:value-type="float" office:value="163.959305" calcext:value-type="float">
            <text:p>163.959305</text:p>
          </table:table-cell>
          <table:table-cell office:value-type="float" office:value="177.912734" calcext:value-type="float">
            <text:p>177.912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MW_kSecureSnappingMechanism</text:p>
          </table:table-cell>
          <table:table-cell office:value-type="float" office:value="4.675595" calcext:value-type="float">
            <text:p>4.675595</text:p>
          </table:table-cell>
          <table:table-cell office:value-type="float" office:value="5.765724" calcext:value-type="float">
            <text:p>5.765724</text:p>
          </table:table-cell>
          <table:table-cell table:number-columns-repeated="2"/>
          <table:table-cell office:value-type="float" office:value="145.69966" calcext:value-type="float">
            <text:p>145.69966</text:p>
          </table:table-cell>
          <table:table-cell office:value-type="float" office:value="168.739558" calcext:value-type="float">
            <text:p>168.739558</text:p>
          </table:table-cell>
          <table:table-cell office:value-type="float" office:value="182.597259" calcext:value-type="float">
            <text:p>182.597259</text:p>
          </table:table-cell>
          <table:table-cell/>
          <table:table-cell table:formula="of:=[.B98]/[.B101]" office:value-type="float" office:value="1.62023742432781" calcext:value-type="float">
            <text:p>1.62023742432781</text:p>
          </table:table-cell>
          <table:table-cell table:formula="of:=[.C98]/[.C101]" office:value-type="float" office:value="1.44937426765485" calcext:value-type="float">
            <text:p>1.44937426765485</text:p>
          </table:table-cell>
          <table:table-cell table:formula="of:=[.D98]/[.D101]" office:value-type="string" office:string-value="" calcext:value-type="error">
            <text:p>#DIV/0!</text:p>
          </table:table-cell>
          <table:table-cell table:formula="of:=[.E98]/[.E101]" office:value-type="string" office:string-value="" calcext:value-type="error">
            <text:p>#DIV/0!</text:p>
          </table:table-cell>
          <table:table-cell table:formula="of:=[.F98]/[.F101]" office:value-type="float" office:value="1.35673638497166" calcext:value-type="float">
            <text:p>1.35673638497166</text:p>
          </table:table-cell>
          <table:table-cell table:formula="of:=[.G98]/[.G101]" office:value-type="float" office:value="1.32702861530549" calcext:value-type="float">
            <text:p>1.32702861530549</text:p>
          </table:table-cell>
          <table:table-cell table:formula="of:=[.H98]/[.H101]" office:value-type="float" office:value="1.36110491669538" calcext:value-type="float">
            <text:p>1.36110491669538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GMW_kSecureDiscreteLaplaceMechanism_FxDiscreteLaplace</text:p>
          </table:table-cell>
          <table:table-cell office:value-type="float" office:value="60946.327" calcext:value-type="float">
            <text:p>60946.327</text:p>
          </table:table-cell>
          <table:table-cell office:value-type="float" office:value="62613.408" calcext:value-type="float">
            <text:p>62613.408</text:p>
          </table:table-cell>
          <table:table-cell office:value-type="float" office:value="144253.436" calcext:value-type="float">
            <text:p>144253.436</text:p>
          </table:table-cell>
          <table:table-cell/>
          <table:table-cell office:value-type="float" office:value="893460.444" calcext:value-type="float">
            <text:p>893460.444</text:p>
          </table:table-cell>
          <table:table-cell office:value-type="float" office:value="947818.242" calcext:value-type="float">
            <text:p>947818.242</text:p>
          </table:table-cell>
          <table:table-cell office:value-type="float" office:value="1040754.522" calcext:value-type="float">
            <text:p>1040754.522</text:p>
          </table:table-cell>
          <table:table-cell/>
          <table:table-cell table:formula="of:=[.B104]/20" office:value-type="float" office:value="3047.31635" calcext:value-type="float">
            <text:p>3047.31635</text:p>
          </table:table-cell>
          <table:table-cell table:formula="of:=[.C104]/20" office:value-type="float" office:value="3130.6704" calcext:value-type="float">
            <text:p>3130.6704</text:p>
          </table:table-cell>
          <table:table-cell table:formula="of:=[.D104]/20" office:value-type="float" office:value="7212.6718" calcext:value-type="float">
            <text:p>7212.6718</text:p>
          </table:table-cell>
          <table:table-cell table:formula="of:=[.E104]/20" office:value-type="float" office:value="0" calcext:value-type="float">
            <text:p>0</text:p>
          </table:table-cell>
          <table:table-cell table:formula="of:=[.F104]/20" office:value-type="float" office:value="44673.0222" calcext:value-type="float">
            <text:p>44673.0222</text:p>
          </table:table-cell>
          <table:table-cell table:formula="of:=[.G104]/20" office:value-type="float" office:value="47390.9121" calcext:value-type="float">
            <text:p>47390.9121</text:p>
          </table:table-cell>
          <table:table-cell table:formula="of:=[.H104]/20" office:value-type="float" office:value="52037.7261" calcext:value-type="float">
            <text:p>52037.7261</text:p>
          </table:table-cell>
        </table:table-row>
        <table:table-row table:style-name="ro1">
          <table:table-cell office:value-type="string" calcext:value-type="string">
            <text:p>BGMW_kSecureDiscreteLaplaceMechanism_FLDiscreteLaplace</text:p>
          </table:table-cell>
          <table:table-cell office:value-type="float" office:value="48874.166" calcext:value-type="float">
            <text:p>48874.166</text:p>
          </table:table-cell>
          <table:table-cell office:value-type="float" office:value="49236.48" calcext:value-type="float">
            <text:p>49236.48</text:p>
          </table:table-cell>
          <table:table-cell office:value-type="float" office:value="105650.76" calcext:value-type="float">
            <text:p>105650.76</text:p>
          </table:table-cell>
          <table:table-cell/>
          <table:table-cell office:value-type="float" office:value="730002.768" calcext:value-type="float">
            <text:p>730002.768</text:p>
          </table:table-cell>
          <table:table-cell office:value-type="float" office:value="782549.187" calcext:value-type="float">
            <text:p>782549.187</text:p>
          </table:table-cell>
          <table:table-cell office:value-type="float" office:value="861691.712" calcext:value-type="float">
            <text:p>861691.712</text:p>
          </table:table-cell>
          <table:table-cell/>
          <table:table-cell table:formula="of:=[.B105]/20" office:value-type="float" office:value="2443.7083" calcext:value-type="float">
            <text:p>2443.7083</text:p>
          </table:table-cell>
          <table:table-cell table:formula="of:=[.C105]/20" office:value-type="float" office:value="2461.824" calcext:value-type="float">
            <text:p>2461.824</text:p>
          </table:table-cell>
          <table:table-cell table:formula="of:=[.D105]/20" office:value-type="float" office:value="5282.538" calcext:value-type="float">
            <text:p>5282.538</text:p>
          </table:table-cell>
          <table:table-cell table:formula="of:=[.E105]/20" office:value-type="float" office:value="0" calcext:value-type="float">
            <text:p>0</text:p>
          </table:table-cell>
          <table:table-cell table:formula="of:=[.F105]/20" office:value-type="float" office:value="36500.1384" calcext:value-type="float">
            <text:p>36500.1384</text:p>
          </table:table-cell>
          <table:table-cell table:formula="of:=[.G105]/20" office:value-type="float" office:value="39127.45935" calcext:value-type="float">
            <text:p>39127.45935</text:p>
          </table:table-cell>
          <table:table-cell table:formula="of:=[.H105]/20" office:value-type="float" office:value="43084.5856" calcext:value-type="float">
            <text:p>43084.5856</text:p>
          </table:table-cell>
        </table:table-row>
        <table:table-row table:style-name="ro1">
          <table:table-cell office:value-type="string" calcext:value-type="string">
            <text:p>BGMW_kSecureDiscreteGaussianMechanismCKS_FxDiscreteGaussian_with_DiscreteLaplaceEKMPP</text:p>
          </table:table-cell>
          <table:table-cell office:value-type="float" office:value="614.31908" calcext:value-type="float">
            <text:p>614.31908</text:p>
          </table:table-cell>
          <table:table-cell office:value-type="float" office:value="701.92196" calcext:value-type="float">
            <text:p>701.92196</text:p>
          </table:table-cell>
          <table:table-cell table:formula="of:#VALUE!" office:value-type="string" office:string-value="" calcext:value-type="error">
            <text:p>#VALUE!</text:p>
          </table:table-cell>
          <table:table-cell/>
          <table:table-cell office:value-type="float" office:value="7388.62926" calcext:value-type="float">
            <text:p>7388.62926</text:p>
          </table:table-cell>
          <table:table-cell office:value-type="float" office:value="8273.26608" calcext:value-type="float">
            <text:p>8273.26608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MW_kSecureDiscreteGaussianMechanismCKS_FLDiscreteGaussian_with_DiscreteLaplaceEKMPP</text:p>
          </table:table-cell>
          <table:table-cell office:value-type="float" office:value="305.4214" calcext:value-type="float">
            <text:p>305.4214</text:p>
          </table:table-cell>
          <table:table-cell office:value-type="float" office:value="303.1341" calcext:value-type="float">
            <text:p>303.1341</text:p>
          </table:table-cell>
          <table:table-cell table:formula="of:#VALUE!" office:value-type="string" office:string-value="" calcext:value-type="error">
            <text:p>#VALUE!</text:p>
          </table:table-cell>
          <table:table-cell/>
          <table:table-cell office:value-type="float" office:value="6324.08068" calcext:value-type="float">
            <text:p>6324.08068</text:p>
          </table:table-cell>
          <table:table-cell office:value-type="float" office:value="7329.42602" calcext:value-type="float">
            <text:p>7329.42602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GMW_kSecureIntegerScalingLaplaceMechanism_FxLaplace</text:p>
          </table:table-cell>
          <table:table-cell office:value-type="float" office:value="72296.533" calcext:value-type="float">
            <text:p>72296.533</text:p>
          </table:table-cell>
          <table:table-cell office:value-type="float" office:value="71352.892" calcext:value-type="float">
            <text:p>71352.892</text:p>
          </table:table-cell>
          <table:table-cell table:number-columns-repeated="2"/>
          <table:table-cell office:value-type="float" office:value="949907.44" calcext:value-type="float">
            <text:p>949907.44</text:p>
          </table:table-cell>
          <table:table-cell office:value-type="float" office:value="994913.878" calcext:value-type="float">
            <text:p>994913.878</text:p>
          </table:table-cell>
          <table:table-cell table:number-columns-repeated="2"/>
          <table:table-cell table:formula="of:=[.B110]/[.B111]" office:value-type="float" office:value="1.29428987242649" calcext:value-type="float">
            <text:p>1.29428987242649</text:p>
          </table:table-cell>
          <table:table-cell table:formula="of:=[.C110]/[.C111]" office:value-type="float" office:value="1.51213352672317" calcext:value-type="float">
            <text:p>1.51213352672317</text:p>
          </table:table-cell>
          <table:table-cell table:formula="of:=[.D110]/[.D111]" office:value-type="string" office:string-value="" calcext:value-type="error">
            <text:p>#DIV/0!</text:p>
          </table:table-cell>
          <table:table-cell table:formula="of:=[.E110]/[.E111]" office:value-type="string" office:string-value="" calcext:value-type="error">
            <text:p>#DIV/0!</text:p>
          </table:table-cell>
          <table:table-cell table:formula="of:=[.F110]/[.F111]" office:value-type="float" office:value="1.1222437644973" calcext:value-type="float">
            <text:p>1.1222437644973</text:p>
          </table:table-cell>
          <table:table-cell table:formula="of:=[.G110]/[.G111]" office:value-type="float" office:value="1.09533072420145" calcext:value-type="float">
            <text:p>1.09533072420145</text:p>
          </table:table-cell>
          <table:table-cell table:formula="of:=[.H110]/[.H11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GMW_kSecureIntegerScalingLaplaceMechanism_FLLaplace</text:p>
          </table:table-cell>
          <table:table-cell office:value-type="float" office:value="55858.069" calcext:value-type="float">
            <text:p>55858.069</text:p>
          </table:table-cell>
          <table:table-cell office:value-type="float" office:value="47186.899" calcext:value-type="float">
            <text:p>47186.899</text:p>
          </table:table-cell>
          <table:table-cell table:number-columns-repeated="2"/>
          <table:table-cell office:value-type="float" office:value="846435.926" calcext:value-type="float">
            <text:p>846435.926</text:p>
          </table:table-cell>
          <table:table-cell office:value-type="float" office:value="908322.807" calcext:value-type="float">
            <text:p>908322.807</text:p>
          </table:table-cell>
          <table:table-cell table:number-columns-repeated="2"/>
          <table:table-cell table:formula="of:=[.B111]/[.B100]" office:value-type="float" office:value="9444.16145171214" calcext:value-type="float">
            <text:p>9444.16145171214</text:p>
          </table:table-cell>
          <table:table-cell table:formula="of:=[.C111]/[.C100]" office:value-type="float" office:value="7150.60599268951" calcext:value-type="float">
            <text:p>7150.60599268951</text:p>
          </table:table-cell>
          <table:table-cell table:formula="of:=[.D111]/[.D100]" office:value-type="float" office:value="0" calcext:value-type="float">
            <text:p>0</text:p>
          </table:table-cell>
          <table:table-cell table:formula="of:=[.E111]/[.E100]" office:value-type="string" office:string-value="" calcext:value-type="error">
            <text:p>#DIV/0!</text:p>
          </table:table-cell>
          <table:table-cell table:formula="of:=[.F111]/[.F100]" office:value-type="float" office:value="5840.23058934368" calcext:value-type="float">
            <text:p>5840.23058934368</text:p>
          </table:table-cell>
          <table:table-cell table:formula="of:=[.G111]/[.G100]" office:value-type="float" office:value="5539.92838039903" calcext:value-type="float">
            <text:p>5539.92838039903</text:p>
          </table:table-cell>
          <table:table-cell table:formula="of:=[.H111]/[.H100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BGMW_kSecureIntegerScalingGaussianMechanism_FLGaussian</text:p>
          </table:table-cell>
          <table:table-cell office:value-type="float" office:value="18916.059" calcext:value-type="float">
            <text:p>18916.059</text:p>
          </table:table-cell>
          <table:table-cell office:value-type="float" office:value="15413.078" calcext:value-type="float">
            <text:p>15413.078</text:p>
          </table:table-cell>
          <table:table-cell office:value-type="float" office:value="26929.385" calcext:value-type="float">
            <text:p>26929.385</text:p>
          </table:table-cell>
          <table:table-cell/>
          <table:table-cell office:value-type="float" office:value="394248.57" calcext:value-type="float">
            <text:p>394248.57</text:p>
          </table:table-cell>
          <table:table-cell office:value-type="float" office:value="435126.281" calcext:value-type="float">
            <text:p>435126.281</text:p>
          </table:table-cell>
          <table:table-cell office:value-type="float" office:value="470813.945" calcext:value-type="float">
            <text:p>470813.945</text:p>
          </table:table-cell>
          <table:table-cell/>
          <table:table-cell table:formula="of:=[.B111]/[.B112]" office:value-type="float" office:value="2.95294432101317" calcext:value-type="float">
            <text:p>2.95294432101317</text:p>
          </table:table-cell>
          <table:table-cell table:formula="of:=[.C111]/[.C112]" office:value-type="float" office:value="3.06148447441841" calcext:value-type="float">
            <text:p>3.06148447441841</text:p>
          </table:table-cell>
          <table:table-cell table:formula="of:=[.D111]/[.D112]" office:value-type="float" office:value="0" calcext:value-type="float">
            <text:p>0</text:p>
          </table:table-cell>
          <table:table-cell table:formula="of:=[.E111]/[.E112]" office:value-type="string" office:string-value="" calcext:value-type="error">
            <text:p>#DIV/0!</text:p>
          </table:table-cell>
          <table:table-cell table:formula="of:=[.F111]/[.F112]" office:value-type="float" office:value="2.14696004097111" calcext:value-type="float">
            <text:p>2.14696004097111</text:p>
          </table:table-cell>
          <table:table-cell table:formula="of:=[.G111]/[.G112]" office:value-type="float" office:value="2.08749240545183" calcext:value-type="float">
            <text:p>2.08749240545183</text:p>
          </table:table-cell>
          <table:table-cell table:formula="of:=[.H111]/[.H1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xLaplace_noise_DP_insecure_EKMPP</text:p>
          </table:table-cell>
          <table:table-cell table:formula="of:=[.B97]-[.B16]-[.B18]" office:value-type="float" office:value="25.954281" calcext:value-type="float">
            <text:p>25.954281</text:p>
          </table:table-cell>
          <table:table-cell table:formula="of:=[.C97]-[.C16]-[.C18]" office:value-type="float" office:value="23.86903" calcext:value-type="float">
            <text:p>23.86903</text:p>
          </table:table-cell>
          <table:table-cell table:formula="of:=[.D97]-[.D16]-[.D18]" office:value-type="float" office:value="62.52742" calcext:value-type="float">
            <text:p>62.52742</text:p>
          </table:table-cell>
          <table:table-cell table:formula="of:=[.E97]-[.E16]-[.E18]" office:value-type="float" office:value="0" calcext:value-type="float">
            <text:p>0</text:p>
          </table:table-cell>
          <table:table-cell table:formula="of:=[.F97]-[.F16]-[.F18]" office:value-type="float" office:value="1267.588384" calcext:value-type="float">
            <text:p>1267.588384</text:p>
          </table:table-cell>
          <table:table-cell table:formula="of:=[.G97]-[.G16]-[.G18]" office:value-type="float" office:value="1332.475351" calcext:value-type="float">
            <text:p>1332.475351</text:p>
          </table:table-cell>
          <table:table-cell table:formula="of:=[.H97]-[.H16]-[.H18]" office:value-type="float" office:value="1471.261468" calcext:value-type="float">
            <text:p>1471.261468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FLLaplace_noise_</text:span>DP_insecure_EKMPP</text:p>
          </table:table-cell>
          <table:table-cell table:formula="of:=[.B98]-[.B68]-[.B70]" office:value-type="float" office:value="7.115461" calcext:value-type="float">
            <text:p>7.115461</text:p>
          </table:table-cell>
          <table:table-cell table:formula="of:=[.C97]-[.C68]-[.C70]" office:value-type="float" office:value="23.407569" calcext:value-type="float">
            <text:p>23.407569</text:p>
          </table:table-cell>
          <table:table-cell table:formula="of:=[.D97]-[.D68]-[.D70]" office:value-type="float" office:value="61.863132" calcext:value-type="float">
            <text:p>61.863132</text:p>
          </table:table-cell>
          <table:table-cell table:formula="of:=[.E97]-[.E68]-[.E70]" office:value-type="float" office:value="0" calcext:value-type="float">
            <text:p>0</text:p>
          </table:table-cell>
          <table:table-cell table:formula="of:=[.F97]-[.F68]-[.F70]" office:value-type="float" office:value="1257.851273" calcext:value-type="float">
            <text:p>1257.851273</text:p>
          </table:table-cell>
          <table:table-cell table:formula="of:=[.G97]-[.G68]-[.G70]" office:value-type="float" office:value="1322.948037" calcext:value-type="float">
            <text:p>1322.948037</text:p>
          </table:table-cell>
          <table:table-cell table:formula="of:=[.H97]-[.H68]-[.H70]" office:value-type="float" office:value="1460.626804" calcext:value-type="float">
            <text:p>1460.626804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xDiscreteLaplace_noise_EKMPP</text:p>
          </table:table-cell>
          <table:table-cell table:formula="of:=[.B99]-[.B16]-[.B18]" office:value-type="float" office:value="2.13063" calcext:value-type="float">
            <text:p>2.13063</text:p>
          </table:table-cell>
          <table:table-cell table:formula="of:=[.C99]-[.C16]-[.C18]" office:value-type="float" office:value="3.086733" calcext:value-type="float">
            <text:p>3.086733</text:p>
          </table:table-cell>
          <table:table-cell table:formula="of:=[.D99]-[.D16]-[.D18]" office:value-type="float" office:value="134.757981" calcext:value-type="float">
            <text:p>134.757981</text:p>
          </table:table-cell>
          <table:table-cell table:formula="of:=[.E99]-[.E16]-[.E18]" office:value-type="float" office:value="0" calcext:value-type="float">
            <text:p>0</text:p>
          </table:table-cell>
          <table:table-cell table:formula="of:=[.F99]-[.F16]-[.F18]" office:value-type="float" office:value="17.351601" calcext:value-type="float">
            <text:p>17.351601</text:p>
          </table:table-cell>
          <table:table-cell table:formula="of:=[.G99]-[.G16]-[.G18]" office:value-type="float" office:value="21.165581" calcext:value-type="float">
            <text:p>21.165581</text:p>
          </table:table-cell>
          <table:table-cell table:formula="of:=[.H99]-[.H16]-[.H18]" office:value-type="float" office:value="66.854705" calcext:value-type="float">
            <text:p>66.854705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DiscreteLaplace_noise_EKMPP</text:p>
          </table:table-cell>
          <table:table-cell table:formula="of:=[.B100]-[.B68]-[.B71]" office:value-type="float" office:value="3.231565" calcext:value-type="float">
            <text:p>3.231565</text:p>
          </table:table-cell>
          <table:table-cell table:formula="of:=[.C100]-[.C68]-[.C71]" office:value-type="float" office:value="3.311597" calcext:value-type="float">
            <text:p>3.311597</text:p>
          </table:table-cell>
          <table:table-cell table:formula="of:=[.D100]-[.D68]-[.D71]" office:value-type="float" office:value="4.632772" calcext:value-type="float">
            <text:p>4.632772</text:p>
          </table:table-cell>
          <table:table-cell table:formula="of:=[.E100]-[.E68]-[.E71]" office:value-type="float" office:value="0" calcext:value-type="float">
            <text:p>0</text:p>
          </table:table-cell>
          <table:table-cell table:formula="of:=[.F100]-[.F68]-[.F71]" office:value-type="float" office:value="76.939301" calcext:value-type="float">
            <text:p>76.939301</text:p>
          </table:table-cell>
          <table:table-cell table:formula="of:=[.G100]-[.G68]-[.G71]" office:value-type="float" office:value="88.736637" calcext:value-type="float">
            <text:p>88.736637</text:p>
          </table:table-cell>
          <table:table-cell table:formula="of:=[.H100]-[.H68]-[.H71]" office:value-type="float" office:value="97.221527" calcext:value-type="float">
            <text:p>97.221527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DiscreteLaplace_Google</text:p>
          </table:table-cell>
          <table:table-cell table:number-columns-repeated="8"/>
          <table:table-cell office:value-type="string" calcext:value-type="string">
            <text:p>memory sw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SymmBino_Google</text:p>
          </table:table-cell>
          <table:table-cell table:formula="of:=[.B112]-[.B68]-[.B70]" office:value-type="float" office:value="18915.598887" calcext:value-type="float">
            <text:p>18915.598887</text:p>
          </table:table-cell>
          <table:table-cell table:formula="of:=[.C112]-[.C68]-[.C70]" office:value-type="float" office:value="15412.445114" calcext:value-type="float">
            <text:p>15412.445114</text:p>
          </table:table-cell>
          <table:table-cell table:formula="of:=[.D112]-[.D68]-[.D70]" office:value-type="float" office:value="26928.507337" calcext:value-type="float">
            <text:p>26928.507337</text:p>
          </table:table-cell>
          <table:table-cell table:formula="of:=[.E112]-[.E68]-[.E70]" office:value-type="float" office:value="0" calcext:value-type="float">
            <text:p>0</text:p>
          </table:table-cell>
          <table:table-cell table:formula="of:=[.F112]-[.F68]-[.F70]" office:value-type="float" office:value="394237.170898" calcext:value-type="float">
            <text:p>394237.170898</text:p>
          </table:table-cell>
          <table:table-cell table:formula="of:=[.G112]-[.G68]-[.G70]" office:value-type="float" office:value="435113.804633" calcext:value-type="float">
            <text:p>435113.804633</text:p>
          </table:table-cell>
          <table:table-cell table:formula="of:=[.H112]-[.H68]-[.H70]" office:value-type="float" office:value="470800.285041" calcext:value-type="float">
            <text:p>470800.285041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xDiscreteLaplace_noise_CKS</text:p>
          </table:table-cell>
          <table:table-cell table:formula="of:=[.B104]-[.B3]" office:value-type="float" office:value="60749.186" calcext:value-type="float">
            <text:p>60749.186</text:p>
          </table:table-cell>
          <table:table-cell table:formula="of:=[.C104]-[.C3]" office:value-type="float" office:value="62514.241" calcext:value-type="float">
            <text:p>62514.241</text:p>
          </table:table-cell>
          <table:table-cell table:formula="of:=[.D104]-[.D3]" office:value-type="float" office:value="144033.657" calcext:value-type="float">
            <text:p>144033.657</text:p>
          </table:table-cell>
          <table:table-cell table:formula="of:=[.E104]-[.E3]" office:value-type="float" office:value="0" calcext:value-type="float">
            <text:p>0</text:p>
          </table:table-cell>
          <table:table-cell table:formula="of:=[.F104]-[.F3]" office:value-type="float" office:value="891973.33" calcext:value-type="float">
            <text:p>891973.33</text:p>
          </table:table-cell>
          <table:table-cell table:formula="of:=[.G104]-[.G3]" office:value-type="float" office:value="946045.705" calcext:value-type="float">
            <text:p>946045.705</text:p>
          </table:table-cell>
          <table:table-cell table:formula="of:=[.H104]-[.H3]" office:value-type="float" office:value="1039124.581" calcext:value-type="float">
            <text:p>1039124.581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DiscreteLaplace_noise_CKS</text:p>
          </table:table-cell>
          <table:table-cell table:formula="of:=[.B105]-[.B68]-[.B70]" office:value-type="float" office:value="48873.705887" calcext:value-type="float">
            <text:p>48873.705887</text:p>
          </table:table-cell>
          <table:table-cell table:formula="of:=[.C105]-[.C68]-[.C70]" office:value-type="float" office:value="49235.847114" calcext:value-type="float">
            <text:p>49235.847114</text:p>
          </table:table-cell>
          <table:table-cell table:formula="of:=[.D105]-[.D68]-[.D70]" office:value-type="float" office:value="105649.882337" calcext:value-type="float">
            <text:p>105649.882337</text:p>
          </table:table-cell>
          <table:table-cell table:formula="of:=[.E105]-[.E68]-[.E70]" office:value-type="float" office:value="0" calcext:value-type="float">
            <text:p>0</text:p>
          </table:table-cell>
          <table:table-cell table:formula="of:=[.F105]-[.F68]-[.F70]" office:value-type="float" office:value="729991.368898" calcext:value-type="float">
            <text:p>729991.368898</text:p>
          </table:table-cell>
          <table:table-cell table:formula="of:=[.G105]-[.G68]-[.G70]" office:value-type="float" office:value="782536.710633" calcext:value-type="float">
            <text:p>782536.710633</text:p>
          </table:table-cell>
          <table:table-cell table:formula="of:=[.H105]-[.H68]-[.H70]" office:value-type="float" office:value="861678.052041" calcext:value-type="float">
            <text:p>861678.052041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xDiscreteGaussian_noise_CKS_with_DiscreteLaplaceEKMPP</text:p>
          </table:table-cell>
          <table:table-cell table:formula="of:=[.B106]-[.B16]-[.B18]" office:value-type="float" office:value="614.18814" calcext:value-type="float">
            <text:p>614.18814</text:p>
          </table:table-cell>
          <table:table-cell table:formula="of:=[.C106]-[.C16]-[.C18]" office:value-type="float" office:value="701.750535" calcext:value-type="float">
            <text:p>701.750535</text:p>
          </table:table-cell>
          <table:table-cell table:formula="of:=[.D106]-[.D16]-[.D18]" office:value-type="string" office:string-value="" calcext:value-type="error">
            <text:p>#VALUE!</text:p>
          </table:table-cell>
          <table:table-cell table:formula="of:=[.E106]-[.E16]-[.E18]" office:value-type="float" office:value="0" calcext:value-type="float">
            <text:p>0</text:p>
          </table:table-cell>
          <table:table-cell table:formula="of:=[.F106]-[.F16]-[.F18]" office:value-type="float" office:value="7386.967269" calcext:value-type="float">
            <text:p>7386.967269</text:p>
          </table:table-cell>
          <table:table-cell table:formula="of:=[.G106]-[.G16]-[.G18]" office:value-type="float" office:value="8270.317027" calcext:value-type="float">
            <text:p>8270.317027</text:p>
          </table:table-cell>
          <table:table-cell table:formula="of:=[.H106]-[.H16]-[.H18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DiscreteGaussian_noise_CKS_with_DiscreteLaplaceEKMPP</text:p>
          </table:table-cell>
          <table:table-cell table:formula="of:=[.B107]-[.B68]-[.B70]" office:value-type="float" office:value="304.961287" calcext:value-type="float">
            <text:p>304.961287</text:p>
          </table:table-cell>
          <table:table-cell table:formula="of:=[.C107]-[.C68]-[.C70]" office:value-type="float" office:value="302.501214" calcext:value-type="float">
            <text:p>302.501214</text:p>
          </table:table-cell>
          <table:table-cell table:formula="of:=[.D107]-[.D68]-[.D70]" office:value-type="string" office:string-value="" calcext:value-type="error">
            <text:p>#VALUE!</text:p>
          </table:table-cell>
          <table:table-cell table:formula="of:=[.E107]-[.E68]-[.E70]" office:value-type="float" office:value="0" calcext:value-type="float">
            <text:p>0</text:p>
          </table:table-cell>
          <table:table-cell table:formula="of:=[.F107]-[.F68]-[.F70]" office:value-type="float" office:value="6312.681578" calcext:value-type="float">
            <text:p>6312.681578</text:p>
          </table:table-cell>
          <table:table-cell table:formula="of:=[.G107]-[.G68]-[.G70]" office:value-type="float" office:value="7316.949653" calcext:value-type="float">
            <text:p>7316.949653</text:p>
          </table:table-cell>
          <table:table-cell table:formula="of:=[.H107]-[.H68]-[.H70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xDiscreteGaussian_noise_CKS</text:p>
          </table:table-cell>
          <table:table-cell table:formula="of:=[.B124]/10*4+[.B48]+[.B49]+[.B50]+[.B54]" office:value-type="float" office:value="28159.0724" calcext:value-type="float">
            <text:p>28159.0724</text:p>
          </table:table-cell>
          <table:table-cell table:formula="of:=[.C124]/10*4+[.C48]+[.C49]+[.C50]+[.C54]" office:value-type="float" office:value="29575.9404" calcext:value-type="float">
            <text:p>29575.9404</text:p>
          </table:table-cell>
          <table:table-cell/>
          <table:table-cell table:formula="of:=[.E124]/10*4+[.E48]+[.E49]+[.E50]+[.E54]" office:value-type="float" office:value="0" calcext:value-type="float">
            <text:p>0</text:p>
          </table:table-cell>
          <table:table-cell table:formula="of:=[.F124]/10*4+[.F48]+[.F49]+[.F50]+[.F54]" office:value-type="float" office:value="562198.239" calcext:value-type="float">
            <text:p>562198.239</text:p>
          </table:table-cell>
          <table:table-cell table:formula="of:=[.G124]/10*4+[.G48]+[.G49]+[.G50]+[.G54]" office:value-type="float" office:value="617524.266" calcext:value-type="float">
            <text:p>617524.266</text:p>
          </table:table-cell>
          <table:table-cell table:number-columns-repeated="2"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DiscreteGaussian_noise_CKS</text:p>
          </table:table-cell>
          <table:table-cell table:formula="of:=[.B125]/10*4+[.B49]+[.B50]+[.B51]+[.B55]" office:value-type="float" office:value="24906.6733548" calcext:value-type="float">
            <text:p>24906.6733548</text:p>
          </table:table-cell>
          <table:table-cell table:formula="of:=[.C125]/10*4+[.C49]+[.C50]+[.C51]+[.C55]" office:value-type="float" office:value="26350.6648456" calcext:value-type="float">
            <text:p>26350.6648456</text:p>
          </table:table-cell>
          <table:table-cell/>
          <table:table-cell table:formula="of:=[.E125]/10*4+[.E49]+[.E50]+[.E51]+[.E55]" office:value-type="float" office:value="0" calcext:value-type="float">
            <text:p>0</text:p>
          </table:table-cell>
          <table:table-cell table:formula="of:=[.F125]/10*4+[.F49]+[.F50]+[.F51]+[.F55]" office:value-type="float" office:value="526837.8535592" calcext:value-type="float">
            <text:p>526837.8535592</text:p>
          </table:table-cell>
          <table:table-cell table:formula="of:=[.G125]/10*4+[.G49]+[.G50]+[.G51]+[.G55]" office:value-type="float" office:value="588904.1732532" calcext:value-type="float">
            <text:p>588904.1732532</text:p>
          </table:table-cell>
          <table:table-cell table:number-columns-repeated="2"/>
          <table:table-cell office:value-type="string" calcext:value-type="string">
            <text:p>need test</text:p>
          </table:table-cell>
          <table:table-cell table:style-name="ce9" table:number-columns-repeated="6"/>
        </table:table-row>
      </table:table>
      <table:table table:name="Sheet2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2">
          <table:table-cell table:number-columns-repeated="4"/>
          <table:table-cell office:value-type="string" calcext:value-type="string">
            <text:p>Benchmark部分</text:p>
          </table:table-cell>
          <table:table-cell office:value-type="string" calcext:value-type="string">
            <text:p>MPC部分</text:p>
          </table:table-cell>
          <table:table-cell office:value-type="string" calcext:value-type="string">
            <text:p>Appendix部分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TODO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如何扩展MOTION,支持mask-and-open, share bits, square bits…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两种right-shift的比较,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1" office:value-type="string" calcext:value-type="string">
            <text:p>Fixed-point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agm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polynomial_eval主要的overhead</text:p>
          </table:table-cell>
          <table:table-cell table:number-columns-repeated="2"/>
          <table:table-cell office:value-type="string" calcext:value-type="string">
            <text:p>解释exp2如何approximate,拆分成两部分,精度问题</text:p>
          </table:table-cell>
          <table:table-cell table:number-columns-repeated="2"/>
          <table:table-cell office:value-type="string" calcext:value-type="string">
            <text:p>测量优化后的circuit</text:p>
          </table:table-cell>
        </table:table-row>
        <table:table-row table:style-name="ro2">
          <table:table-cell/>
          <table:table-cell office:value-type="string" calcext:value-type="string">
            <text:p>log2</text:p>
          </table:table-cell>
          <table:table-cell office:value-type="string" calcext:value-type="string">
            <text:p>polynomial_eval, norm主要的overhead,</text:p>
          </table:table-cell>
          <table:table-cell table:number-columns-repeated="2"/>
          <table:table-cell office:value-type="string" calcext:value-type="string">
            <text:p>解释log2如何approximate,拆分成两部分,精度问题</text:p>
          </table:table-cell>
          <table:table-cell/>
          <table:table-cell table:style-name="ce12" office:value-type="string" calcext:value-type="string">
            <text:p>重新估算测量数据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exp2为注意overhead</text:p>
          </table:table-cell>
          <table:table-cell table:number-columns-repeated="4"/>
          <table:table-cell table:style-name="ce13"/>
          <table:table-cell/>
        </table:table-row>
        <table:table-row table:style-name="ro2">
          <table:table-cell/>
          <table:table-cell office:value-type="string" calcext:value-type="string">
            <text:p>log</text:p>
          </table:table-cell>
          <table:table-cell office:value-type="string" calcext:value-type="string">
            <text:p>log2为注意overhead</text:p>
          </table:table-cell>
          <table:table-cell table:number-columns-repeated="4"/>
          <table:table-cell table:style-name="ce13"/>
          <table:table-cell/>
        </table:table-row>
        <table:table-row table:style-name="ro2">
          <table:table-cell/>
          <table:table-cell office:value-type="string" calcext:value-type="string">
            <text:p>sqrt</text:p>
          </table:table-cell>
          <table:table-cell office:value-type="string" calcext:value-type="string">
            <text:p>polynomial_eval, norm主要的overhead,</text:p>
          </table:table-cell>
          <table:table-cell table:number-columns-repeated="2"/>
          <table:table-cell office:value-type="string" calcext:value-type="string">
            <text:p>解释sqrt2如何approximate,拆分成两部分,两种估算方式,精度问题</text:p>
          </table:table-cell>
          <table:table-cell/>
          <table:table-cell table:style-name="ce12" office:value-type="string" calcext:value-type="string">
            <text:p>重新估算测量数据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il</text:p>
          </table:table-cell>
          <table:table-cell table:number-columns-repeated="3"/>
          <table:table-cell office:value-type="string" calcext:value-type="string">
            <text:p>解释基本原理</text:p>
          </table:table-cell>
          <table:table-cell office:value-type="string" calcext:value-type="string">
            <text:p>补充protoc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o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x2int</text:p>
          </table:table-cell>
          <table:table-cell table:number-columns-repeated="3"/>
          <table:table-cell office:value-type="string" calcext:value-type="string">
            <text:p>round to nearest integer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1" office:value-type="string" calcext:value-type="string">
            <text:p>Floating-point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agmw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选择了不同的circuit, ABY, CBMC生成softflo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b</text:p>
          </table:table-cell>
          <table:table-cell table:number-columns-repeated="3"/>
          <table:table-cell office:value-type="string" calcext:value-type="string">
            <text:p>选择了不同的circuit, ABY, CBMC生成softflo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trunc</text:p>
          </table:table-cell>
          <table:table-cell/>
          <table:table-cell office:value-type="string" calcext:value-type="string">
            <text:p>选择了不同的circuit, ABY, CBMC生成softflo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sdiv,trunc</text:p>
          </table:table-cell>
          <table:table-cell/>
          <table:table-cell office:value-type="string" calcext:value-type="string">
            <text:p>选择了不同的circuit, ABY, CBMC生成softflo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xp2</text:p>
          </table:table-cell>
          <table:table-cell/>
          <table:table-cell office:value-type="string" calcext:value-type="string">
            <text:p>mul为主要的overhead, 使用log2技巧,提升不明显,MOTION 不支持 parallel</text:p>
          </table:table-cell>
          <table:table-cell table:number-columns-repeated="3"/>
          <table:table-cell table:style-name="ce12" office:value-type="string" calcext:value-type="string">
            <text:p>使用musl library生成circu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g2</text:p>
          </table:table-cell>
          <table:table-cell/>
          <table:table-cell office:value-type="string" calcext:value-type="string">
            <text:p>Mul,add为主要的overhead, MOTION 不支持 parallel</text:p>
          </table:table-cell>
          <table:table-cell table:number-columns-repeated="3"/>
          <table:table-cell table:style-name="ce12" office:value-type="string" calcext:value-type="string">
            <text:p>使用musl library生成circu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p</text:p>
          </table:table-cell>
          <table:table-cell table:number-columns-repeated="3"/>
          <table:table-cell office:value-type="string" calcext:value-type="string">
            <text:p>使用exp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</text:p>
          </table:table-cell>
          <table:table-cell table:number-columns-repeated="3"/>
          <table:table-cell office:value-type="string" calcext:value-type="string">
            <text:p>使用log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qrt</text:p>
          </table:table-cell>
          <table:table-cell/>
          <table:table-cell office:value-type="string" calcext:value-type="string">
            <text:p>Mul,add为主要的overhead, MOTION 不支持 parall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e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x2int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1" office:value-type="string" calcext:value-type="string">
            <text:p>BGMW</text:p>
          </table:table-cell>
          <table:table-cell/>
          <table:table-cell office:value-type="string" calcext:value-type="string">
            <text:p>Floating-point circuit</text:p>
          </table:table-cell>
          <table:table-cell office:value-type="string" calcext:value-type="string">
            <text:p>fixed-point circu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g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qr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2i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x2i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2f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2fx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BGMW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1T12:49:00.718000000</dc:date>
    <meta:editing-duration>PT18H47M2S</meta:editing-duration>
    <meta:editing-cycles>61</meta:editing-cycles>
    <meta:generator>LibreOffice/7.3.4.2$Windows_X86_64 LibreOffice_project/728fec16bd5f605073805c3c9e7c4212a0120dc5</meta:generator>
    <meta:document-statistic meta:table-count="2" meta:cell-count="1249" meta:object-count="0"/>
  </office:meta>
</office:document-meta>
</file>